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een_s7" table:style-name="ta1">
        <table:shapes>
          <draw:frame draw:z-index="0" draw:style-name="gr1" draw:text-style-name="P1" svg:width="18.1984in" svg:height="8.4811in" svg:x="11.9067in" svg:y="0in">
            <draw:object draw:notify-on-update-of-ranges="saleen_s7.E1:saleen_s7.E270 saleen_s7.F1:saleen_s7.F2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457in" svg:height="8.2941in" svg:x="9.5394in" svg:y="23.1087in">
            <draw:object draw:notify-on-update-of-ranges="saleen_s7.E188:saleen_s7.E195 saleen_s7.F188:saleen_s7.F1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float" office:value="0.40166" calcext:value-type="float">
            <text:p>0.40166</text:p>
          </table:table-cell>
          <table:table-cell office:value-type="float" office:value="0.29358" calcext:value-type="float">
            <text:p>0.29358</text:p>
          </table:table-cell>
        </table:table-row>
        <table:table-row table:style-name="ro1">
          <table:table-cell table:number-columns-repeated="4"/>
          <table:table-cell office:value-type="float" office:value="0.41932" calcext:value-type="float">
            <text:p>0.41932</text:p>
          </table:table-cell>
          <table:table-cell office:value-type="float" office:value="0.31434" calcext:value-type="float">
            <text:p>0.31434</text:p>
          </table:table-cell>
        </table:table-row>
        <table:table-row table:style-name="ro1">
          <table:table-cell table:number-columns-repeated="4"/>
          <table:table-cell office:value-type="float" office:value="0.42326" calcext:value-type="float">
            <text:p>0.42326</text:p>
          </table:table-cell>
          <table:table-cell office:value-type="float" office:value="0.31901" calcext:value-type="float">
            <text:p>0.31901</text:p>
          </table:table-cell>
        </table:table-row>
        <table:table-row table:style-name="ro1">
          <table:table-cell table:number-columns-repeated="4"/>
          <table:table-cell office:value-type="float" office:value="0.441" calcext:value-type="float">
            <text:p>0.441</text:p>
          </table:table-cell>
          <table:table-cell office:value-type="float" office:value="0.32403" calcext:value-type="float">
            <text:p>0.32403</text:p>
          </table:table-cell>
        </table:table-row>
        <table:table-row table:style-name="ro1">
          <table:table-cell table:number-columns-repeated="4"/>
          <table:table-cell office:value-type="float" office:value="0.51402" calcext:value-type="float">
            <text:p>0.51402</text:p>
          </table:table-cell>
          <table:table-cell office:value-type="float" office:value="0.34478" calcext:value-type="float">
            <text:p>0.34478</text:p>
          </table:table-cell>
        </table:table-row>
        <table:table-row table:style-name="ro1">
          <table:table-cell table:number-columns-repeated="4"/>
          <table:table-cell office:value-type="float" office:value="0.77264" calcext:value-type="float">
            <text:p>0.77264</text:p>
          </table:table-cell>
          <table:table-cell office:value-type="float" office:value="0.34719" calcext:value-type="float">
            <text:p>0.34719</text:p>
          </table:table-cell>
        </table:table-row>
        <table:table-row table:style-name="ro1">
          <table:table-cell table:number-columns-repeated="4"/>
          <table:table-cell office:value-type="float" office:value="0.83664" calcext:value-type="float">
            <text:p>0.83664</text:p>
          </table:table-cell>
          <table:table-cell office:value-type="float" office:value="0.34765" calcext:value-type="float">
            <text:p>0.34765</text:p>
          </table:table-cell>
        </table:table-row>
        <table:table-row table:style-name="ro1">
          <table:table-cell table:number-columns-repeated="4"/>
          <table:table-cell office:value-type="float" office:value="0.82224" calcext:value-type="float">
            <text:p>0.82224</text:p>
          </table:table-cell>
          <table:table-cell office:value-type="float" office:value="0.40072" calcext:value-type="float">
            <text:p>0.40072</text:p>
          </table:table-cell>
        </table:table-row>
        <table:table-row table:style-name="ro1">
          <table:table-cell table:number-columns-repeated="4"/>
          <table:table-cell office:value-type="float" office:value="0.707" calcext:value-type="float">
            <text:p>0.707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table:number-columns-repeated="4"/>
          <table:table-cell office:value-type="float" office:value="0.70704" calcext:value-type="float">
            <text:p>0.70704</text:p>
          </table:table-cell>
          <table:table-cell office:value-type="float" office:value="0.85773" calcext:value-type="float">
            <text:p>0.85773</text:p>
          </table:table-cell>
        </table:table-row>
        <table:table-row table:style-name="ro1">
          <table:table-cell table:number-columns-repeated="4"/>
          <table:table-cell office:value-type="float" office:value="0.6763" calcext:value-type="float">
            <text:p>0.6763</text:p>
          </table:table-cell>
          <table:table-cell office:value-type="float" office:value="0.8576" calcext:value-type="float">
            <text:p>0.8576</text:p>
          </table:table-cell>
        </table:table-row>
        <table:table-row table:style-name="ro1">
          <table:table-cell table:number-columns-repeated="4"/>
          <table:table-cell office:value-type="float" office:value="0.49953" calcext:value-type="float">
            <text:p>0.49953</text:p>
          </table:table-cell>
          <table:table-cell office:value-type="float" office:value="0.85828" calcext:value-type="float">
            <text:p>0.85828</text:p>
          </table:table-cell>
        </table:table-row>
        <table:table-row table:style-name="ro1">
          <table:table-cell table:number-columns-repeated="4"/>
          <table:table-cell office:value-type="float" office:value="0.50055" calcext:value-type="float">
            <text:p>0.50055</text:p>
          </table:table-cell>
          <table:table-cell office:value-type="float" office:value="0.8576" calcext:value-type="float">
            <text:p>0.8576</text:p>
          </table:table-cell>
        </table:table-row>
        <table:table-row table:style-name="ro1">
          <table:table-cell table:number-columns-repeated="4"/>
          <table:table-cell office:value-type="float" office:value="0.49377" calcext:value-type="float">
            <text:p>0.49377</text:p>
          </table:table-cell>
          <table:table-cell office:value-type="float" office:value="0.86167" calcext:value-type="float">
            <text:p>0.86167</text:p>
          </table:table-cell>
        </table:table-row>
        <table:table-row table:style-name="ro1">
          <table:table-cell table:number-columns-repeated="4"/>
          <table:table-cell office:value-type="float" office:value="0.48818" calcext:value-type="float">
            <text:p>0.48818</text:p>
          </table:table-cell>
          <table:table-cell office:value-type="float" office:value="0.86624" calcext:value-type="float">
            <text:p>0.86624</text:p>
          </table:table-cell>
        </table:table-row>
        <table:table-row table:style-name="ro1">
          <table:table-cell table:number-columns-repeated="4"/>
          <table:table-cell office:value-type="float" office:value="0.48717" calcext:value-type="float">
            <text:p>0.48717</text:p>
          </table:table-cell>
          <table:table-cell office:value-type="float" office:value="0.86701" calcext:value-type="float">
            <text:p>0.86701</text:p>
          </table:table-cell>
        </table:table-row>
        <table:table-row table:style-name="ro1">
          <table:table-cell table:number-columns-repeated="4"/>
          <table:table-cell office:value-type="float" office:value="0.46786" calcext:value-type="float">
            <text:p>0.46786</text:p>
          </table:table-cell>
          <table:table-cell office:value-type="float" office:value="0.92223" calcext:value-type="float">
            <text:p>0.92223</text:p>
          </table:table-cell>
        </table:table-row>
        <table:table-row table:style-name="ro1">
          <table:table-cell table:number-columns-repeated="4"/>
          <table:table-cell office:value-type="float" office:value="0.46418" calcext:value-type="float">
            <text:p>0.46418</text:p>
          </table:table-cell>
          <table:table-cell office:value-type="float" office:value="0.93331" calcext:value-type="float">
            <text:p>0.93331</text:p>
          </table:table-cell>
        </table:table-row>
        <table:table-row table:style-name="ro1">
          <table:table-cell table:number-columns-repeated="4"/>
          <table:table-cell office:value-type="float" office:value="0.45653" calcext:value-type="float">
            <text:p>0.45653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1">
          <table:table-cell table:number-columns-repeated="4"/>
          <table:table-cell office:value-type="float" office:value="0.45773" calcext:value-type="float">
            <text:p>0.45773</text:p>
          </table:table-cell>
          <table:table-cell office:value-type="float" office:value="1.0587" calcext:value-type="float">
            <text:p>1.0587</text:p>
          </table:table-cell>
        </table:table-row>
        <table:table-row table:style-name="ro1">
          <table:table-cell table:number-columns-repeated="4"/>
          <table:table-cell office:value-type="float" office:value="0.45874" calcext:value-type="float">
            <text:p>0.45874</text:p>
          </table:table-cell>
          <table:table-cell office:value-type="float" office:value="1.0934" calcext:value-type="float">
            <text:p>1.0934</text:p>
          </table:table-cell>
        </table:table-row>
        <table:table-row table:style-name="ro1">
          <table:table-cell table:number-columns-repeated="4"/>
          <table:table-cell office:value-type="float" office:value="0.47116" calcext:value-type="float">
            <text:p>0.47116</text:p>
          </table:table-cell>
          <table:table-cell office:value-type="float" office:value="1.1626" calcext:value-type="float">
            <text:p>1.1626</text:p>
          </table:table-cell>
        </table:table-row>
        <table:table-row table:style-name="ro1">
          <table:table-cell table:number-columns-repeated="4"/>
          <table:table-cell office:value-type="float" office:value="0.47644" calcext:value-type="float">
            <text:p>0.47644</text:p>
          </table:table-cell>
          <table:table-cell office:value-type="float" office:value="1.1713" calcext:value-type="float">
            <text:p>1.1713</text:p>
          </table:table-cell>
        </table:table-row>
        <table:table-row table:style-name="ro1">
          <table:table-cell table:number-columns-repeated="4"/>
          <table:table-cell office:value-type="float" office:value="0.47733" calcext:value-type="float">
            <text:p>0.47733</text:p>
          </table:table-cell>
          <table:table-cell office:value-type="float" office:value="1.1728" calcext:value-type="float">
            <text:p>1.1728</text:p>
          </table:table-cell>
        </table:table-row>
        <table:table-row table:style-name="ro1">
          <table:table-cell table:number-columns-repeated="4"/>
          <table:table-cell office:value-type="float" office:value="0.4838" calcext:value-type="float">
            <text:p>0.4838</text:p>
          </table:table-cell>
          <table:table-cell office:value-type="float" office:value="1.1815" calcext:value-type="float">
            <text:p>1.1815</text:p>
          </table:table-cell>
        </table:table-row>
        <table:table-row table:style-name="ro1">
          <table:table-cell table:number-columns-repeated="4"/>
          <table:table-cell office:value-type="float" office:value="0.48496" calcext:value-type="float">
            <text:p>0.48496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table:number-columns-repeated="4"/>
          <table:table-cell office:value-type="float" office:value="0.52595" calcext:value-type="float">
            <text:p>0.52595</text:p>
          </table:table-cell>
          <table:table-cell office:value-type="float" office:value="1.2349" calcext:value-type="float">
            <text:p>1.2349</text:p>
          </table:table-cell>
        </table:table-row>
        <table:table-row table:style-name="ro1">
          <table:table-cell table:number-columns-repeated="4"/>
          <table:table-cell office:value-type="float" office:value="0.53313" calcext:value-type="float">
            <text:p>0.53313</text:p>
          </table:table-cell>
          <table:table-cell office:value-type="float" office:value="1.244" calcext:value-type="float">
            <text:p>1.244</text:p>
          </table:table-cell>
        </table:table-row>
        <table:table-row table:style-name="ro1">
          <table:table-cell table:number-columns-repeated="4"/>
          <table:table-cell office:value-type="float" office:value="0.61642" calcext:value-type="float">
            <text:p>0.61642</text:p>
          </table:table-cell>
          <table:table-cell office:value-type="float" office:value="1.2895" calcext:value-type="float">
            <text:p>1.2895</text:p>
          </table:table-cell>
        </table:table-row>
        <table:table-row table:style-name="ro1">
          <table:table-cell table:number-columns-repeated="4"/>
          <table:table-cell office:value-type="float" office:value="0.7364" calcext:value-type="float">
            <text:p>0.7364</text:p>
          </table:table-cell>
          <table:table-cell office:value-type="float" office:value="1.3576" calcext:value-type="float">
            <text:p>1.3576</text:p>
          </table:table-cell>
        </table:table-row>
        <table:table-row table:style-name="ro1">
          <table:table-cell table:number-columns-repeated="4"/>
          <table:table-cell office:value-type="float" office:value="0.73748" calcext:value-type="float">
            <text:p>0.73748</text:p>
          </table:table-cell>
          <table:table-cell office:value-type="float" office:value="1.3556" calcext:value-type="float">
            <text:p>1.3556</text:p>
          </table:table-cell>
        </table:table-row>
        <table:table-row table:style-name="ro1">
          <table:table-cell table:number-columns-repeated="4"/>
          <table:table-cell office:value-type="float" office:value="0.79389" calcext:value-type="float">
            <text:p>0.79389</text:p>
          </table:table-cell>
          <table:table-cell office:value-type="float" office:value="1.4072" calcext:value-type="float">
            <text:p>1.4072</text:p>
          </table:table-cell>
        </table:table-row>
        <table:table-row table:style-name="ro1">
          <table:table-cell table:number-columns-repeated="4"/>
          <table:table-cell office:value-type="float" office:value="0.84733" calcext:value-type="float">
            <text:p>0.84733</text:p>
          </table:table-cell>
          <table:table-cell office:value-type="float" office:value="1.4174" calcext:value-type="float">
            <text:p>1.4174</text:p>
          </table:table-cell>
        </table:table-row>
        <table:table-row table:style-name="ro1">
          <table:table-cell table:number-columns-repeated="4"/>
          <table:table-cell office:value-type="float" office:value="0.84809" calcext:value-type="float">
            <text:p>0.84809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table:number-columns-repeated="4"/>
          <table:table-cell office:value-type="float" office:value="0.87621" calcext:value-type="float">
            <text:p>0.87621</text:p>
          </table:table-cell>
          <table:table-cell office:value-type="float" office:value="1.4314" calcext:value-type="float">
            <text:p>1.4314</text:p>
          </table:table-cell>
        </table:table-row>
        <table:table-row table:style-name="ro1">
          <table:table-cell table:number-columns-repeated="4"/>
          <table:table-cell office:value-type="float" office:value="0.8776" calcext:value-type="float">
            <text:p>0.8776</text:p>
          </table:table-cell>
          <table:table-cell office:value-type="float" office:value="1.4321" calcext:value-type="float">
            <text:p>1.4321</text:p>
          </table:table-cell>
        </table:table-row>
        <table:table-row table:style-name="ro1">
          <table:table-cell table:number-columns-repeated="4"/>
          <table:table-cell office:value-type="float" office:value="0.901" calcext:value-type="float">
            <text:p>0.901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table:number-columns-repeated="4"/>
          <table:table-cell office:value-type="float" office:value="0.93822" calcext:value-type="float">
            <text:p>0.93822</text:p>
          </table:table-cell>
          <table:table-cell office:value-type="float" office:value="1.4654" calcext:value-type="float">
            <text:p>1.4654</text:p>
          </table:table-cell>
        </table:table-row>
        <table:table-row table:style-name="ro1">
          <table:table-cell table:number-columns-repeated="4"/>
          <table:table-cell office:value-type="float" office:value="0.94" calcext:value-type="float">
            <text:p>0.94</text:p>
          </table:table-cell>
          <table:table-cell office:value-type="float" office:value="1.4663" calcext:value-type="float">
            <text:p>1.4663</text:p>
          </table:table-cell>
        </table:table-row>
        <table:table-row table:style-name="ro1">
          <table:table-cell table:number-columns-repeated="4"/>
          <table:table-cell office:value-type="float" office:value="0.94924" calcext:value-type="float">
            <text:p>0.94924</text:p>
          </table:table-cell>
          <table:table-cell office:value-type="float" office:value="1.4711" calcext:value-type="float">
            <text:p>1.4711</text:p>
          </table:table-cell>
        </table:table-row>
        <table:table-row table:style-name="ro1">
          <table:table-cell table:number-columns-repeated="4"/>
          <table:table-cell office:value-type="float" office:value="1.0582" calcext:value-type="float">
            <text:p>1.0582</text:p>
          </table:table-cell>
          <table:table-cell office:value-type="float" office:value="1.5228" calcext:value-type="float">
            <text:p>1.5228</text:p>
          </table:table-cell>
        </table:table-row>
        <table:table-row table:style-name="ro1">
          <table:table-cell table:number-columns-repeated="4"/>
          <table:table-cell office:value-type="float" office:value="1.5398" calcext:value-type="float">
            <text:p>1.5398</text:p>
          </table:table-cell>
          <table:table-cell office:value-type="float" office:value="1.7527" calcext:value-type="float">
            <text:p>1.7527</text:p>
          </table:table-cell>
        </table:table-row>
        <table:table-row table:style-name="ro1">
          <table:table-cell table:number-columns-repeated="4"/>
          <table:table-cell office:value-type="float" office:value="1.6316" calcext:value-type="float">
            <text:p>1.6316</text:p>
          </table:table-cell>
          <table:table-cell office:value-type="float" office:value="1.7864" calcext:value-type="float">
            <text:p>1.7864</text:p>
          </table:table-cell>
        </table:table-row>
        <table:table-row table:style-name="ro1">
          <table:table-cell table:number-columns-repeated="4"/>
          <table:table-cell office:value-type="float" office:value="2.0613" calcext:value-type="float">
            <text:p>2.0613</text:p>
          </table:table-cell>
          <table:table-cell office:value-type="float" office:value="1.9438" calcext:value-type="float">
            <text:p>1.9438</text:p>
          </table:table-cell>
        </table:table-row>
        <table:table-row table:style-name="ro1">
          <table:table-cell table:number-columns-repeated="4"/>
          <table:table-cell office:value-type="float" office:value="2.1811" calcext:value-type="float">
            <text:p>2.1811</text:p>
          </table:table-cell>
          <table:table-cell office:value-type="float" office:value="1.9643" calcext:value-type="float">
            <text:p>1.9643</text:p>
          </table:table-cell>
        </table:table-row>
        <table:table-row table:style-name="ro1">
          <table:table-cell table:number-columns-repeated="4"/>
          <table:table-cell office:value-type="float" office:value="2.778" calcext:value-type="float">
            <text:p>2.778</text:p>
          </table:table-cell>
          <table:table-cell office:value-type="float" office:value="2.0763" calcext:value-type="float">
            <text:p>2.0763</text:p>
          </table:table-cell>
        </table:table-row>
        <table:table-row table:style-name="ro1">
          <table:table-cell table:number-columns-repeated="4"/>
          <table:table-cell office:value-type="float" office:value="2.8329" calcext:value-type="float">
            <text:p>2.8329</text:p>
          </table:table-cell>
          <table:table-cell office:value-type="float" office:value="2.0827" calcext:value-type="float">
            <text:p>2.0827</text:p>
          </table:table-cell>
        </table:table-row>
        <table:table-row table:style-name="ro1">
          <table:table-cell table:number-columns-repeated="4"/>
          <table:table-cell office:value-type="float" office:value="3.1079" calcext:value-type="float">
            <text:p>3.1079</text:p>
          </table:table-cell>
          <table:table-cell office:value-type="float" office:value="2.1023" calcext:value-type="float">
            <text:p>2.1023</text:p>
          </table:table-cell>
        </table:table-row>
        <table:table-row table:style-name="ro1">
          <table:table-cell table:number-columns-repeated="4"/>
          <table:table-cell office:value-type="float" office:value="3.3827" calcext:value-type="float">
            <text:p>3.3827</text:p>
          </table:table-cell>
          <table:table-cell office:value-type="float" office:value="2.1219" calcext:value-type="float">
            <text:p>2.1219</text:p>
          </table:table-cell>
        </table:table-row>
        <table:table-row table:style-name="ro1">
          <table:table-cell table:number-columns-repeated="4"/>
          <table:table-cell office:value-type="float" office:value="3.4372" calcext:value-type="float">
            <text:p>3.4372</text:p>
          </table:table-cell>
          <table:table-cell office:value-type="float" office:value="2.1259" calcext:value-type="float">
            <text:p>2.1259</text:p>
          </table:table-cell>
        </table:table-row>
        <table:table-row table:style-name="ro1">
          <table:table-cell table:number-columns-repeated="4"/>
          <table:table-cell office:value-type="float" office:value="3.4651" calcext:value-type="float">
            <text:p>3.4651</text:p>
          </table:table-cell>
          <table:table-cell office:value-type="float" office:value="2.2141" calcext:value-type="float">
            <text:p>2.2141</text:p>
          </table:table-cell>
        </table:table-row>
        <table:table-row table:style-name="ro1">
          <table:table-cell table:number-columns-repeated="4"/>
          <table:table-cell office:value-type="float" office:value="3.5625" calcext:value-type="float">
            <text:p>3.5625</text:p>
          </table:table-cell>
          <table:table-cell office:value-type="float" office:value="2.2722" calcext:value-type="float">
            <text:p>2.2722</text:p>
          </table:table-cell>
        </table:table-row>
        <table:table-row table:style-name="ro1">
          <table:table-cell table:number-columns-repeated="4"/>
          <table:table-cell office:value-type="float" office:value="3.5969" calcext:value-type="float">
            <text:p>3.5969</text:p>
          </table:table-cell>
          <table:table-cell office:value-type="float" office:value="2.2766" calcext:value-type="float">
            <text:p>2.2766</text:p>
          </table:table-cell>
        </table:table-row>
        <table:table-row table:style-name="ro1">
          <table:table-cell table:number-columns-repeated="4"/>
          <table:table-cell office:value-type="float" office:value="3.6275" calcext:value-type="float">
            <text:p>3.6275</text:p>
          </table:table-cell>
          <table:table-cell office:value-type="float" office:value="2.2796" calcext:value-type="float">
            <text:p>2.2796</text:p>
          </table:table-cell>
        </table:table-row>
        <table:table-row table:style-name="ro1">
          <table:table-cell table:number-columns-repeated="4"/>
          <table:table-cell office:value-type="float" office:value="3.9244" calcext:value-type="float">
            <text:p>3.9244</text:p>
          </table:table-cell>
          <table:table-cell office:value-type="float" office:value="2.308" calcext:value-type="float">
            <text:p>2.308</text:p>
          </table:table-cell>
        </table:table-row>
        <table:table-row table:style-name="ro1">
          <table:table-cell table:number-columns-repeated="4"/>
          <table:table-cell office:value-type="float" office:value="4.0184" calcext:value-type="float">
            <text:p>4.0184</text:p>
          </table:table-cell>
          <table:table-cell office:value-type="float" office:value="2.3148" calcext:value-type="float">
            <text:p>2.3148</text:p>
          </table:table-cell>
        </table:table-row>
        <table:table-row table:style-name="ro1">
          <table:table-cell table:number-columns-repeated="4"/>
          <table:table-cell office:value-type="float" office:value="4.0258" calcext:value-type="float">
            <text:p>4.0258</text:p>
          </table:table-cell>
          <table:table-cell office:value-type="float" office:value="2.3152" calcext:value-type="float">
            <text:p>2.3152</text:p>
          </table:table-cell>
        </table:table-row>
        <table:table-row table:style-name="ro1">
          <table:table-cell table:number-columns-repeated="4"/>
          <table:table-cell office:value-type="float" office:value="4.0389" calcext:value-type="float">
            <text:p>4.0389</text:p>
          </table:table-cell>
          <table:table-cell office:value-type="float" office:value="2.311" calcext:value-type="float">
            <text:p>2.311</text:p>
          </table:table-cell>
        </table:table-row>
        <table:table-row table:style-name="ro1">
          <table:table-cell table:number-columns-repeated="4"/>
          <table:table-cell office:value-type="float" office:value="4.194" calcext:value-type="float">
            <text:p>4.194</text:p>
          </table:table-cell>
          <table:table-cell office:value-type="float" office:value="2.2592" calcext:value-type="float">
            <text:p>2.2592</text:p>
          </table:table-cell>
        </table:table-row>
        <table:table-row table:style-name="ro1">
          <table:table-cell table:number-columns-repeated="4"/>
          <table:table-cell office:value-type="float" office:value="4.2069" calcext:value-type="float">
            <text:p>4.2069</text:p>
          </table:table-cell>
          <table:table-cell office:value-type="float" office:value="2.2663" calcext:value-type="float">
            <text:p>2.2663</text:p>
          </table:table-cell>
        </table:table-row>
        <table:table-row table:style-name="ro1">
          <table:table-cell table:number-columns-repeated="4"/>
          <table:table-cell office:value-type="float" office:value="4.3528" calcext:value-type="float">
            <text:p>4.3528</text:p>
          </table:table-cell>
          <table:table-cell office:value-type="float" office:value="2.3486" calcext:value-type="float">
            <text:p>2.3486</text:p>
          </table:table-cell>
        </table:table-row>
        <table:table-row table:style-name="ro1">
          <table:table-cell table:number-columns-repeated="4"/>
          <table:table-cell office:value-type="float" office:value="5.1257" calcext:value-type="float">
            <text:p>5.1257</text:p>
          </table:table-cell>
          <table:table-cell office:value-type="float" office:value="2.7526" calcext:value-type="float">
            <text:p>2.7526</text:p>
          </table:table-cell>
        </table:table-row>
        <table:table-row table:style-name="ro1">
          <table:table-cell table:number-columns-repeated="4"/>
          <table:table-cell office:value-type="float" office:value="5.1927" calcext:value-type="float">
            <text:p>5.1927</text:p>
          </table:table-cell>
          <table:table-cell office:value-type="float" office:value="2.7869" calcext:value-type="float">
            <text:p>2.7869</text:p>
          </table:table-cell>
        </table:table-row>
        <table:table-row table:style-name="ro1">
          <table:table-cell table:number-columns-repeated="4"/>
          <table:table-cell office:value-type="float" office:value="5.6925" calcext:value-type="float">
            <text:p>5.6925</text:p>
          </table:table-cell>
          <table:table-cell office:value-type="float" office:value="2.9932" calcext:value-type="float">
            <text:p>2.9932</text:p>
          </table:table-cell>
        </table:table-row>
        <table:table-row table:style-name="ro1">
          <table:table-cell table:number-columns-repeated="4"/>
          <table:table-cell office:value-type="float" office:value="5.7323" calcext:value-type="float">
            <text:p>5.7323</text:p>
          </table:table-cell>
          <table:table-cell office:value-type="float" office:value="3.0095" calcext:value-type="float">
            <text:p>3.0095</text:p>
          </table:table-cell>
        </table:table-row>
        <table:table-row table:style-name="ro1">
          <table:table-cell table:number-columns-repeated="4"/>
          <table:table-cell office:value-type="float" office:value="6.228" calcext:value-type="float">
            <text:p>6.228</text:p>
          </table:table-cell>
          <table:table-cell office:value-type="float" office:value="3.1783" calcext:value-type="float">
            <text:p>3.1783</text:p>
          </table:table-cell>
        </table:table-row>
        <table:table-row table:style-name="ro1">
          <table:table-cell table:number-columns-repeated="4"/>
          <table:table-cell office:value-type="float" office:value="6.2661" calcext:value-type="float">
            <text:p>6.2661</text:p>
          </table:table-cell>
          <table:table-cell office:value-type="float" office:value="3.1916" calcext:value-type="float">
            <text:p>3.1916</text:p>
          </table:table-cell>
        </table:table-row>
        <table:table-row table:style-name="ro1">
          <table:table-cell table:number-columns-repeated="4"/>
          <table:table-cell office:value-type="float" office:value="6.2807" calcext:value-type="float">
            <text:p>6.2807</text:p>
          </table:table-cell>
          <table:table-cell office:value-type="float" office:value="3.1953" calcext:value-type="float">
            <text:p>3.1953</text:p>
          </table:table-cell>
        </table:table-row>
        <table:table-row table:style-name="ro1">
          <table:table-cell table:number-columns-repeated="4"/>
          <table:table-cell office:value-type="float" office:value="6.5091" calcext:value-type="float">
            <text:p>6.5091</text:p>
          </table:table-cell>
          <table:table-cell office:value-type="float" office:value="3.2522" calcext:value-type="float">
            <text:p>3.2522</text:p>
          </table:table-cell>
        </table:table-row>
        <table:table-row table:style-name="ro1">
          <table:table-cell table:number-columns-repeated="4"/>
          <table:table-cell office:value-type="float" office:value="6.513" calcext:value-type="float">
            <text:p>6.513</text:p>
          </table:table-cell>
          <table:table-cell office:value-type="float" office:value="3.253" calcext:value-type="float">
            <text:p>3.253</text:p>
          </table:table-cell>
        </table:table-row>
        <table:table-row table:style-name="ro1">
          <table:table-cell table:number-columns-repeated="4"/>
          <table:table-cell office:value-type="float" office:value="6.553" calcext:value-type="float">
            <text:p>6.553</text:p>
          </table:table-cell>
          <table:table-cell office:value-type="float" office:value="3.2633" calcext:value-type="float">
            <text:p>3.2633</text:p>
          </table:table-cell>
        </table:table-row>
        <table:table-row table:style-name="ro1">
          <table:table-cell table:number-columns-repeated="4"/>
          <table:table-cell office:value-type="float" office:value="6.5696" calcext:value-type="float">
            <text:p>6.5696</text:p>
          </table:table-cell>
          <table:table-cell office:value-type="float" office:value="3.2669" calcext:value-type="float">
            <text:p>3.2669</text:p>
          </table:table-cell>
        </table:table-row>
        <table:table-row table:style-name="ro1">
          <table:table-cell table:number-columns-repeated="4"/>
          <table:table-cell office:value-type="float" office:value="6.7222" calcext:value-type="float">
            <text:p>6.7222</text:p>
          </table:table-cell>
          <table:table-cell office:value-type="float" office:value="3.2996" calcext:value-type="float">
            <text:p>3.2996</text:p>
          </table:table-cell>
        </table:table-row>
        <table:table-row table:style-name="ro1">
          <table:table-cell table:number-columns-repeated="4"/>
          <table:table-cell office:value-type="float" office:value="6.8734" calcext:value-type="float">
            <text:p>6.8734</text:p>
          </table:table-cell>
          <table:table-cell office:value-type="float" office:value="3.3035" calcext:value-type="float">
            <text:p>3.3035</text:p>
          </table:table-cell>
        </table:table-row>
        <table:table-row table:style-name="ro1">
          <table:table-cell table:number-columns-repeated="4"/>
          <table:table-cell office:value-type="float" office:value="6.8905" calcext:value-type="float">
            <text:p>6.8905</text:p>
          </table:table-cell>
          <table:table-cell office:value-type="float" office:value="3.3044" calcext:value-type="float">
            <text:p>3.3044</text:p>
          </table:table-cell>
        </table:table-row>
        <table:table-row table:style-name="ro1">
          <table:table-cell table:number-columns-repeated="4"/>
          <table:table-cell office:value-type="float" office:value="7.0407" calcext:value-type="float">
            <text:p>7.0407</text:p>
          </table:table-cell>
          <table:table-cell office:value-type="float" office:value="3.2983" calcext:value-type="float">
            <text:p>3.2983</text:p>
          </table:table-cell>
        </table:table-row>
        <table:table-row table:style-name="ro1">
          <table:table-cell table:number-columns-repeated="4"/>
          <table:table-cell office:value-type="float" office:value="7.058" calcext:value-type="float">
            <text:p>7.058</text:p>
          </table:table-cell>
          <table:table-cell office:value-type="float" office:value="3.2976" calcext:value-type="float">
            <text:p>3.2976</text:p>
          </table:table-cell>
        </table:table-row>
        <table:table-row table:style-name="ro1">
          <table:table-cell table:number-columns-repeated="4"/>
          <table:table-cell office:value-type="float" office:value="7.0858" calcext:value-type="float">
            <text:p>7.0858</text:p>
          </table:table-cell>
          <table:table-cell office:value-type="float" office:value="3.2934" calcext:value-type="float">
            <text:p>3.2934</text:p>
          </table:table-cell>
        </table:table-row>
        <table:table-row table:style-name="ro1">
          <table:table-cell table:number-columns-repeated="4"/>
          <table:table-cell office:value-type="float" office:value="7.311" calcext:value-type="float">
            <text:p>7.311</text:p>
          </table:table-cell>
          <table:table-cell office:value-type="float" office:value="3.2594" calcext:value-type="float">
            <text:p>3.2594</text:p>
          </table:table-cell>
        </table:table-row>
        <table:table-row table:style-name="ro1">
          <table:table-cell table:number-columns-repeated="4"/>
          <table:table-cell office:value-type="float" office:value="7.3685" calcext:value-type="float">
            <text:p>7.3685</text:p>
          </table:table-cell>
          <table:table-cell office:value-type="float" office:value="3.2594" calcext:value-type="float">
            <text:p>3.2594</text:p>
          </table:table-cell>
        </table:table-row>
        <table:table-row table:style-name="ro1">
          <table:table-cell table:number-columns-repeated="4"/>
          <table:table-cell office:value-type="float" office:value="7.3757" calcext:value-type="float">
            <text:p>7.3757</text:p>
          </table:table-cell>
          <table:table-cell office:value-type="float" office:value="3.2594" calcext:value-type="float">
            <text:p>3.2594</text:p>
          </table:table-cell>
        </table:table-row>
        <table:table-row table:style-name="ro1">
          <table:table-cell table:number-columns-repeated="4"/>
          <table:table-cell office:value-type="float" office:value="7.431" calcext:value-type="float">
            <text:p>7.431</text:p>
          </table:table-cell>
          <table:table-cell office:value-type="float" office:value="3.2594" calcext:value-type="float">
            <text:p>3.2594</text:p>
          </table:table-cell>
        </table:table-row>
        <table:table-row table:style-name="ro1">
          <table:table-cell table:number-columns-repeated="4"/>
          <table:table-cell office:value-type="float" office:value="7.4378" calcext:value-type="float">
            <text:p>7.4378</text:p>
          </table:table-cell>
          <table:table-cell office:value-type="float" office:value="3.2594" calcext:value-type="float">
            <text:p>3.2594</text:p>
          </table:table-cell>
        </table:table-row>
        <table:table-row table:style-name="ro1">
          <table:table-cell table:number-columns-repeated="4"/>
          <table:table-cell office:value-type="float" office:value="7.2874" calcext:value-type="float">
            <text:p>7.2874</text:p>
          </table:table-cell>
          <table:table-cell office:value-type="float" office:value="3.4134" calcext:value-type="float">
            <text:p>3.4134</text:p>
          </table:table-cell>
        </table:table-row>
        <table:table-row table:style-name="ro1">
          <table:table-cell table:number-columns-repeated="4"/>
          <table:table-cell office:value-type="float" office:value="7.2303" calcext:value-type="float">
            <text:p>7.2303</text:p>
          </table:table-cell>
          <table:table-cell office:value-type="float" office:value="3.4134" calcext:value-type="float">
            <text:p>3.4134</text:p>
          </table:table-cell>
        </table:table-row>
        <table:table-row table:style-name="ro1">
          <table:table-cell table:number-columns-repeated="4"/>
          <table:table-cell office:value-type="float" office:value="7.2252" calcext:value-type="float">
            <text:p>7.2252</text:p>
          </table:table-cell>
          <table:table-cell office:value-type="float" office:value="3.4134" calcext:value-type="float">
            <text:p>3.4134</text:p>
          </table:table-cell>
        </table:table-row>
        <table:table-row table:style-name="ro1">
          <table:table-cell table:number-columns-repeated="4"/>
          <table:table-cell office:value-type="float" office:value="7.1604" calcext:value-type="float">
            <text:p>7.1604</text:p>
          </table:table-cell>
          <table:table-cell office:value-type="float" office:value="3.4134" calcext:value-type="float">
            <text:p>3.4134</text:p>
          </table:table-cell>
        </table:table-row>
        <table:table-row table:style-name="ro1">
          <table:table-cell table:number-columns-repeated="4"/>
          <table:table-cell office:value-type="float" office:value="7.1621" calcext:value-type="float">
            <text:p>7.1621</text:p>
          </table:table-cell>
          <table:table-cell office:value-type="float" office:value="3.4148" calcext:value-type="float">
            <text:p>3.4148</text:p>
          </table:table-cell>
        </table:table-row>
        <table:table-row table:style-name="ro1">
          <table:table-cell table:number-columns-repeated="4"/>
          <table:table-cell office:value-type="float" office:value="7.1691" calcext:value-type="float">
            <text:p>7.1691</text:p>
          </table:table-cell>
          <table:table-cell office:value-type="float" office:value="3.4248" calcext:value-type="float">
            <text:p>3.4248</text:p>
          </table:table-cell>
        </table:table-row>
        <table:table-row table:style-name="ro1">
          <table:table-cell table:number-columns-repeated="4"/>
          <table:table-cell office:value-type="float" office:value="7.1832" calcext:value-type="float">
            <text:p>7.1832</text:p>
          </table:table-cell>
          <table:table-cell office:value-type="float" office:value="3.4299" calcext:value-type="float">
            <text:p>3.4299</text:p>
          </table:table-cell>
        </table:table-row>
        <table:table-row table:style-name="ro1">
          <table:table-cell table:number-columns-repeated="4"/>
          <table:table-cell office:value-type="float" office:value="7.2175" calcext:value-type="float">
            <text:p>7.2175</text:p>
          </table:table-cell>
          <table:table-cell office:value-type="float" office:value="3.4327" calcext:value-type="float">
            <text:p>3.4327</text:p>
          </table:table-cell>
        </table:table-row>
        <table:table-row table:style-name="ro1">
          <table:table-cell table:number-columns-repeated="4"/>
          <table:table-cell office:value-type="float" office:value="7.6851" calcext:value-type="float">
            <text:p>7.6851</text:p>
          </table:table-cell>
          <table:table-cell office:value-type="float" office:value="3.4694" calcext:value-type="float">
            <text:p>3.4694</text:p>
          </table:table-cell>
        </table:table-row>
        <table:table-row table:style-name="ro1">
          <table:table-cell table:number-columns-repeated="4"/>
          <table:table-cell office:value-type="float" office:value="7.7241" calcext:value-type="float">
            <text:p>7.7241</text:p>
          </table:table-cell>
          <table:table-cell office:value-type="float" office:value="3.4676" calcext:value-type="float">
            <text:p>3.4676</text:p>
          </table:table-cell>
        </table:table-row>
        <table:table-row table:style-name="ro1">
          <table:table-cell table:number-columns-repeated="4"/>
          <table:table-cell office:value-type="float" office:value="8.2545" calcext:value-type="float">
            <text:p>8.2545</text:p>
          </table:table-cell>
          <table:table-cell office:value-type="float" office:value="3.4458" calcext:value-type="float">
            <text:p>3.4458</text:p>
          </table:table-cell>
        </table:table-row>
        <table:table-row table:style-name="ro1">
          <table:table-cell table:number-columns-repeated="4"/>
          <table:table-cell office:value-type="float" office:value="8.5331" calcext:value-type="float">
            <text:p>8.533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table:number-columns-repeated="4"/>
          <table:table-cell office:value-type="float" office:value="8.541" calcext:value-type="float">
            <text:p>8.541</text:p>
          </table:table-cell>
          <table:table-cell office:value-type="float" office:value="3.4192" calcext:value-type="float">
            <text:p>3.4192</text:p>
          </table:table-cell>
        </table:table-row>
        <table:table-row table:style-name="ro1">
          <table:table-cell table:number-columns-repeated="4"/>
          <table:table-cell office:value-type="float" office:value="8.5412" calcext:value-type="float">
            <text:p>8.5412</text:p>
          </table:table-cell>
          <table:table-cell office:value-type="float" office:value="3.4192" calcext:value-type="float">
            <text:p>3.4192</text:p>
          </table:table-cell>
        </table:table-row>
        <table:table-row table:style-name="ro1">
          <table:table-cell table:number-columns-repeated="4"/>
          <table:table-cell office:value-type="float" office:value="8.5539" calcext:value-type="float">
            <text:p>8.5539</text:p>
          </table:table-cell>
          <table:table-cell office:value-type="float" office:value="3.4181" calcext:value-type="float">
            <text:p>3.4181</text:p>
          </table:table-cell>
        </table:table-row>
        <table:table-row table:style-name="ro1">
          <table:table-cell table:number-columns-repeated="4"/>
          <table:table-cell office:value-type="float" office:value="8.5543" calcext:value-type="float">
            <text:p>8.5543</text:p>
          </table:table-cell>
          <table:table-cell office:value-type="float" office:value="3.4179" calcext:value-type="float">
            <text:p>3.4179</text:p>
          </table:table-cell>
        </table:table-row>
        <table:table-row table:style-name="ro1">
          <table:table-cell table:number-columns-repeated="4"/>
          <table:table-cell office:value-type="float" office:value="8.6539" calcext:value-type="float">
            <text:p>8.6539</text:p>
          </table:table-cell>
          <table:table-cell office:value-type="float" office:value="3.4062" calcext:value-type="float">
            <text:p>3.4062</text:p>
          </table:table-cell>
        </table:table-row>
        <table:table-row table:style-name="ro1">
          <table:table-cell table:number-columns-repeated="4"/>
          <table:table-cell office:value-type="float" office:value="8.8463" calcext:value-type="float">
            <text:p>8.8463</text:p>
          </table:table-cell>
          <table:table-cell office:value-type="float" office:value="3.3836" calcext:value-type="float">
            <text:p>3.3836</text:p>
          </table:table-cell>
        </table:table-row>
        <table:table-row table:style-name="ro1">
          <table:table-cell table:number-columns-repeated="4"/>
          <table:table-cell office:value-type="float" office:value="8.8678" calcext:value-type="float">
            <text:p>8.8678</text:p>
          </table:table-cell>
          <table:table-cell office:value-type="float" office:value="3.381" calcext:value-type="float">
            <text:p>3.381</text:p>
          </table:table-cell>
        </table:table-row>
        <table:table-row table:style-name="ro1">
          <table:table-cell table:number-columns-repeated="4"/>
          <table:table-cell office:value-type="float" office:value="9.3629" calcext:value-type="float">
            <text:p>9.3629</text:p>
          </table:table-cell>
          <table:table-cell office:value-type="float" office:value="3.3186" calcext:value-type="float">
            <text:p>3.3186</text:p>
          </table:table-cell>
        </table:table-row>
        <table:table-row table:style-name="ro1">
          <table:table-cell table:number-columns-repeated="4"/>
          <table:table-cell office:value-type="float" office:value="9.3997" calcext:value-type="float">
            <text:p>9.3997</text:p>
          </table:table-cell>
          <table:table-cell office:value-type="float" office:value="3.3139" calcext:value-type="float">
            <text:p>3.3139</text:p>
          </table:table-cell>
        </table:table-row>
        <table:table-row table:style-name="ro1">
          <table:table-cell table:number-columns-repeated="4"/>
          <table:table-cell office:value-type="float" office:value="9.7184" calcext:value-type="float">
            <text:p>9.7184</text:p>
          </table:table-cell>
          <table:table-cell office:value-type="float" office:value="3.2662" calcext:value-type="float">
            <text:p>3.2662</text:p>
          </table:table-cell>
        </table:table-row>
        <table:table-row table:style-name="ro1">
          <table:table-cell table:number-columns-repeated="4"/>
          <table:table-cell office:value-type="float" office:value="9.7436" calcext:value-type="float">
            <text:p>9.7436</text:p>
          </table:table-cell>
          <table:table-cell office:value-type="float" office:value="3.2625" calcext:value-type="float">
            <text:p>3.2625</text:p>
          </table:table-cell>
        </table:table-row>
        <table:table-row table:style-name="ro1">
          <table:table-cell table:number-columns-repeated="4"/>
          <table:table-cell office:value-type="float" office:value="9.7456" calcext:value-type="float">
            <text:p>9.7456</text:p>
          </table:table-cell>
          <table:table-cell office:value-type="float" office:value="3.2621" calcext:value-type="float">
            <text:p>3.2621</text:p>
          </table:table-cell>
        </table:table-row>
        <table:table-row table:style-name="ro1">
          <table:table-cell table:number-columns-repeated="4"/>
          <table:table-cell office:value-type="float" office:value="9.8178" calcext:value-type="float">
            <text:p>9.8178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table:number-columns-repeated="4"/>
          <table:table-cell office:value-type="float" office:value="9.8207" calcext:value-type="float">
            <text:p>9.8207</text:p>
          </table:table-cell>
          <table:table-cell office:value-type="float" office:value="3.2496" calcext:value-type="float">
            <text:p>3.2496</text:p>
          </table:table-cell>
        </table:table-row>
        <table:table-row table:style-name="ro1">
          <table:table-cell table:number-columns-repeated="4"/>
          <table:table-cell office:value-type="float" office:value="9.8216" calcext:value-type="float">
            <text:p>9.8216</text:p>
          </table:table-cell>
          <table:table-cell office:value-type="float" office:value="3.2495" calcext:value-type="float">
            <text:p>3.2495</text:p>
          </table:table-cell>
        </table:table-row>
        <table:table-row table:style-name="ro1">
          <table:table-cell table:number-columns-repeated="4"/>
          <table:table-cell office:value-type="float" office:value="9.8335" calcext:value-type="float">
            <text:p>9.8335</text:p>
          </table:table-cell>
          <table:table-cell office:value-type="float" office:value="3.2488" calcext:value-type="float">
            <text:p>3.2488</text:p>
          </table:table-cell>
        </table:table-row>
        <table:table-row table:style-name="ro1">
          <table:table-cell table:number-columns-repeated="4"/>
          <table:table-cell office:value-type="float" office:value="9.9652" calcext:value-type="float">
            <text:p>9.9652</text:p>
          </table:table-cell>
          <table:table-cell office:value-type="float" office:value="3.2259" calcext:value-type="float">
            <text:p>3.2259</text:p>
          </table:table-cell>
        </table:table-row>
        <table:table-row table:style-name="ro1">
          <table:table-cell table:number-columns-repeated="4"/>
          <table:table-cell office:value-type="float" office:value="9.9751" calcext:value-type="float">
            <text:p>9.9751</text:p>
          </table:table-cell>
          <table:table-cell office:value-type="float" office:value="3.2242" calcext:value-type="float">
            <text:p>3.2242</text:p>
          </table:table-cell>
        </table:table-row>
        <table:table-row table:style-name="ro1">
          <table:table-cell table:number-columns-repeated="4"/>
          <table:table-cell office:value-type="float" office:value="10.014" calcext:value-type="float">
            <text:p>10.014</text:p>
          </table:table-cell>
          <table:table-cell office:value-type="float" office:value="3.2171" calcext:value-type="float">
            <text:p>3.2171</text:p>
          </table:table-cell>
        </table:table-row>
        <table:table-row table:style-name="ro1">
          <table:table-cell table:number-columns-repeated="4"/>
          <table:table-cell office:value-type="float" office:value="10.539" calcext:value-type="float">
            <text:p>10.539</text:p>
          </table:table-cell>
          <table:table-cell office:value-type="float" office:value="3.1143" calcext:value-type="float">
            <text:p>3.1143</text:p>
          </table:table-cell>
        </table:table-row>
        <table:table-row table:style-name="ro1">
          <table:table-cell table:number-columns-repeated="4"/>
          <table:table-cell office:value-type="float" office:value="11.132" calcext:value-type="float">
            <text:p>11.132</text:p>
          </table:table-cell>
          <table:table-cell office:value-type="float" office:value="3.008" calcext:value-type="float">
            <text:p>3.008</text:p>
          </table:table-cell>
        </table:table-row>
        <table:table-row table:style-name="ro1">
          <table:table-cell table:number-columns-repeated="4"/>
          <table:table-cell office:value-type="float" office:value="11.177" calcext:value-type="float">
            <text:p>11.177</text:p>
          </table:table-cell>
          <table:table-cell office:value-type="float" office:value="2.9998" calcext:value-type="float">
            <text:p>2.9998</text:p>
          </table:table-cell>
        </table:table-row>
        <table:table-row table:style-name="ro1">
          <table:table-cell table:number-columns-repeated="4"/>
          <table:table-cell office:value-type="float" office:value="11.23" calcext:value-type="float">
            <text:p>11.23</text:p>
          </table:table-cell>
          <table:table-cell office:value-type="float" office:value="2.9903" calcext:value-type="float">
            <text:p>2.9903</text:p>
          </table:table-cell>
        </table:table-row>
        <table:table-row table:style-name="ro1">
          <table:table-cell table:number-columns-repeated="4"/>
          <table:table-cell office:value-type="float" office:value="11.908" calcext:value-type="float">
            <text:p>11.908</text:p>
          </table:table-cell>
          <table:table-cell office:value-type="float" office:value="2.8706" calcext:value-type="float">
            <text:p>2.8706</text:p>
          </table:table-cell>
        </table:table-row>
        <table:table-row table:style-name="ro1">
          <table:table-cell table:number-columns-repeated="4"/>
          <table:table-cell office:value-type="float" office:value="11.988" calcext:value-type="float">
            <text:p>11.988</text:p>
          </table:table-cell>
          <table:table-cell office:value-type="float" office:value="2.8571" calcext:value-type="float">
            <text:p>2.8571</text:p>
          </table:table-cell>
        </table:table-row>
        <table:table-row table:style-name="ro1">
          <table:table-cell table:number-columns-repeated="4"/>
          <table:table-cell office:value-type="float" office:value="12.874" calcext:value-type="float">
            <text:p>12.874</text:p>
          </table:table-cell>
          <table:table-cell office:value-type="float" office:value="2.7063" calcext:value-type="float">
            <text:p>2.7063</text:p>
          </table:table-cell>
        </table:table-row>
        <table:table-row table:style-name="ro1">
          <table:table-cell table:number-columns-repeated="4"/>
          <table:table-cell office:value-type="float" office:value="12.894" calcext:value-type="float">
            <text:p>12.894</text:p>
          </table:table-cell>
          <table:table-cell office:value-type="float" office:value="2.7057" calcext:value-type="float">
            <text:p>2.7057</text:p>
          </table:table-cell>
        </table:table-row>
        <table:table-row table:style-name="ro1">
          <table:table-cell table:number-columns-repeated="4"/>
          <table:table-cell office:value-type="float" office:value="13.051" calcext:value-type="float">
            <text:p>13.051</text:p>
          </table:table-cell>
          <table:table-cell office:value-type="float" office:value="2.7004" calcext:value-type="float">
            <text:p>2.7004</text:p>
          </table:table-cell>
        </table:table-row>
        <table:table-row table:style-name="ro1">
          <table:table-cell table:number-columns-repeated="4"/>
          <table:table-cell office:value-type="float" office:value="13.058" calcext:value-type="float">
            <text:p>13.058</text:p>
          </table:table-cell>
          <table:table-cell office:value-type="float" office:value="2.7003" calcext:value-type="float">
            <text:p>2.7003</text:p>
          </table:table-cell>
        </table:table-row>
        <table:table-row table:style-name="ro1">
          <table:table-cell table:number-columns-repeated="4"/>
          <table:table-cell office:value-type="float" office:value="13.083" calcext:value-type="float">
            <text:p>13.083</text:p>
          </table:table-cell>
          <table:table-cell office:value-type="float" office:value="2.6993" calcext:value-type="float">
            <text:p>2.6993</text:p>
          </table:table-cell>
        </table:table-row>
        <table:table-row table:style-name="ro1">
          <table:table-cell table:number-columns-repeated="4"/>
          <table:table-cell office:value-type="float" office:value="13.514" calcext:value-type="float">
            <text:p>13.514</text:p>
          </table:table-cell>
          <table:table-cell office:value-type="float" office:value="2.6823" calcext:value-type="float">
            <text:p>2.6823</text:p>
          </table:table-cell>
        </table:table-row>
        <table:table-row table:style-name="ro1">
          <table:table-cell table:number-columns-repeated="4"/>
          <table:table-cell office:value-type="float" office:value="13.525" calcext:value-type="float">
            <text:p>13.525</text:p>
          </table:table-cell>
          <table:table-cell office:value-type="float" office:value="2.6818" calcext:value-type="float">
            <text:p>2.6818</text:p>
          </table:table-cell>
        </table:table-row>
        <table:table-row table:style-name="ro1">
          <table:table-cell table:number-columns-repeated="4"/>
          <table:table-cell office:value-type="float" office:value="13.533" calcext:value-type="float">
            <text:p>13.533</text:p>
          </table:table-cell>
          <table:table-cell office:value-type="float" office:value="2.6815" calcext:value-type="float">
            <text:p>2.6815</text:p>
          </table:table-cell>
        </table:table-row>
        <table:table-row table:style-name="ro1">
          <table:table-cell table:number-columns-repeated="4"/>
          <table:table-cell office:value-type="float" office:value="13.544" calcext:value-type="float">
            <text:p>13.544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table:number-columns-repeated="4"/>
          <table:table-cell office:value-type="float" office:value="13.552" calcext:value-type="float">
            <text:p>13.552</text:p>
          </table:table-cell>
          <table:table-cell office:value-type="float" office:value="2.6805" calcext:value-type="float">
            <text:p>2.6805</text:p>
          </table:table-cell>
        </table:table-row>
        <table:table-row table:style-name="ro1">
          <table:table-cell table:number-columns-repeated="4"/>
          <table:table-cell office:value-type="float" office:value="13.562" calcext:value-type="float">
            <text:p>13.562</text:p>
          </table:table-cell>
          <table:table-cell office:value-type="float" office:value="2.6799" calcext:value-type="float">
            <text:p>2.6799</text:p>
          </table:table-cell>
        </table:table-row>
        <table:table-row table:style-name="ro1">
          <table:table-cell table:number-columns-repeated="4"/>
          <table:table-cell office:value-type="float" office:value="13.938" calcext:value-type="float">
            <text:p>13.938</text:p>
          </table:table-cell>
          <table:table-cell office:value-type="float" office:value="2.6587" calcext:value-type="float">
            <text:p>2.6587</text:p>
          </table:table-cell>
        </table:table-row>
        <table:table-row table:style-name="ro1">
          <table:table-cell table:number-columns-repeated="4"/>
          <table:table-cell office:value-type="float" office:value="13.947" calcext:value-type="float">
            <text:p>13.947</text:p>
          </table:table-cell>
          <table:table-cell office:value-type="float" office:value="2.6582" calcext:value-type="float">
            <text:p>2.6582</text:p>
          </table:table-cell>
        </table:table-row>
        <table:table-row table:style-name="ro1">
          <table:table-cell table:number-columns-repeated="4"/>
          <table:table-cell office:value-type="float" office:value="13.957" calcext:value-type="float">
            <text:p>13.957</text:p>
          </table:table-cell>
          <table:table-cell office:value-type="float" office:value="2.6576" calcext:value-type="float">
            <text:p>2.6576</text:p>
          </table:table-cell>
        </table:table-row>
        <table:table-row table:style-name="ro1">
          <table:table-cell table:number-columns-repeated="4"/>
          <table:table-cell office:value-type="float" office:value="13.965" calcext:value-type="float">
            <text:p>13.965</text:p>
          </table:table-cell>
          <table:table-cell office:value-type="float" office:value="2.6572" calcext:value-type="float">
            <text:p>2.6572</text:p>
          </table:table-cell>
        </table:table-row>
        <table:table-row table:style-name="ro1">
          <table:table-cell table:number-columns-repeated="4"/>
          <table:table-cell office:value-type="float" office:value="13.976" calcext:value-type="float">
            <text:p>13.976</text:p>
          </table:table-cell>
          <table:table-cell office:value-type="float" office:value="2.6564" calcext:value-type="float">
            <text:p>2.6564</text:p>
          </table:table-cell>
        </table:table-row>
        <table:table-row table:style-name="ro1">
          <table:table-cell table:number-columns-repeated="4"/>
          <table:table-cell office:value-type="float" office:value="13.984" calcext:value-type="float">
            <text:p>13.984</text:p>
          </table:table-cell>
          <table:table-cell office:value-type="float" office:value="2.6559" calcext:value-type="float">
            <text:p>2.6559</text:p>
          </table:table-cell>
        </table:table-row>
        <table:table-row table:style-name="ro1">
          <table:table-cell table:number-columns-repeated="4"/>
          <table:table-cell office:value-type="float" office:value="14.246" calcext:value-type="float">
            <text:p>14.246</text:p>
          </table:table-cell>
          <table:table-cell office:value-type="float" office:value="2.637" calcext:value-type="float">
            <text:p>2.637</text:p>
          </table:table-cell>
        </table:table-row>
        <table:table-row table:style-name="ro1">
          <table:table-cell table:number-columns-repeated="4"/>
          <table:table-cell office:value-type="float" office:value="14.256" calcext:value-type="float">
            <text:p>14.256</text:p>
          </table:table-cell>
          <table:table-cell office:value-type="float" office:value="2.6362" calcext:value-type="float">
            <text:p>2.6362</text:p>
          </table:table-cell>
        </table:table-row>
        <table:table-row table:style-name="ro1">
          <table:table-cell table:number-columns-repeated="4"/>
          <table:table-cell office:value-type="float" office:value="14.265" calcext:value-type="float">
            <text:p>14.265</text:p>
          </table:table-cell>
          <table:table-cell office:value-type="float" office:value="2.6356" calcext:value-type="float">
            <text:p>2.6356</text:p>
          </table:table-cell>
        </table:table-row>
        <table:table-row table:style-name="ro1">
          <table:table-cell table:number-columns-repeated="4"/>
          <table:table-cell office:value-type="float" office:value="14.37" calcext:value-type="float">
            <text:p>14.37</text:p>
          </table:table-cell>
          <table:table-cell office:value-type="float" office:value="2.628" calcext:value-type="float">
            <text:p>2.628</text:p>
          </table:table-cell>
        </table:table-row>
        <table:table-row table:style-name="ro1">
          <table:table-cell table:number-columns-repeated="4"/>
          <table:table-cell office:value-type="float" office:value="14.381" calcext:value-type="float">
            <text:p>14.381</text:p>
          </table:table-cell>
          <table:table-cell office:value-type="float" office:value="2.6272" calcext:value-type="float">
            <text:p>2.6272</text:p>
          </table:table-cell>
        </table:table-row>
        <table:table-row table:style-name="ro1">
          <table:table-cell table:number-columns-repeated="4"/>
          <table:table-cell office:value-type="float" office:value="14.388" calcext:value-type="float">
            <text:p>14.388</text:p>
          </table:table-cell>
          <table:table-cell office:value-type="float" office:value="2.6266" calcext:value-type="float">
            <text:p>2.6266</text:p>
          </table:table-cell>
        </table:table-row>
        <table:table-row table:style-name="ro1">
          <table:table-cell table:number-columns-repeated="4"/>
          <table:table-cell office:value-type="float" office:value="14.399" calcext:value-type="float">
            <text:p>14.399</text:p>
          </table:table-cell>
          <table:table-cell office:value-type="float" office:value="2.6257" calcext:value-type="float">
            <text:p>2.6257</text:p>
          </table:table-cell>
        </table:table-row>
        <table:table-row table:style-name="ro1">
          <table:table-cell table:number-columns-repeated="4"/>
          <table:table-cell office:value-type="float" office:value="14.519" calcext:value-type="float">
            <text:p>14.519</text:p>
          </table:table-cell>
          <table:table-cell office:value-type="float" office:value="2.6143" calcext:value-type="float">
            <text:p>2.6143</text:p>
          </table:table-cell>
        </table:table-row>
        <table:table-row table:style-name="ro1">
          <table:table-cell table:number-columns-repeated="4"/>
          <table:table-cell office:value-type="float" office:value="14.524" calcext:value-type="float">
            <text:p>14.524</text:p>
          </table:table-cell>
          <table:table-cell office:value-type="float" office:value="2.6135" calcext:value-type="float">
            <text:p>2.6135</text:p>
          </table:table-cell>
        </table:table-row>
        <table:table-row table:style-name="ro1">
          <table:table-cell table:number-columns-repeated="4"/>
          <table:table-cell office:value-type="float" office:value="14.569" calcext:value-type="float">
            <text:p>14.569</text:p>
          </table:table-cell>
          <table:table-cell office:value-type="float" office:value="2.6072" calcext:value-type="float">
            <text:p>2.6072</text:p>
          </table:table-cell>
        </table:table-row>
        <table:table-row table:style-name="ro1">
          <table:table-cell table:number-columns-repeated="4"/>
          <table:table-cell office:value-type="float" office:value="15.176" calcext:value-type="float">
            <text:p>15.176</text:p>
          </table:table-cell>
          <table:table-cell office:value-type="float" office:value="2.5446" calcext:value-type="float">
            <text:p>2.5446</text:p>
          </table:table-cell>
        </table:table-row>
        <table:table-row table:style-name="ro1">
          <table:table-cell table:number-columns-repeated="4"/>
          <table:table-cell office:value-type="float" office:value="15.186" calcext:value-type="float">
            <text:p>15.186</text:p>
          </table:table-cell>
          <table:table-cell office:value-type="float" office:value="2.5394" calcext:value-type="float">
            <text:p>2.5394</text:p>
          </table:table-cell>
        </table:table-row>
        <table:table-row table:style-name="ro1">
          <table:table-cell table:number-columns-repeated="4"/>
          <table:table-cell office:value-type="float" office:value="15.231" calcext:value-type="float">
            <text:p>15.231</text:p>
          </table:table-cell>
          <table:table-cell office:value-type="float" office:value="2.4773" calcext:value-type="float">
            <text:p>2.4773</text:p>
          </table:table-cell>
        </table:table-row>
        <table:table-row table:style-name="ro1">
          <table:table-cell table:number-columns-repeated="4"/>
          <table:table-cell office:value-type="float" office:value="15.235" calcext:value-type="float">
            <text:p>15.235</text:p>
          </table:table-cell>
          <table:table-cell office:value-type="float" office:value="2.4728" calcext:value-type="float">
            <text:p>2.4728</text:p>
          </table:table-cell>
        </table:table-row>
        <table:table-row table:style-name="ro1">
          <table:table-cell table:number-columns-repeated="4"/>
          <table:table-cell office:value-type="float" office:value="15.234" calcext:value-type="float">
            <text:p>15.234</text:p>
          </table:table-cell>
          <table:table-cell office:value-type="float" office:value="2.4725" calcext:value-type="float">
            <text:p>2.4725</text:p>
          </table:table-cell>
        </table:table-row>
        <table:table-row table:style-name="ro1">
          <table:table-cell table:number-columns-repeated="4"/>
          <table:table-cell office:value-type="float" office:value="15.232" calcext:value-type="float">
            <text:p>15.232</text:p>
          </table:table-cell>
          <table:table-cell office:value-type="float" office:value="2.4672" calcext:value-type="float">
            <text:p>2.4672</text:p>
          </table:table-cell>
        </table:table-row>
        <table:table-row table:style-name="ro1">
          <table:table-cell table:number-columns-repeated="4"/>
          <table:table-cell office:value-type="float" office:value="15.205" calcext:value-type="float">
            <text:p>15.205</text:p>
          </table:table-cell>
          <table:table-cell office:value-type="float" office:value="2.4669" calcext:value-type="float">
            <text:p>2.4669</text:p>
          </table:table-cell>
        </table:table-row>
        <table:table-row table:style-name="ro1">
          <table:table-cell table:number-columns-repeated="4"/>
          <table:table-cell office:value-type="float" office:value="15.218" calcext:value-type="float">
            <text:p>15.218</text:p>
          </table:table-cell>
          <table:table-cell office:value-type="float" office:value="2.4669" calcext:value-type="float">
            <text:p>2.4669</text:p>
          </table:table-cell>
        </table:table-row>
        <table:table-row table:style-name="ro1">
          <table:table-cell table:number-columns-repeated="4"/>
          <table:table-cell office:value-type="float" office:value="15.219" calcext:value-type="float">
            <text:p>15.219</text:p>
          </table:table-cell>
          <table:table-cell office:value-type="float" office:value="2.4669" calcext:value-type="float">
            <text:p>2.4669</text:p>
          </table:table-cell>
        </table:table-row>
        <table:table-row table:style-name="ro1">
          <table:table-cell table:number-columns-repeated="4"/>
          <table:table-cell office:value-type="float" office:value="15.017" calcext:value-type="float">
            <text:p>15.017</text:p>
          </table:table-cell>
          <table:table-cell office:value-type="float" office:value="2.4637" calcext:value-type="float">
            <text:p>2.4637</text:p>
          </table:table-cell>
        </table:table-row>
        <table:table-row table:style-name="ro1">
          <table:table-cell table:number-columns-repeated="4"/>
          <table:table-cell office:value-type="float" office:value="15.018" calcext:value-type="float">
            <text:p>15.018</text:p>
          </table:table-cell>
          <table:table-cell office:value-type="float" office:value="2.4309" calcext:value-type="float">
            <text:p>2.4309</text:p>
          </table:table-cell>
        </table:table-row>
        <table:table-row table:style-name="ro1">
          <table:table-cell table:number-columns-repeated="4"/>
          <table:table-cell office:value-type="float" office:value="15.019" calcext:value-type="float">
            <text:p>15.019</text:p>
          </table:table-cell>
          <table:table-cell office:value-type="float" office:value="2.3866" calcext:value-type="float">
            <text:p>2.3866</text:p>
          </table:table-cell>
        </table:table-row>
        <table:table-row table:style-name="ro1">
          <table:table-cell table:number-columns-repeated="4"/>
          <table:table-cell office:value-type="float" office:value="15.199" calcext:value-type="float">
            <text:p>15.199</text:p>
          </table:table-cell>
          <table:table-cell office:value-type="float" office:value="2.3872" calcext:value-type="float">
            <text:p>2.3872</text:p>
          </table:table-cell>
        </table:table-row>
        <table:table-row table:style-name="ro1">
          <table:table-cell table:number-columns-repeated="4"/>
          <table:table-cell office:value-type="float" office:value="15.199" calcext:value-type="float">
            <text:p>15.199</text:p>
          </table:table-cell>
          <table:table-cell office:value-type="float" office:value="2.3773" calcext:value-type="float">
            <text:p>2.3773</text:p>
          </table:table-cell>
        </table:table-row>
        <table:table-row table:style-name="ro1">
          <table:table-cell table:number-columns-repeated="4"/>
          <table:table-cell office:value-type="float" office:value="15.019" calcext:value-type="float">
            <text:p>15.019</text:p>
          </table:table-cell>
          <table:table-cell office:value-type="float" office:value="2.373" calcext:value-type="float">
            <text:p>2.373</text:p>
          </table:table-cell>
        </table:table-row>
        <table:table-row table:style-name="ro1">
          <table:table-cell table:number-columns-repeated="4"/>
          <table:table-cell office:value-type="float" office:value="15.021" calcext:value-type="float">
            <text:p>15.021</text:p>
          </table:table-cell>
          <table:table-cell office:value-type="float" office:value="2.253" calcext:value-type="float">
            <text:p>2.253</text:p>
          </table:table-cell>
        </table:table-row>
        <table:table-row table:style-name="ro1">
          <table:table-cell table:number-columns-repeated="4"/>
          <table:table-cell office:value-type="float" office:value="15.199" calcext:value-type="float">
            <text:p>15.199</text:p>
          </table:table-cell>
          <table:table-cell office:value-type="float" office:value="2.253" calcext:value-type="float">
            <text:p>2.253</text:p>
          </table:table-cell>
        </table:table-row>
        <table:table-row table:style-name="ro1">
          <table:table-cell table:number-columns-repeated="4"/>
          <table:table-cell office:value-type="float" office:value="15.199" calcext:value-type="float">
            <text:p>15.199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table:number-columns-repeated="4"/>
          <table:table-cell office:value-type="float" office:value="15.021" calcext:value-type="float">
            <text:p>15.021</text:p>
          </table:table-cell>
          <table:table-cell office:value-type="float" office:value="2.2389" calcext:value-type="float">
            <text:p>2.2389</text:p>
          </table:table-cell>
        </table:table-row>
        <table:table-row table:style-name="ro1">
          <table:table-cell table:number-columns-repeated="4"/>
          <table:table-cell office:value-type="float" office:value="15.0232" calcext:value-type="float">
            <text:p>15.0232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table:number-columns-repeated="4"/>
          <table:table-cell office:value-type="float" office:value="15.199" calcext:value-type="float">
            <text:p>15.199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table:number-columns-repeated="4"/>
          <table:table-cell office:value-type="float" office:value="15.199" calcext:value-type="float">
            <text:p>15.199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table:number-columns-repeated="4"/>
          <table:table-cell office:value-type="float" office:value="15.023" calcext:value-type="float">
            <text:p>15.023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table:number-columns-repeated="4"/>
          <table:table-cell office:value-type="float" office:value="15.025" calcext:value-type="float">
            <text:p>15.025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table:number-columns-repeated="4"/>
          <table:table-cell office:value-type="float" office:value="15.386" calcext:value-type="float">
            <text:p>15.386</text:p>
          </table:table-cell>
          <table:table-cell office:value-type="float" office:value="2.0315" calcext:value-type="float">
            <text:p>2.0315</text:p>
          </table:table-cell>
        </table:table-row>
        <table:table-row table:style-name="ro1">
          <table:table-cell table:number-columns-repeated="4"/>
          <table:table-cell office:value-type="float" office:value="15.356" calcext:value-type="float">
            <text:p>15.356</text:p>
          </table:table-cell>
          <table:table-cell office:value-type="float" office:value="1.8326" calcext:value-type="float">
            <text:p>1.8326</text:p>
          </table:table-cell>
        </table:table-row>
        <table:table-row table:style-name="ro1">
          <table:table-cell table:number-columns-repeated="4"/>
          <table:table-cell office:value-type="float" office:value="14.999" calcext:value-type="float">
            <text:p>14.999</text:p>
          </table:table-cell>
          <table:table-cell office:value-type="float" office:value="1.8289" calcext:value-type="float">
            <text:p>1.828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8106" calcext:value-type="float">
            <text:p>1.8106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7887" calcext:value-type="float">
            <text:p>1.7887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7739" calcext:value-type="float">
            <text:p>1.773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4638" calcext:value-type="float">
            <text:p>1.4638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4328" calcext:value-type="float">
            <text:p>1.4328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3422" calcext:value-type="float">
            <text:p>1.3422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3403" calcext:value-type="float">
            <text:p>1.340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3381" calcext:value-type="float">
            <text:p>1.338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336" calcext:value-type="float">
            <text:p>1.336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3341" calcext:value-type="float">
            <text:p>1.334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3117" calcext:value-type="float">
            <text:p>1.3117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0432" calcext:value-type="float">
            <text:p>1.0432</text:p>
          </table:table-cell>
        </table:table-row>
        <table:table-row table:style-name="ro1">
          <table:table-cell table:number-columns-repeated="4"/>
          <table:table-cell office:value-type="float" office:value="14.976" calcext:value-type="float">
            <text:p>14.976</text:p>
          </table:table-cell>
          <table:table-cell office:value-type="float" office:value="0.87303" calcext:value-type="float">
            <text:p>0.87303</text:p>
          </table:table-cell>
        </table:table-row>
        <table:table-row table:style-name="ro1">
          <table:table-cell table:number-columns-repeated="4"/>
          <table:table-cell office:value-type="float" office:value="14.975" calcext:value-type="float">
            <text:p>14.975</text:p>
          </table:table-cell>
          <table:table-cell office:value-type="float" office:value="0.87065" calcext:value-type="float">
            <text:p>0.87065</text:p>
          </table:table-cell>
        </table:table-row>
        <table:table-row table:style-name="ro1">
          <table:table-cell table:number-columns-repeated="4"/>
          <table:table-cell office:value-type="float" office:value="14.967" calcext:value-type="float">
            <text:p>14.967</text:p>
          </table:table-cell>
          <table:table-cell office:value-type="float" office:value="0.87209" calcext:value-type="float">
            <text:p>0.87209</text:p>
          </table:table-cell>
        </table:table-row>
        <table:table-row table:style-name="ro1">
          <table:table-cell table:number-columns-repeated="4"/>
          <table:table-cell office:value-type="float" office:value="14.959" calcext:value-type="float">
            <text:p>14.959</text:p>
          </table:table-cell>
          <table:table-cell office:value-type="float" office:value="0.83525" calcext:value-type="float">
            <text:p>0.83525</text:p>
          </table:table-cell>
        </table:table-row>
        <table:table-row table:style-name="ro1">
          <table:table-cell table:number-columns-repeated="4"/>
          <table:table-cell office:value-type="float" office:value="14.887" calcext:value-type="float">
            <text:p>14.887</text:p>
          </table:table-cell>
          <table:table-cell office:value-type="float" office:value="0.87201" calcext:value-type="float">
            <text:p>0.87201</text:p>
          </table:table-cell>
        </table:table-row>
        <table:table-row table:style-name="ro1">
          <table:table-cell table:number-columns-repeated="4"/>
          <table:table-cell office:value-type="float" office:value="14.872" calcext:value-type="float">
            <text:p>14.872</text:p>
          </table:table-cell>
          <table:table-cell office:value-type="float" office:value="0.85934" calcext:value-type="float">
            <text:p>0.85934</text:p>
          </table:table-cell>
        </table:table-row>
        <table:table-row table:style-name="ro1">
          <table:table-cell table:number-columns-repeated="4"/>
          <table:table-cell office:value-type="float" office:value="14.351" calcext:value-type="float">
            <text:p>14.351</text:p>
          </table:table-cell>
          <table:table-cell office:value-type="float" office:value="0.64606" calcext:value-type="float">
            <text:p>0.64606</text:p>
          </table:table-cell>
        </table:table-row>
        <table:table-row table:style-name="ro1">
          <table:table-cell table:number-columns-repeated="4"/>
          <table:table-cell office:value-type="float" office:value="14.31" calcext:value-type="float">
            <text:p>14.31</text:p>
          </table:table-cell>
          <table:table-cell office:value-type="float" office:value="0.63341" calcext:value-type="float">
            <text:p>0.63341</text:p>
          </table:table-cell>
        </table:table-row>
        <table:table-row table:style-name="ro1">
          <table:table-cell table:number-columns-repeated="4"/>
          <table:table-cell office:value-type="float" office:value="14.3" calcext:value-type="float">
            <text:p>14.3</text:p>
          </table:table-cell>
          <table:table-cell office:value-type="float" office:value="0.62085" calcext:value-type="float">
            <text:p>0.62085</text:p>
          </table:table-cell>
        </table:table-row>
        <table:table-row table:style-name="ro1">
          <table:table-cell table:number-columns-repeated="4"/>
          <table:table-cell office:value-type="float" office:value="14.142" calcext:value-type="float">
            <text:p>14.142</text:p>
          </table:table-cell>
          <table:table-cell office:value-type="float" office:value="0.43316" calcext:value-type="float">
            <text:p>0.43316</text:p>
          </table:table-cell>
        </table:table-row>
        <table:table-row table:style-name="ro1">
          <table:table-cell table:number-columns-repeated="4"/>
          <table:table-cell office:value-type="float" office:value="14.089" calcext:value-type="float">
            <text:p>14.089</text:p>
          </table:table-cell>
          <table:table-cell office:value-type="float" office:value="0.43316" calcext:value-type="float">
            <text:p>0.43316</text:p>
          </table:table-cell>
        </table:table-row>
        <table:table-row table:style-name="ro1">
          <table:table-cell table:number-columns-repeated="4"/>
          <table:table-cell office:value-type="float" office:value="13.297" calcext:value-type="float">
            <text:p>13.297</text:p>
          </table:table-cell>
          <table:table-cell office:value-type="float" office:value="0.43297" calcext:value-type="float">
            <text:p>0.43297</text:p>
          </table:table-cell>
        </table:table-row>
        <table:table-row table:style-name="ro1">
          <table:table-cell table:number-columns-repeated="4"/>
          <table:table-cell office:value-type="float" office:value="13.221" calcext:value-type="float">
            <text:p>13.221</text:p>
          </table:table-cell>
          <table:table-cell office:value-type="float" office:value="0.44665" calcext:value-type="float">
            <text:p>0.44665</text:p>
          </table:table-cell>
        </table:table-row>
        <table:table-row table:style-name="ro1">
          <table:table-cell table:number-columns-repeated="4"/>
          <table:table-cell office:value-type="float" office:value="13.216" calcext:value-type="float">
            <text:p>13.216</text:p>
          </table:table-cell>
          <table:table-cell office:value-type="float" office:value="0.44762" calcext:value-type="float">
            <text:p>0.44762</text:p>
          </table:table-cell>
        </table:table-row>
        <table:table-row table:style-name="ro1">
          <table:table-cell table:number-columns-repeated="4"/>
          <table:table-cell office:value-type="float" office:value="11.304" calcext:value-type="float">
            <text:p>11.304</text:p>
          </table:table-cell>
          <table:table-cell office:value-type="float" office:value="0.2757" calcext:value-type="float">
            <text:p>0.2757</text:p>
          </table:table-cell>
        </table:table-row>
        <table:table-row table:style-name="ro1">
          <table:table-cell table:number-columns-repeated="4"/>
          <table:table-cell office:value-type="float" office:value="11.23" calcext:value-type="float">
            <text:p>11.23</text:p>
          </table:table-cell>
          <table:table-cell office:value-type="float" office:value="0.2691" calcext:value-type="float">
            <text:p>0.2691</text:p>
          </table:table-cell>
        </table:table-row>
        <table:table-row table:style-name="ro1">
          <table:table-cell table:number-columns-repeated="4"/>
          <table:table-cell office:value-type="float" office:value="6.7649" calcext:value-type="float">
            <text:p>6.7649</text:p>
          </table:table-cell>
          <table:table-cell office:value-type="float" office:value="0.28675" calcext:value-type="float">
            <text:p>0.28675</text:p>
          </table:table-cell>
        </table:table-row>
        <table:table-row table:style-name="ro1">
          <table:table-cell table:number-columns-repeated="4"/>
          <table:table-cell office:value-type="float" office:value="6.7143" calcext:value-type="float">
            <text:p>6.7143</text:p>
          </table:table-cell>
          <table:table-cell office:value-type="float" office:value="0.28684" calcext:value-type="float">
            <text:p>0.28684</text:p>
          </table:table-cell>
        </table:table-row>
        <table:table-row table:style-name="ro1">
          <table:table-cell table:number-columns-repeated="4"/>
          <table:table-cell office:value-type="float" office:value="6.6936" calcext:value-type="float">
            <text:p>6.6936</text:p>
          </table:table-cell>
          <table:table-cell office:value-type="float" office:value="0.28686" calcext:value-type="float">
            <text:p>0.28686</text:p>
          </table:table-cell>
        </table:table-row>
        <table:table-row table:style-name="ro1">
          <table:table-cell table:number-columns-repeated="4"/>
          <table:table-cell office:value-type="float" office:value="6.6823" calcext:value-type="float">
            <text:p>6.6823</text:p>
          </table:table-cell>
          <table:table-cell office:value-type="float" office:value="0.2869" calcext:value-type="float">
            <text:p>0.2869</text:p>
          </table:table-cell>
        </table:table-row>
        <table:table-row table:style-name="ro1">
          <table:table-cell table:number-columns-repeated="4"/>
          <table:table-cell office:value-type="float" office:value="6.6697" calcext:value-type="float">
            <text:p>6.6697</text:p>
          </table:table-cell>
          <table:table-cell office:value-type="float" office:value="0.28694" calcext:value-type="float">
            <text:p>0.28694</text:p>
          </table:table-cell>
        </table:table-row>
        <table:table-row table:style-name="ro1">
          <table:table-cell table:number-columns-repeated="4"/>
          <table:table-cell office:value-type="float" office:value="6.658" calcext:value-type="float">
            <text:p>6.658</text:p>
          </table:table-cell>
          <table:table-cell office:value-type="float" office:value="0.28703" calcext:value-type="float">
            <text:p>0.28703</text:p>
          </table:table-cell>
        </table:table-row>
        <table:table-row table:style-name="ro1">
          <table:table-cell table:number-columns-repeated="4"/>
          <table:table-cell office:value-type="float" office:value="6.6357" calcext:value-type="float">
            <text:p>6.6357</text:p>
          </table:table-cell>
          <table:table-cell office:value-type="float" office:value="0.28713" calcext:value-type="float">
            <text:p>0.28713</text:p>
          </table:table-cell>
        </table:table-row>
        <table:table-row table:style-name="ro1">
          <table:table-cell table:number-columns-repeated="4"/>
          <table:table-cell office:value-type="float" office:value="4.0334" calcext:value-type="float">
            <text:p>4.0334</text:p>
          </table:table-cell>
          <table:table-cell office:value-type="float" office:value="0.29203" calcext:value-type="float">
            <text:p>0.29203</text:p>
          </table:table-cell>
        </table:table-row>
        <table:table-row table:style-name="ro1">
          <table:table-cell table:number-columns-repeated="4"/>
          <table:table-cell office:value-type="float" office:value="1.4314" calcext:value-type="float">
            <text:p>1.4314</text:p>
          </table:table-cell>
          <table:table-cell office:value-type="float" office:value="0.29733" calcext:value-type="float">
            <text:p>0.29733</text:p>
          </table:table-cell>
        </table:table-row>
        <table:table-row table:style-name="ro1">
          <table:table-cell table:number-columns-repeated="4"/>
          <table:table-cell office:value-type="float" office:value="1.3938" calcext:value-type="float">
            <text:p>1.3938</text:p>
          </table:table-cell>
          <table:table-cell office:value-type="float" office:value="0.29741" calcext:value-type="float">
            <text:p>0.29741</text:p>
          </table:table-cell>
        </table:table-row>
        <table:table-row table:style-name="ro1">
          <table:table-cell table:number-columns-repeated="4"/>
          <table:table-cell office:value-type="float" office:value="1.3717" calcext:value-type="float">
            <text:p>1.3717</text:p>
          </table:table-cell>
          <table:table-cell office:value-type="float" office:value="0.2974" calcext:value-type="float">
            <text:p>0.2974</text:p>
          </table:table-cell>
        </table:table-row>
        <table:table-row table:style-name="ro1">
          <table:table-cell table:number-columns-repeated="4"/>
          <table:table-cell office:value-type="float" office:value="1.3377" calcext:value-type="float">
            <text:p>1.3377</text:p>
          </table:table-cell>
          <table:table-cell office:value-type="float" office:value="0.29725" calcext:value-type="float">
            <text:p>0.29725</text:p>
          </table:table-cell>
        </table:table-row>
        <table:table-row table:style-name="ro1">
          <table:table-cell table:number-columns-repeated="4"/>
          <table:table-cell office:value-type="float" office:value="1.328" calcext:value-type="float">
            <text:p>1.328</text:p>
          </table:table-cell>
          <table:table-cell office:value-type="float" office:value="0.29721" calcext:value-type="float">
            <text:p>0.29721</text:p>
          </table:table-cell>
        </table:table-row>
        <table:table-row table:style-name="ro1">
          <table:table-cell table:number-columns-repeated="4"/>
          <table:table-cell office:value-type="float" office:value="1.3118" calcext:value-type="float">
            <text:p>1.3118</text:p>
          </table:table-cell>
          <table:table-cell office:value-type="float" office:value="0.29715" calcext:value-type="float">
            <text:p>0.29715</text:p>
          </table:table-cell>
        </table:table-row>
      </table:table>
      <table:table table:name="csv" table:style-name="ta1">
        <table:table-column table:style-name="co2" table:number-columns-repeated="2" table:default-cell-style-name="Default"/>
        <table:table-row table:style-name="ro1">
          <table:table-cell table:formula="of:=[$saleen_s7.E1]" office:value-type="float" office:value="0.40166" calcext:value-type="float">
            <text:p>0.40166</text:p>
          </table:table-cell>
          <table:table-cell table:formula="of:=[$saleen_s7.F1]" office:value-type="float" office:value="0.29358" calcext:value-type="float">
            <text:p>0.29358</text:p>
          </table:table-cell>
        </table:table-row>
        <table:table-row table:style-name="ro1">
          <table:table-cell table:formula="of:=[$saleen_s7.E2]" office:value-type="float" office:value="0.41932" calcext:value-type="float">
            <text:p>0.41932</text:p>
          </table:table-cell>
          <table:table-cell table:formula="of:=[$saleen_s7.F2]" office:value-type="float" office:value="0.31434" calcext:value-type="float">
            <text:p>0.31434</text:p>
          </table:table-cell>
        </table:table-row>
        <table:table-row table:style-name="ro1">
          <table:table-cell table:formula="of:=[$saleen_s7.E3]" office:value-type="float" office:value="0.42326" calcext:value-type="float">
            <text:p>0.42326</text:p>
          </table:table-cell>
          <table:table-cell table:formula="of:=[$saleen_s7.F3]" office:value-type="float" office:value="0.31901" calcext:value-type="float">
            <text:p>0.31901</text:p>
          </table:table-cell>
        </table:table-row>
        <table:table-row table:style-name="ro1">
          <table:table-cell table:formula="of:=[$saleen_s7.E4]" office:value-type="float" office:value="0.441" calcext:value-type="float">
            <text:p>0.441</text:p>
          </table:table-cell>
          <table:table-cell table:formula="of:=[$saleen_s7.F4]" office:value-type="float" office:value="0.32403" calcext:value-type="float">
            <text:p>0.32403</text:p>
          </table:table-cell>
        </table:table-row>
        <table:table-row table:style-name="ro1">
          <table:table-cell table:formula="of:=[$saleen_s7.E5]" office:value-type="float" office:value="0.51402" calcext:value-type="float">
            <text:p>0.51402</text:p>
          </table:table-cell>
          <table:table-cell table:formula="of:=[$saleen_s7.F5]" office:value-type="float" office:value="0.34478" calcext:value-type="float">
            <text:p>0.34478</text:p>
          </table:table-cell>
        </table:table-row>
        <table:table-row table:style-name="ro1">
          <table:table-cell table:formula="of:=[$saleen_s7.E6]" office:value-type="float" office:value="0.77264" calcext:value-type="float">
            <text:p>0.77264</text:p>
          </table:table-cell>
          <table:table-cell table:formula="of:=[$saleen_s7.F6]" office:value-type="float" office:value="0.34719" calcext:value-type="float">
            <text:p>0.34719</text:p>
          </table:table-cell>
        </table:table-row>
        <table:table-row table:style-name="ro1">
          <table:table-cell table:formula="of:=[$saleen_s7.E7]" office:value-type="float" office:value="0.83664" calcext:value-type="float">
            <text:p>0.83664</text:p>
          </table:table-cell>
          <table:table-cell table:formula="of:=[$saleen_s7.F7]" office:value-type="float" office:value="0.34765" calcext:value-type="float">
            <text:p>0.34765</text:p>
          </table:table-cell>
        </table:table-row>
        <table:table-row table:style-name="ro1">
          <table:table-cell table:formula="of:=[$saleen_s7.E8]" office:value-type="float" office:value="0.82224" calcext:value-type="float">
            <text:p>0.82224</text:p>
          </table:table-cell>
          <table:table-cell table:formula="of:=[$saleen_s7.F8]" office:value-type="float" office:value="0.40072" calcext:value-type="float">
            <text:p>0.40072</text:p>
          </table:table-cell>
        </table:table-row>
        <table:table-row table:style-name="ro1">
          <table:table-cell table:formula="of:=[$saleen_s7.E9]" office:value-type="float" office:value="0.707" calcext:value-type="float">
            <text:p>0.707</text:p>
          </table:table-cell>
          <table:table-cell table:formula="of:=[$saleen_s7.F9]" office:value-type="float" office:value="0.857" calcext:value-type="float">
            <text:p>0.857</text:p>
          </table:table-cell>
        </table:table-row>
        <table:table-row table:style-name="ro1">
          <table:table-cell table:formula="of:=[$saleen_s7.E10]" office:value-type="float" office:value="0.70704" calcext:value-type="float">
            <text:p>0.70704</text:p>
          </table:table-cell>
          <table:table-cell table:formula="of:=[$saleen_s7.F10]" office:value-type="float" office:value="0.85773" calcext:value-type="float">
            <text:p>0.85773</text:p>
          </table:table-cell>
        </table:table-row>
        <table:table-row table:style-name="ro1">
          <table:table-cell table:formula="of:=[$saleen_s7.E11]" office:value-type="float" office:value="0.6763" calcext:value-type="float">
            <text:p>0.6763</text:p>
          </table:table-cell>
          <table:table-cell table:formula="of:=[$saleen_s7.F11]" office:value-type="float" office:value="0.8576" calcext:value-type="float">
            <text:p>0.8576</text:p>
          </table:table-cell>
        </table:table-row>
        <table:table-row table:style-name="ro1">
          <table:table-cell table:formula="of:=[$saleen_s7.E12]" office:value-type="float" office:value="0.49953" calcext:value-type="float">
            <text:p>0.49953</text:p>
          </table:table-cell>
          <table:table-cell table:formula="of:=[$saleen_s7.F12]" office:value-type="float" office:value="0.85828" calcext:value-type="float">
            <text:p>0.85828</text:p>
          </table:table-cell>
        </table:table-row>
        <table:table-row table:style-name="ro1">
          <table:table-cell table:formula="of:=[$saleen_s7.E13]" office:value-type="float" office:value="0.50055" calcext:value-type="float">
            <text:p>0.50055</text:p>
          </table:table-cell>
          <table:table-cell table:formula="of:=[$saleen_s7.F13]" office:value-type="float" office:value="0.8576" calcext:value-type="float">
            <text:p>0.8576</text:p>
          </table:table-cell>
        </table:table-row>
        <table:table-row table:style-name="ro1">
          <table:table-cell table:formula="of:=[$saleen_s7.E14]" office:value-type="float" office:value="0.49377" calcext:value-type="float">
            <text:p>0.49377</text:p>
          </table:table-cell>
          <table:table-cell table:formula="of:=[$saleen_s7.F14]" office:value-type="float" office:value="0.86167" calcext:value-type="float">
            <text:p>0.86167</text:p>
          </table:table-cell>
        </table:table-row>
        <table:table-row table:style-name="ro1">
          <table:table-cell table:formula="of:=[$saleen_s7.E15]" office:value-type="float" office:value="0.48818" calcext:value-type="float">
            <text:p>0.48818</text:p>
          </table:table-cell>
          <table:table-cell table:formula="of:=[$saleen_s7.F15]" office:value-type="float" office:value="0.86624" calcext:value-type="float">
            <text:p>0.86624</text:p>
          </table:table-cell>
        </table:table-row>
        <table:table-row table:style-name="ro1">
          <table:table-cell table:formula="of:=[$saleen_s7.E16]" office:value-type="float" office:value="0.48717" calcext:value-type="float">
            <text:p>0.48717</text:p>
          </table:table-cell>
          <table:table-cell table:formula="of:=[$saleen_s7.F16]" office:value-type="float" office:value="0.86701" calcext:value-type="float">
            <text:p>0.86701</text:p>
          </table:table-cell>
        </table:table-row>
        <table:table-row table:style-name="ro1">
          <table:table-cell table:formula="of:=[$saleen_s7.E17]" office:value-type="float" office:value="0.46786" calcext:value-type="float">
            <text:p>0.46786</text:p>
          </table:table-cell>
          <table:table-cell table:formula="of:=[$saleen_s7.F17]" office:value-type="float" office:value="0.92223" calcext:value-type="float">
            <text:p>0.92223</text:p>
          </table:table-cell>
        </table:table-row>
        <table:table-row table:style-name="ro1">
          <table:table-cell table:formula="of:=[$saleen_s7.E18]" office:value-type="float" office:value="0.46418" calcext:value-type="float">
            <text:p>0.46418</text:p>
          </table:table-cell>
          <table:table-cell table:formula="of:=[$saleen_s7.F18]" office:value-type="float" office:value="0.93331" calcext:value-type="float">
            <text:p>0.93331</text:p>
          </table:table-cell>
        </table:table-row>
        <table:table-row table:style-name="ro1">
          <table:table-cell table:formula="of:=[$saleen_s7.E19]" office:value-type="float" office:value="0.45653" calcext:value-type="float">
            <text:p>0.45653</text:p>
          </table:table-cell>
          <table:table-cell table:formula="of:=[$saleen_s7.F19]" office:value-type="float" office:value="1.0812" calcext:value-type="float">
            <text:p>1.0812</text:p>
          </table:table-cell>
        </table:table-row>
        <table:table-row table:style-name="ro1">
          <table:table-cell table:formula="of:=[$saleen_s7.E20]" office:value-type="float" office:value="0.45773" calcext:value-type="float">
            <text:p>0.45773</text:p>
          </table:table-cell>
          <table:table-cell table:formula="of:=[$saleen_s7.F20]" office:value-type="float" office:value="1.0587" calcext:value-type="float">
            <text:p>1.0587</text:p>
          </table:table-cell>
        </table:table-row>
        <table:table-row table:style-name="ro1">
          <table:table-cell table:formula="of:=[$saleen_s7.E21]" office:value-type="float" office:value="0.45874" calcext:value-type="float">
            <text:p>0.45874</text:p>
          </table:table-cell>
          <table:table-cell table:formula="of:=[$saleen_s7.F21]" office:value-type="float" office:value="1.0934" calcext:value-type="float">
            <text:p>1.0934</text:p>
          </table:table-cell>
        </table:table-row>
        <table:table-row table:style-name="ro1">
          <table:table-cell table:formula="of:=[$saleen_s7.E22]" office:value-type="float" office:value="0.47116" calcext:value-type="float">
            <text:p>0.47116</text:p>
          </table:table-cell>
          <table:table-cell table:formula="of:=[$saleen_s7.F22]" office:value-type="float" office:value="1.1626" calcext:value-type="float">
            <text:p>1.1626</text:p>
          </table:table-cell>
        </table:table-row>
        <table:table-row table:style-name="ro1">
          <table:table-cell table:formula="of:=[$saleen_s7.E23]" office:value-type="float" office:value="0.47644" calcext:value-type="float">
            <text:p>0.47644</text:p>
          </table:table-cell>
          <table:table-cell table:formula="of:=[$saleen_s7.F23]" office:value-type="float" office:value="1.1713" calcext:value-type="float">
            <text:p>1.1713</text:p>
          </table:table-cell>
        </table:table-row>
        <table:table-row table:style-name="ro1">
          <table:table-cell table:formula="of:=[$saleen_s7.E24]" office:value-type="float" office:value="0.47733" calcext:value-type="float">
            <text:p>0.47733</text:p>
          </table:table-cell>
          <table:table-cell table:formula="of:=[$saleen_s7.F24]" office:value-type="float" office:value="1.1728" calcext:value-type="float">
            <text:p>1.1728</text:p>
          </table:table-cell>
        </table:table-row>
        <table:table-row table:style-name="ro1">
          <table:table-cell table:formula="of:=[$saleen_s7.E25]" office:value-type="float" office:value="0.4838" calcext:value-type="float">
            <text:p>0.4838</text:p>
          </table:table-cell>
          <table:table-cell table:formula="of:=[$saleen_s7.F25]" office:value-type="float" office:value="1.1815" calcext:value-type="float">
            <text:p>1.1815</text:p>
          </table:table-cell>
        </table:table-row>
        <table:table-row table:style-name="ro1">
          <table:table-cell table:formula="of:=[$saleen_s7.E26]" office:value-type="float" office:value="0.48496" calcext:value-type="float">
            <text:p>0.48496</text:p>
          </table:table-cell>
          <table:table-cell table:formula="of:=[$saleen_s7.F26]" office:value-type="float" office:value="1.183" calcext:value-type="float">
            <text:p>1.183</text:p>
          </table:table-cell>
        </table:table-row>
        <table:table-row table:style-name="ro1">
          <table:table-cell table:formula="of:=[$saleen_s7.E27]" office:value-type="float" office:value="0.52595" calcext:value-type="float">
            <text:p>0.52595</text:p>
          </table:table-cell>
          <table:table-cell table:formula="of:=[$saleen_s7.F27]" office:value-type="float" office:value="1.2349" calcext:value-type="float">
            <text:p>1.2349</text:p>
          </table:table-cell>
        </table:table-row>
        <table:table-row table:style-name="ro1">
          <table:table-cell table:formula="of:=[$saleen_s7.E28]" office:value-type="float" office:value="0.53313" calcext:value-type="float">
            <text:p>0.53313</text:p>
          </table:table-cell>
          <table:table-cell table:formula="of:=[$saleen_s7.F28]" office:value-type="float" office:value="1.244" calcext:value-type="float">
            <text:p>1.244</text:p>
          </table:table-cell>
        </table:table-row>
        <table:table-row table:style-name="ro1">
          <table:table-cell table:formula="of:=[$saleen_s7.E29]" office:value-type="float" office:value="0.61642" calcext:value-type="float">
            <text:p>0.61642</text:p>
          </table:table-cell>
          <table:table-cell table:formula="of:=[$saleen_s7.F29]" office:value-type="float" office:value="1.2895" calcext:value-type="float">
            <text:p>1.2895</text:p>
          </table:table-cell>
        </table:table-row>
        <table:table-row table:style-name="ro1">
          <table:table-cell table:formula="of:=[$saleen_s7.E30]" office:value-type="float" office:value="0.7364" calcext:value-type="float">
            <text:p>0.7364</text:p>
          </table:table-cell>
          <table:table-cell table:formula="of:=[$saleen_s7.F30]" office:value-type="float" office:value="1.3576" calcext:value-type="float">
            <text:p>1.3576</text:p>
          </table:table-cell>
        </table:table-row>
        <table:table-row table:style-name="ro1">
          <table:table-cell table:formula="of:=[$saleen_s7.E31]" office:value-type="float" office:value="0.73748" calcext:value-type="float">
            <text:p>0.73748</text:p>
          </table:table-cell>
          <table:table-cell table:formula="of:=[$saleen_s7.F31]" office:value-type="float" office:value="1.3556" calcext:value-type="float">
            <text:p>1.3556</text:p>
          </table:table-cell>
        </table:table-row>
        <table:table-row table:style-name="ro1">
          <table:table-cell table:formula="of:=[$saleen_s7.E32]" office:value-type="float" office:value="0.79389" calcext:value-type="float">
            <text:p>0.79389</text:p>
          </table:table-cell>
          <table:table-cell table:formula="of:=[$saleen_s7.F32]" office:value-type="float" office:value="1.4072" calcext:value-type="float">
            <text:p>1.4072</text:p>
          </table:table-cell>
        </table:table-row>
        <table:table-row table:style-name="ro1">
          <table:table-cell table:formula="of:=[$saleen_s7.E33]" office:value-type="float" office:value="0.84733" calcext:value-type="float">
            <text:p>0.84733</text:p>
          </table:table-cell>
          <table:table-cell table:formula="of:=[$saleen_s7.F33]" office:value-type="float" office:value="1.4174" calcext:value-type="float">
            <text:p>1.4174</text:p>
          </table:table-cell>
        </table:table-row>
        <table:table-row table:style-name="ro1">
          <table:table-cell table:formula="of:=[$saleen_s7.E34]" office:value-type="float" office:value="0.84809" calcext:value-type="float">
            <text:p>0.84809</text:p>
          </table:table-cell>
          <table:table-cell table:formula="of:=[$saleen_s7.F34]" office:value-type="float" office:value="1.416" calcext:value-type="float">
            <text:p>1.416</text:p>
          </table:table-cell>
        </table:table-row>
        <table:table-row table:style-name="ro1">
          <table:table-cell table:formula="of:=[$saleen_s7.E35]" office:value-type="float" office:value="0.87621" calcext:value-type="float">
            <text:p>0.87621</text:p>
          </table:table-cell>
          <table:table-cell table:formula="of:=[$saleen_s7.F35]" office:value-type="float" office:value="1.4314" calcext:value-type="float">
            <text:p>1.4314</text:p>
          </table:table-cell>
        </table:table-row>
        <table:table-row table:style-name="ro1">
          <table:table-cell table:formula="of:=[$saleen_s7.E36]" office:value-type="float" office:value="0.8776" calcext:value-type="float">
            <text:p>0.8776</text:p>
          </table:table-cell>
          <table:table-cell table:formula="of:=[$saleen_s7.F36]" office:value-type="float" office:value="1.4321" calcext:value-type="float">
            <text:p>1.4321</text:p>
          </table:table-cell>
        </table:table-row>
        <table:table-row table:style-name="ro1">
          <table:table-cell table:formula="of:=[$saleen_s7.E37]" office:value-type="float" office:value="0.901" calcext:value-type="float">
            <text:p>0.901</text:p>
          </table:table-cell>
          <table:table-cell table:formula="of:=[$saleen_s7.F37]" office:value-type="float" office:value="1.445" calcext:value-type="float">
            <text:p>1.445</text:p>
          </table:table-cell>
        </table:table-row>
        <table:table-row table:style-name="ro1">
          <table:table-cell table:formula="of:=[$saleen_s7.E38]" office:value-type="float" office:value="0.93822" calcext:value-type="float">
            <text:p>0.93822</text:p>
          </table:table-cell>
          <table:table-cell table:formula="of:=[$saleen_s7.F38]" office:value-type="float" office:value="1.4654" calcext:value-type="float">
            <text:p>1.4654</text:p>
          </table:table-cell>
        </table:table-row>
        <table:table-row table:style-name="ro1">
          <table:table-cell table:formula="of:=[$saleen_s7.E39]" office:value-type="float" office:value="0.94" calcext:value-type="float">
            <text:p>0.94</text:p>
          </table:table-cell>
          <table:table-cell table:formula="of:=[$saleen_s7.F39]" office:value-type="float" office:value="1.4663" calcext:value-type="float">
            <text:p>1.4663</text:p>
          </table:table-cell>
        </table:table-row>
        <table:table-row table:style-name="ro1">
          <table:table-cell table:formula="of:=[$saleen_s7.E40]" office:value-type="float" office:value="0.94924" calcext:value-type="float">
            <text:p>0.94924</text:p>
          </table:table-cell>
          <table:table-cell table:formula="of:=[$saleen_s7.F40]" office:value-type="float" office:value="1.4711" calcext:value-type="float">
            <text:p>1.4711</text:p>
          </table:table-cell>
        </table:table-row>
        <table:table-row table:style-name="ro1">
          <table:table-cell table:formula="of:=[$saleen_s7.E41]" office:value-type="float" office:value="1.0582" calcext:value-type="float">
            <text:p>1.0582</text:p>
          </table:table-cell>
          <table:table-cell table:formula="of:=[$saleen_s7.F41]" office:value-type="float" office:value="1.5228" calcext:value-type="float">
            <text:p>1.5228</text:p>
          </table:table-cell>
        </table:table-row>
        <table:table-row table:style-name="ro1">
          <table:table-cell table:formula="of:=[$saleen_s7.E42]" office:value-type="float" office:value="1.5398" calcext:value-type="float">
            <text:p>1.5398</text:p>
          </table:table-cell>
          <table:table-cell table:formula="of:=[$saleen_s7.F42]" office:value-type="float" office:value="1.7527" calcext:value-type="float">
            <text:p>1.7527</text:p>
          </table:table-cell>
        </table:table-row>
        <table:table-row table:style-name="ro1">
          <table:table-cell table:formula="of:=[$saleen_s7.E43]" office:value-type="float" office:value="1.6316" calcext:value-type="float">
            <text:p>1.6316</text:p>
          </table:table-cell>
          <table:table-cell table:formula="of:=[$saleen_s7.F43]" office:value-type="float" office:value="1.7864" calcext:value-type="float">
            <text:p>1.7864</text:p>
          </table:table-cell>
        </table:table-row>
        <table:table-row table:style-name="ro1">
          <table:table-cell table:formula="of:=[$saleen_s7.E44]" office:value-type="float" office:value="2.0613" calcext:value-type="float">
            <text:p>2.0613</text:p>
          </table:table-cell>
          <table:table-cell table:formula="of:=[$saleen_s7.F44]" office:value-type="float" office:value="1.9438" calcext:value-type="float">
            <text:p>1.9438</text:p>
          </table:table-cell>
        </table:table-row>
        <table:table-row table:style-name="ro1">
          <table:table-cell table:formula="of:=[$saleen_s7.E45]" office:value-type="float" office:value="2.1811" calcext:value-type="float">
            <text:p>2.1811</text:p>
          </table:table-cell>
          <table:table-cell table:formula="of:=[$saleen_s7.F45]" office:value-type="float" office:value="1.9643" calcext:value-type="float">
            <text:p>1.9643</text:p>
          </table:table-cell>
        </table:table-row>
        <table:table-row table:style-name="ro1">
          <table:table-cell table:formula="of:=[$saleen_s7.E46]" office:value-type="float" office:value="2.778" calcext:value-type="float">
            <text:p>2.778</text:p>
          </table:table-cell>
          <table:table-cell table:formula="of:=[$saleen_s7.F46]" office:value-type="float" office:value="2.0763" calcext:value-type="float">
            <text:p>2.0763</text:p>
          </table:table-cell>
        </table:table-row>
        <table:table-row table:style-name="ro1">
          <table:table-cell table:formula="of:=[$saleen_s7.E47]" office:value-type="float" office:value="2.8329" calcext:value-type="float">
            <text:p>2.8329</text:p>
          </table:table-cell>
          <table:table-cell table:formula="of:=[$saleen_s7.F47]" office:value-type="float" office:value="2.0827" calcext:value-type="float">
            <text:p>2.0827</text:p>
          </table:table-cell>
        </table:table-row>
        <table:table-row table:style-name="ro1">
          <table:table-cell table:formula="of:=[$saleen_s7.E48]" office:value-type="float" office:value="3.1079" calcext:value-type="float">
            <text:p>3.1079</text:p>
          </table:table-cell>
          <table:table-cell table:formula="of:=[$saleen_s7.F48]" office:value-type="float" office:value="2.1023" calcext:value-type="float">
            <text:p>2.1023</text:p>
          </table:table-cell>
        </table:table-row>
        <table:table-row table:style-name="ro1">
          <table:table-cell table:formula="of:=[$saleen_s7.E49]" office:value-type="float" office:value="3.3827" calcext:value-type="float">
            <text:p>3.3827</text:p>
          </table:table-cell>
          <table:table-cell table:formula="of:=[$saleen_s7.F49]" office:value-type="float" office:value="2.1219" calcext:value-type="float">
            <text:p>2.1219</text:p>
          </table:table-cell>
        </table:table-row>
        <table:table-row table:style-name="ro1">
          <table:table-cell table:formula="of:=[$saleen_s7.E50]" office:value-type="float" office:value="3.4372" calcext:value-type="float">
            <text:p>3.4372</text:p>
          </table:table-cell>
          <table:table-cell table:formula="of:=[$saleen_s7.F50]" office:value-type="float" office:value="2.1259" calcext:value-type="float">
            <text:p>2.1259</text:p>
          </table:table-cell>
        </table:table-row>
        <table:table-row table:style-name="ro1">
          <table:table-cell table:formula="of:=[$saleen_s7.E51]" office:value-type="float" office:value="3.4651" calcext:value-type="float">
            <text:p>3.4651</text:p>
          </table:table-cell>
          <table:table-cell table:formula="of:=[$saleen_s7.F51]" office:value-type="float" office:value="2.2141" calcext:value-type="float">
            <text:p>2.2141</text:p>
          </table:table-cell>
        </table:table-row>
        <table:table-row table:style-name="ro1">
          <table:table-cell table:formula="of:=[$saleen_s7.E52]" office:value-type="float" office:value="3.5625" calcext:value-type="float">
            <text:p>3.5625</text:p>
          </table:table-cell>
          <table:table-cell table:formula="of:=[$saleen_s7.F52]" office:value-type="float" office:value="2.2722" calcext:value-type="float">
            <text:p>2.2722</text:p>
          </table:table-cell>
        </table:table-row>
        <table:table-row table:style-name="ro1">
          <table:table-cell table:formula="of:=[$saleen_s7.E53]" office:value-type="float" office:value="3.5969" calcext:value-type="float">
            <text:p>3.5969</text:p>
          </table:table-cell>
          <table:table-cell table:formula="of:=[$saleen_s7.F53]" office:value-type="float" office:value="2.2766" calcext:value-type="float">
            <text:p>2.2766</text:p>
          </table:table-cell>
        </table:table-row>
        <table:table-row table:style-name="ro1">
          <table:table-cell table:formula="of:=[$saleen_s7.E54]" office:value-type="float" office:value="3.6275" calcext:value-type="float">
            <text:p>3.6275</text:p>
          </table:table-cell>
          <table:table-cell table:formula="of:=[$saleen_s7.F54]" office:value-type="float" office:value="2.2796" calcext:value-type="float">
            <text:p>2.2796</text:p>
          </table:table-cell>
        </table:table-row>
        <table:table-row table:style-name="ro1">
          <table:table-cell table:formula="of:=[$saleen_s7.E55]" office:value-type="float" office:value="3.9244" calcext:value-type="float">
            <text:p>3.9244</text:p>
          </table:table-cell>
          <table:table-cell table:formula="of:=[$saleen_s7.F55]" office:value-type="float" office:value="2.308" calcext:value-type="float">
            <text:p>2.308</text:p>
          </table:table-cell>
        </table:table-row>
        <table:table-row table:style-name="ro1">
          <table:table-cell table:formula="of:=[$saleen_s7.E56]" office:value-type="float" office:value="4.0184" calcext:value-type="float">
            <text:p>4.0184</text:p>
          </table:table-cell>
          <table:table-cell table:formula="of:=[$saleen_s7.F56]" office:value-type="float" office:value="2.3148" calcext:value-type="float">
            <text:p>2.3148</text:p>
          </table:table-cell>
        </table:table-row>
        <table:table-row table:style-name="ro1">
          <table:table-cell table:formula="of:=[$saleen_s7.E57]" office:value-type="float" office:value="4.0258" calcext:value-type="float">
            <text:p>4.0258</text:p>
          </table:table-cell>
          <table:table-cell table:formula="of:=[$saleen_s7.F57]" office:value-type="float" office:value="2.3152" calcext:value-type="float">
            <text:p>2.3152</text:p>
          </table:table-cell>
        </table:table-row>
        <table:table-row table:style-name="ro1">
          <table:table-cell table:formula="of:=[$saleen_s7.E58]" office:value-type="float" office:value="4.0389" calcext:value-type="float">
            <text:p>4.0389</text:p>
          </table:table-cell>
          <table:table-cell table:formula="of:=[$saleen_s7.F58]" office:value-type="float" office:value="2.311" calcext:value-type="float">
            <text:p>2.311</text:p>
          </table:table-cell>
        </table:table-row>
        <table:table-row table:style-name="ro1">
          <table:table-cell table:formula="of:=[$saleen_s7.E59]" office:value-type="float" office:value="4.194" calcext:value-type="float">
            <text:p>4.194</text:p>
          </table:table-cell>
          <table:table-cell table:formula="of:=[$saleen_s7.F59]" office:value-type="float" office:value="2.2592" calcext:value-type="float">
            <text:p>2.2592</text:p>
          </table:table-cell>
        </table:table-row>
        <table:table-row table:style-name="ro1">
          <table:table-cell table:formula="of:=[$saleen_s7.E60]" office:value-type="float" office:value="4.2069" calcext:value-type="float">
            <text:p>4.2069</text:p>
          </table:table-cell>
          <table:table-cell table:formula="of:=[$saleen_s7.F60]" office:value-type="float" office:value="2.2663" calcext:value-type="float">
            <text:p>2.2663</text:p>
          </table:table-cell>
        </table:table-row>
        <table:table-row table:style-name="ro1">
          <table:table-cell table:formula="of:=[$saleen_s7.E61]" office:value-type="float" office:value="4.3528" calcext:value-type="float">
            <text:p>4.3528</text:p>
          </table:table-cell>
          <table:table-cell table:formula="of:=[$saleen_s7.F61]" office:value-type="float" office:value="2.3486" calcext:value-type="float">
            <text:p>2.3486</text:p>
          </table:table-cell>
        </table:table-row>
        <table:table-row table:style-name="ro1">
          <table:table-cell table:formula="of:=[$saleen_s7.E62]" office:value-type="float" office:value="5.1257" calcext:value-type="float">
            <text:p>5.1257</text:p>
          </table:table-cell>
          <table:table-cell table:formula="of:=[$saleen_s7.F62]" office:value-type="float" office:value="2.7526" calcext:value-type="float">
            <text:p>2.7526</text:p>
          </table:table-cell>
        </table:table-row>
        <table:table-row table:style-name="ro1">
          <table:table-cell table:formula="of:=[$saleen_s7.E63]" office:value-type="float" office:value="5.1927" calcext:value-type="float">
            <text:p>5.1927</text:p>
          </table:table-cell>
          <table:table-cell table:formula="of:=[$saleen_s7.F63]" office:value-type="float" office:value="2.7869" calcext:value-type="float">
            <text:p>2.7869</text:p>
          </table:table-cell>
        </table:table-row>
        <table:table-row table:style-name="ro1">
          <table:table-cell table:formula="of:=[$saleen_s7.E64]" office:value-type="float" office:value="5.6925" calcext:value-type="float">
            <text:p>5.6925</text:p>
          </table:table-cell>
          <table:table-cell table:formula="of:=[$saleen_s7.F64]" office:value-type="float" office:value="2.9932" calcext:value-type="float">
            <text:p>2.9932</text:p>
          </table:table-cell>
        </table:table-row>
        <table:table-row table:style-name="ro1">
          <table:table-cell table:formula="of:=[$saleen_s7.E65]" office:value-type="float" office:value="5.7323" calcext:value-type="float">
            <text:p>5.7323</text:p>
          </table:table-cell>
          <table:table-cell table:formula="of:=[$saleen_s7.F65]" office:value-type="float" office:value="3.0095" calcext:value-type="float">
            <text:p>3.0095</text:p>
          </table:table-cell>
        </table:table-row>
        <table:table-row table:style-name="ro1">
          <table:table-cell table:formula="of:=[$saleen_s7.E66]" office:value-type="float" office:value="6.228" calcext:value-type="float">
            <text:p>6.228</text:p>
          </table:table-cell>
          <table:table-cell table:formula="of:=[$saleen_s7.F66]" office:value-type="float" office:value="3.1783" calcext:value-type="float">
            <text:p>3.1783</text:p>
          </table:table-cell>
        </table:table-row>
        <table:table-row table:style-name="ro1">
          <table:table-cell table:formula="of:=[$saleen_s7.E67]" office:value-type="float" office:value="6.2661" calcext:value-type="float">
            <text:p>6.2661</text:p>
          </table:table-cell>
          <table:table-cell table:formula="of:=[$saleen_s7.F67]" office:value-type="float" office:value="3.1916" calcext:value-type="float">
            <text:p>3.1916</text:p>
          </table:table-cell>
        </table:table-row>
        <table:table-row table:style-name="ro1">
          <table:table-cell table:formula="of:=[$saleen_s7.E68]" office:value-type="float" office:value="6.2807" calcext:value-type="float">
            <text:p>6.2807</text:p>
          </table:table-cell>
          <table:table-cell table:formula="of:=[$saleen_s7.F68]" office:value-type="float" office:value="3.1953" calcext:value-type="float">
            <text:p>3.1953</text:p>
          </table:table-cell>
        </table:table-row>
        <table:table-row table:style-name="ro1">
          <table:table-cell table:formula="of:=[$saleen_s7.E69]" office:value-type="float" office:value="6.5091" calcext:value-type="float">
            <text:p>6.5091</text:p>
          </table:table-cell>
          <table:table-cell table:formula="of:=[$saleen_s7.F69]" office:value-type="float" office:value="3.2522" calcext:value-type="float">
            <text:p>3.2522</text:p>
          </table:table-cell>
        </table:table-row>
        <table:table-row table:style-name="ro1">
          <table:table-cell table:formula="of:=[$saleen_s7.E70]" office:value-type="float" office:value="6.513" calcext:value-type="float">
            <text:p>6.513</text:p>
          </table:table-cell>
          <table:table-cell table:formula="of:=[$saleen_s7.F70]" office:value-type="float" office:value="3.253" calcext:value-type="float">
            <text:p>3.253</text:p>
          </table:table-cell>
        </table:table-row>
        <table:table-row table:style-name="ro1">
          <table:table-cell table:formula="of:=[$saleen_s7.E71]" office:value-type="float" office:value="6.553" calcext:value-type="float">
            <text:p>6.553</text:p>
          </table:table-cell>
          <table:table-cell table:formula="of:=[$saleen_s7.F71]" office:value-type="float" office:value="3.2633" calcext:value-type="float">
            <text:p>3.2633</text:p>
          </table:table-cell>
        </table:table-row>
        <table:table-row table:style-name="ro1">
          <table:table-cell table:formula="of:=[$saleen_s7.E72]" office:value-type="float" office:value="6.5696" calcext:value-type="float">
            <text:p>6.5696</text:p>
          </table:table-cell>
          <table:table-cell table:formula="of:=[$saleen_s7.F72]" office:value-type="float" office:value="3.2669" calcext:value-type="float">
            <text:p>3.2669</text:p>
          </table:table-cell>
        </table:table-row>
        <table:table-row table:style-name="ro1">
          <table:table-cell table:formula="of:=[$saleen_s7.E73]" office:value-type="float" office:value="6.7222" calcext:value-type="float">
            <text:p>6.7222</text:p>
          </table:table-cell>
          <table:table-cell table:formula="of:=[$saleen_s7.F73]" office:value-type="float" office:value="3.2996" calcext:value-type="float">
            <text:p>3.2996</text:p>
          </table:table-cell>
        </table:table-row>
        <table:table-row table:style-name="ro1">
          <table:table-cell table:formula="of:=[$saleen_s7.E74]" office:value-type="float" office:value="6.8734" calcext:value-type="float">
            <text:p>6.8734</text:p>
          </table:table-cell>
          <table:table-cell table:formula="of:=[$saleen_s7.F74]" office:value-type="float" office:value="3.3035" calcext:value-type="float">
            <text:p>3.3035</text:p>
          </table:table-cell>
        </table:table-row>
        <table:table-row table:style-name="ro1">
          <table:table-cell table:formula="of:=[$saleen_s7.E75]" office:value-type="float" office:value="6.8905" calcext:value-type="float">
            <text:p>6.8905</text:p>
          </table:table-cell>
          <table:table-cell table:formula="of:=[$saleen_s7.F75]" office:value-type="float" office:value="3.3044" calcext:value-type="float">
            <text:p>3.3044</text:p>
          </table:table-cell>
        </table:table-row>
        <table:table-row table:style-name="ro1">
          <table:table-cell table:formula="of:=[$saleen_s7.E76]" office:value-type="float" office:value="7.0407" calcext:value-type="float">
            <text:p>7.0407</text:p>
          </table:table-cell>
          <table:table-cell table:formula="of:=[$saleen_s7.F76]" office:value-type="float" office:value="3.2983" calcext:value-type="float">
            <text:p>3.2983</text:p>
          </table:table-cell>
        </table:table-row>
        <table:table-row table:style-name="ro1">
          <table:table-cell table:formula="of:=[$saleen_s7.E77]" office:value-type="float" office:value="7.058" calcext:value-type="float">
            <text:p>7.058</text:p>
          </table:table-cell>
          <table:table-cell table:formula="of:=[$saleen_s7.F77]" office:value-type="float" office:value="3.2976" calcext:value-type="float">
            <text:p>3.2976</text:p>
          </table:table-cell>
        </table:table-row>
        <table:table-row table:style-name="ro1">
          <table:table-cell table:formula="of:=[$saleen_s7.E78]" office:value-type="float" office:value="7.0858" calcext:value-type="float">
            <text:p>7.0858</text:p>
          </table:table-cell>
          <table:table-cell table:formula="of:=[$saleen_s7.F78]" office:value-type="float" office:value="3.2934" calcext:value-type="float">
            <text:p>3.2934</text:p>
          </table:table-cell>
        </table:table-row>
        <table:table-row table:style-name="ro1">
          <table:table-cell table:formula="of:=[$saleen_s7.E79]" office:value-type="float" office:value="7.311" calcext:value-type="float">
            <text:p>7.311</text:p>
          </table:table-cell>
          <table:table-cell table:formula="of:=[$saleen_s7.F79]" office:value-type="float" office:value="3.2594" calcext:value-type="float">
            <text:p>3.2594</text:p>
          </table:table-cell>
        </table:table-row>
        <table:table-row table:style-name="ro1">
          <table:table-cell table:formula="of:=[$saleen_s7.E80]" office:value-type="float" office:value="7.3685" calcext:value-type="float">
            <text:p>7.3685</text:p>
          </table:table-cell>
          <table:table-cell table:formula="of:=[$saleen_s7.F80]" office:value-type="float" office:value="3.2594" calcext:value-type="float">
            <text:p>3.2594</text:p>
          </table:table-cell>
        </table:table-row>
        <table:table-row table:style-name="ro1">
          <table:table-cell table:formula="of:=[$saleen_s7.E81]" office:value-type="float" office:value="7.3757" calcext:value-type="float">
            <text:p>7.3757</text:p>
          </table:table-cell>
          <table:table-cell table:formula="of:=[$saleen_s7.F81]" office:value-type="float" office:value="3.2594" calcext:value-type="float">
            <text:p>3.2594</text:p>
          </table:table-cell>
        </table:table-row>
        <table:table-row table:style-name="ro1">
          <table:table-cell table:formula="of:=[$saleen_s7.E82]" office:value-type="float" office:value="7.431" calcext:value-type="float">
            <text:p>7.431</text:p>
          </table:table-cell>
          <table:table-cell table:formula="of:=[$saleen_s7.F82]" office:value-type="float" office:value="3.2594" calcext:value-type="float">
            <text:p>3.2594</text:p>
          </table:table-cell>
        </table:table-row>
        <table:table-row table:style-name="ro1">
          <table:table-cell table:formula="of:=[$saleen_s7.E83]" office:value-type="float" office:value="7.4378" calcext:value-type="float">
            <text:p>7.4378</text:p>
          </table:table-cell>
          <table:table-cell table:formula="of:=[$saleen_s7.F83]" office:value-type="float" office:value="3.2594" calcext:value-type="float">
            <text:p>3.2594</text:p>
          </table:table-cell>
        </table:table-row>
        <table:table-row table:style-name="ro1">
          <table:table-cell table:formula="of:=[$saleen_s7.E84]" office:value-type="float" office:value="7.2874" calcext:value-type="float">
            <text:p>7.2874</text:p>
          </table:table-cell>
          <table:table-cell table:formula="of:=[$saleen_s7.F84]" office:value-type="float" office:value="3.4134" calcext:value-type="float">
            <text:p>3.4134</text:p>
          </table:table-cell>
        </table:table-row>
        <table:table-row table:style-name="ro1">
          <table:table-cell table:formula="of:=[$saleen_s7.E85]" office:value-type="float" office:value="7.2303" calcext:value-type="float">
            <text:p>7.2303</text:p>
          </table:table-cell>
          <table:table-cell table:formula="of:=[$saleen_s7.F85]" office:value-type="float" office:value="3.4134" calcext:value-type="float">
            <text:p>3.4134</text:p>
          </table:table-cell>
        </table:table-row>
        <table:table-row table:style-name="ro1">
          <table:table-cell table:formula="of:=[$saleen_s7.E86]" office:value-type="float" office:value="7.2252" calcext:value-type="float">
            <text:p>7.2252</text:p>
          </table:table-cell>
          <table:table-cell table:formula="of:=[$saleen_s7.F86]" office:value-type="float" office:value="3.4134" calcext:value-type="float">
            <text:p>3.4134</text:p>
          </table:table-cell>
        </table:table-row>
        <table:table-row table:style-name="ro1">
          <table:table-cell table:formula="of:=[$saleen_s7.E87]" office:value-type="float" office:value="7.1604" calcext:value-type="float">
            <text:p>7.1604</text:p>
          </table:table-cell>
          <table:table-cell table:formula="of:=[$saleen_s7.F87]" office:value-type="float" office:value="3.4134" calcext:value-type="float">
            <text:p>3.4134</text:p>
          </table:table-cell>
        </table:table-row>
        <table:table-row table:style-name="ro1">
          <table:table-cell table:formula="of:=[$saleen_s7.E88]" office:value-type="float" office:value="7.1621" calcext:value-type="float">
            <text:p>7.1621</text:p>
          </table:table-cell>
          <table:table-cell table:formula="of:=[$saleen_s7.F88]" office:value-type="float" office:value="3.4148" calcext:value-type="float">
            <text:p>3.4148</text:p>
          </table:table-cell>
        </table:table-row>
        <table:table-row table:style-name="ro1">
          <table:table-cell table:formula="of:=[$saleen_s7.E89]" office:value-type="float" office:value="7.1691" calcext:value-type="float">
            <text:p>7.1691</text:p>
          </table:table-cell>
          <table:table-cell table:formula="of:=[$saleen_s7.F89]" office:value-type="float" office:value="3.4248" calcext:value-type="float">
            <text:p>3.4248</text:p>
          </table:table-cell>
        </table:table-row>
        <table:table-row table:style-name="ro1">
          <table:table-cell table:formula="of:=[$saleen_s7.E90]" office:value-type="float" office:value="7.1832" calcext:value-type="float">
            <text:p>7.1832</text:p>
          </table:table-cell>
          <table:table-cell table:formula="of:=[$saleen_s7.F90]" office:value-type="float" office:value="3.4299" calcext:value-type="float">
            <text:p>3.4299</text:p>
          </table:table-cell>
        </table:table-row>
        <table:table-row table:style-name="ro1">
          <table:table-cell table:formula="of:=[$saleen_s7.E91]" office:value-type="float" office:value="7.2175" calcext:value-type="float">
            <text:p>7.2175</text:p>
          </table:table-cell>
          <table:table-cell table:formula="of:=[$saleen_s7.F91]" office:value-type="float" office:value="3.4327" calcext:value-type="float">
            <text:p>3.4327</text:p>
          </table:table-cell>
        </table:table-row>
        <table:table-row table:style-name="ro1">
          <table:table-cell table:formula="of:=[$saleen_s7.E92]" office:value-type="float" office:value="7.6851" calcext:value-type="float">
            <text:p>7.6851</text:p>
          </table:table-cell>
          <table:table-cell table:formula="of:=[$saleen_s7.F92]" office:value-type="float" office:value="3.4694" calcext:value-type="float">
            <text:p>3.4694</text:p>
          </table:table-cell>
        </table:table-row>
        <table:table-row table:style-name="ro1">
          <table:table-cell table:formula="of:=[$saleen_s7.E93]" office:value-type="float" office:value="7.7241" calcext:value-type="float">
            <text:p>7.7241</text:p>
          </table:table-cell>
          <table:table-cell table:formula="of:=[$saleen_s7.F93]" office:value-type="float" office:value="3.4676" calcext:value-type="float">
            <text:p>3.4676</text:p>
          </table:table-cell>
        </table:table-row>
        <table:table-row table:style-name="ro1">
          <table:table-cell table:formula="of:=[$saleen_s7.E94]" office:value-type="float" office:value="8.2545" calcext:value-type="float">
            <text:p>8.2545</text:p>
          </table:table-cell>
          <table:table-cell table:formula="of:=[$saleen_s7.F94]" office:value-type="float" office:value="3.4458" calcext:value-type="float">
            <text:p>3.4458</text:p>
          </table:table-cell>
        </table:table-row>
        <table:table-row table:style-name="ro1">
          <table:table-cell table:formula="of:=[$saleen_s7.E95]" office:value-type="float" office:value="8.5331" calcext:value-type="float">
            <text:p>8.5331</text:p>
          </table:table-cell>
          <table:table-cell table:formula="of:=[$saleen_s7.F95]" office:value-type="float" office:value="3.42" calcext:value-type="float">
            <text:p>3.42</text:p>
          </table:table-cell>
        </table:table-row>
        <table:table-row table:style-name="ro1">
          <table:table-cell table:formula="of:=[$saleen_s7.E96]" office:value-type="float" office:value="8.541" calcext:value-type="float">
            <text:p>8.541</text:p>
          </table:table-cell>
          <table:table-cell table:formula="of:=[$saleen_s7.F96]" office:value-type="float" office:value="3.4192" calcext:value-type="float">
            <text:p>3.4192</text:p>
          </table:table-cell>
        </table:table-row>
        <table:table-row table:style-name="ro1">
          <table:table-cell table:formula="of:=[$saleen_s7.E97]" office:value-type="float" office:value="8.5412" calcext:value-type="float">
            <text:p>8.5412</text:p>
          </table:table-cell>
          <table:table-cell table:formula="of:=[$saleen_s7.F97]" office:value-type="float" office:value="3.4192" calcext:value-type="float">
            <text:p>3.4192</text:p>
          </table:table-cell>
        </table:table-row>
        <table:table-row table:style-name="ro1">
          <table:table-cell table:formula="of:=[$saleen_s7.E98]" office:value-type="float" office:value="8.5539" calcext:value-type="float">
            <text:p>8.5539</text:p>
          </table:table-cell>
          <table:table-cell table:formula="of:=[$saleen_s7.F98]" office:value-type="float" office:value="3.4181" calcext:value-type="float">
            <text:p>3.4181</text:p>
          </table:table-cell>
        </table:table-row>
        <table:table-row table:style-name="ro1">
          <table:table-cell table:formula="of:=[$saleen_s7.E99]" office:value-type="float" office:value="8.5543" calcext:value-type="float">
            <text:p>8.5543</text:p>
          </table:table-cell>
          <table:table-cell table:formula="of:=[$saleen_s7.F99]" office:value-type="float" office:value="3.4179" calcext:value-type="float">
            <text:p>3.4179</text:p>
          </table:table-cell>
        </table:table-row>
        <table:table-row table:style-name="ro1">
          <table:table-cell table:formula="of:=[$saleen_s7.E100]" office:value-type="float" office:value="8.6539" calcext:value-type="float">
            <text:p>8.6539</text:p>
          </table:table-cell>
          <table:table-cell table:formula="of:=[$saleen_s7.F100]" office:value-type="float" office:value="3.4062" calcext:value-type="float">
            <text:p>3.4062</text:p>
          </table:table-cell>
        </table:table-row>
        <table:table-row table:style-name="ro1">
          <table:table-cell table:formula="of:=[$saleen_s7.E101]" office:value-type="float" office:value="8.8463" calcext:value-type="float">
            <text:p>8.8463</text:p>
          </table:table-cell>
          <table:table-cell table:formula="of:=[$saleen_s7.F101]" office:value-type="float" office:value="3.3836" calcext:value-type="float">
            <text:p>3.3836</text:p>
          </table:table-cell>
        </table:table-row>
        <table:table-row table:style-name="ro1">
          <table:table-cell table:formula="of:=[$saleen_s7.E102]" office:value-type="float" office:value="8.8678" calcext:value-type="float">
            <text:p>8.8678</text:p>
          </table:table-cell>
          <table:table-cell table:formula="of:=[$saleen_s7.F102]" office:value-type="float" office:value="3.381" calcext:value-type="float">
            <text:p>3.381</text:p>
          </table:table-cell>
        </table:table-row>
        <table:table-row table:style-name="ro1">
          <table:table-cell table:formula="of:=[$saleen_s7.E103]" office:value-type="float" office:value="9.3629" calcext:value-type="float">
            <text:p>9.3629</text:p>
          </table:table-cell>
          <table:table-cell table:formula="of:=[$saleen_s7.F103]" office:value-type="float" office:value="3.3186" calcext:value-type="float">
            <text:p>3.3186</text:p>
          </table:table-cell>
        </table:table-row>
        <table:table-row table:style-name="ro1">
          <table:table-cell table:formula="of:=[$saleen_s7.E104]" office:value-type="float" office:value="9.3997" calcext:value-type="float">
            <text:p>9.3997</text:p>
          </table:table-cell>
          <table:table-cell table:formula="of:=[$saleen_s7.F104]" office:value-type="float" office:value="3.3139" calcext:value-type="float">
            <text:p>3.3139</text:p>
          </table:table-cell>
        </table:table-row>
        <table:table-row table:style-name="ro1">
          <table:table-cell table:formula="of:=[$saleen_s7.E105]" office:value-type="float" office:value="9.7184" calcext:value-type="float">
            <text:p>9.7184</text:p>
          </table:table-cell>
          <table:table-cell table:formula="of:=[$saleen_s7.F105]" office:value-type="float" office:value="3.2662" calcext:value-type="float">
            <text:p>3.2662</text:p>
          </table:table-cell>
        </table:table-row>
        <table:table-row table:style-name="ro1">
          <table:table-cell table:formula="of:=[$saleen_s7.E106]" office:value-type="float" office:value="9.7436" calcext:value-type="float">
            <text:p>9.7436</text:p>
          </table:table-cell>
          <table:table-cell table:formula="of:=[$saleen_s7.F106]" office:value-type="float" office:value="3.2625" calcext:value-type="float">
            <text:p>3.2625</text:p>
          </table:table-cell>
        </table:table-row>
        <table:table-row table:style-name="ro1">
          <table:table-cell table:formula="of:=[$saleen_s7.E107]" office:value-type="float" office:value="9.7456" calcext:value-type="float">
            <text:p>9.7456</text:p>
          </table:table-cell>
          <table:table-cell table:formula="of:=[$saleen_s7.F107]" office:value-type="float" office:value="3.2621" calcext:value-type="float">
            <text:p>3.2621</text:p>
          </table:table-cell>
        </table:table-row>
        <table:table-row table:style-name="ro1">
          <table:table-cell table:formula="of:=[$saleen_s7.E108]" office:value-type="float" office:value="9.8178" calcext:value-type="float">
            <text:p>9.8178</text:p>
          </table:table-cell>
          <table:table-cell table:formula="of:=[$saleen_s7.F108]" office:value-type="float" office:value="3.25" calcext:value-type="float">
            <text:p>3.25</text:p>
          </table:table-cell>
        </table:table-row>
        <table:table-row table:style-name="ro1">
          <table:table-cell table:formula="of:=[$saleen_s7.E109]" office:value-type="float" office:value="9.8207" calcext:value-type="float">
            <text:p>9.8207</text:p>
          </table:table-cell>
          <table:table-cell table:formula="of:=[$saleen_s7.F109]" office:value-type="float" office:value="3.2496" calcext:value-type="float">
            <text:p>3.2496</text:p>
          </table:table-cell>
        </table:table-row>
        <table:table-row table:style-name="ro1">
          <table:table-cell table:formula="of:=[$saleen_s7.E110]" office:value-type="float" office:value="9.8216" calcext:value-type="float">
            <text:p>9.8216</text:p>
          </table:table-cell>
          <table:table-cell table:formula="of:=[$saleen_s7.F110]" office:value-type="float" office:value="3.2495" calcext:value-type="float">
            <text:p>3.2495</text:p>
          </table:table-cell>
        </table:table-row>
        <table:table-row table:style-name="ro1">
          <table:table-cell table:formula="of:=[$saleen_s7.E111]" office:value-type="float" office:value="9.8335" calcext:value-type="float">
            <text:p>9.8335</text:p>
          </table:table-cell>
          <table:table-cell table:formula="of:=[$saleen_s7.F111]" office:value-type="float" office:value="3.2488" calcext:value-type="float">
            <text:p>3.2488</text:p>
          </table:table-cell>
        </table:table-row>
        <table:table-row table:style-name="ro1">
          <table:table-cell table:formula="of:=[$saleen_s7.E112]" office:value-type="float" office:value="9.9652" calcext:value-type="float">
            <text:p>9.9652</text:p>
          </table:table-cell>
          <table:table-cell table:formula="of:=[$saleen_s7.F112]" office:value-type="float" office:value="3.2259" calcext:value-type="float">
            <text:p>3.2259</text:p>
          </table:table-cell>
        </table:table-row>
        <table:table-row table:style-name="ro1">
          <table:table-cell table:formula="of:=[$saleen_s7.E113]" office:value-type="float" office:value="9.9751" calcext:value-type="float">
            <text:p>9.9751</text:p>
          </table:table-cell>
          <table:table-cell table:formula="of:=[$saleen_s7.F113]" office:value-type="float" office:value="3.2242" calcext:value-type="float">
            <text:p>3.2242</text:p>
          </table:table-cell>
        </table:table-row>
        <table:table-row table:style-name="ro1">
          <table:table-cell table:formula="of:=[$saleen_s7.E114]" office:value-type="float" office:value="10.014" calcext:value-type="float">
            <text:p>10.014</text:p>
          </table:table-cell>
          <table:table-cell table:formula="of:=[$saleen_s7.F114]" office:value-type="float" office:value="3.2171" calcext:value-type="float">
            <text:p>3.2171</text:p>
          </table:table-cell>
        </table:table-row>
        <table:table-row table:style-name="ro1">
          <table:table-cell table:formula="of:=[$saleen_s7.E115]" office:value-type="float" office:value="10.539" calcext:value-type="float">
            <text:p>10.539</text:p>
          </table:table-cell>
          <table:table-cell table:formula="of:=[$saleen_s7.F115]" office:value-type="float" office:value="3.1143" calcext:value-type="float">
            <text:p>3.1143</text:p>
          </table:table-cell>
        </table:table-row>
        <table:table-row table:style-name="ro1">
          <table:table-cell table:formula="of:=[$saleen_s7.E116]" office:value-type="float" office:value="11.132" calcext:value-type="float">
            <text:p>11.132</text:p>
          </table:table-cell>
          <table:table-cell table:formula="of:=[$saleen_s7.F116]" office:value-type="float" office:value="3.008" calcext:value-type="float">
            <text:p>3.008</text:p>
          </table:table-cell>
        </table:table-row>
        <table:table-row table:style-name="ro1">
          <table:table-cell table:formula="of:=[$saleen_s7.E117]" office:value-type="float" office:value="11.177" calcext:value-type="float">
            <text:p>11.177</text:p>
          </table:table-cell>
          <table:table-cell table:formula="of:=[$saleen_s7.F117]" office:value-type="float" office:value="2.9998" calcext:value-type="float">
            <text:p>2.9998</text:p>
          </table:table-cell>
        </table:table-row>
        <table:table-row table:style-name="ro1">
          <table:table-cell table:formula="of:=[$saleen_s7.E118]" office:value-type="float" office:value="11.23" calcext:value-type="float">
            <text:p>11.23</text:p>
          </table:table-cell>
          <table:table-cell table:formula="of:=[$saleen_s7.F118]" office:value-type="float" office:value="2.9903" calcext:value-type="float">
            <text:p>2.9903</text:p>
          </table:table-cell>
        </table:table-row>
        <table:table-row table:style-name="ro1">
          <table:table-cell table:formula="of:=[$saleen_s7.E119]" office:value-type="float" office:value="11.908" calcext:value-type="float">
            <text:p>11.908</text:p>
          </table:table-cell>
          <table:table-cell table:formula="of:=[$saleen_s7.F119]" office:value-type="float" office:value="2.8706" calcext:value-type="float">
            <text:p>2.8706</text:p>
          </table:table-cell>
        </table:table-row>
        <table:table-row table:style-name="ro1">
          <table:table-cell table:formula="of:=[$saleen_s7.E120]" office:value-type="float" office:value="11.988" calcext:value-type="float">
            <text:p>11.988</text:p>
          </table:table-cell>
          <table:table-cell table:formula="of:=[$saleen_s7.F120]" office:value-type="float" office:value="2.8571" calcext:value-type="float">
            <text:p>2.8571</text:p>
          </table:table-cell>
        </table:table-row>
        <table:table-row table:style-name="ro1">
          <table:table-cell table:formula="of:=[$saleen_s7.E121]" office:value-type="float" office:value="12.874" calcext:value-type="float">
            <text:p>12.874</text:p>
          </table:table-cell>
          <table:table-cell table:formula="of:=[$saleen_s7.F121]" office:value-type="float" office:value="2.7063" calcext:value-type="float">
            <text:p>2.7063</text:p>
          </table:table-cell>
        </table:table-row>
        <table:table-row table:style-name="ro1">
          <table:table-cell table:formula="of:=[$saleen_s7.E122]" office:value-type="float" office:value="12.894" calcext:value-type="float">
            <text:p>12.894</text:p>
          </table:table-cell>
          <table:table-cell table:formula="of:=[$saleen_s7.F122]" office:value-type="float" office:value="2.7057" calcext:value-type="float">
            <text:p>2.7057</text:p>
          </table:table-cell>
        </table:table-row>
        <table:table-row table:style-name="ro1">
          <table:table-cell table:formula="of:=[$saleen_s7.E123]" office:value-type="float" office:value="13.051" calcext:value-type="float">
            <text:p>13.051</text:p>
          </table:table-cell>
          <table:table-cell table:formula="of:=[$saleen_s7.F123]" office:value-type="float" office:value="2.7004" calcext:value-type="float">
            <text:p>2.7004</text:p>
          </table:table-cell>
        </table:table-row>
        <table:table-row table:style-name="ro1">
          <table:table-cell table:formula="of:=[$saleen_s7.E124]" office:value-type="float" office:value="13.058" calcext:value-type="float">
            <text:p>13.058</text:p>
          </table:table-cell>
          <table:table-cell table:formula="of:=[$saleen_s7.F124]" office:value-type="float" office:value="2.7003" calcext:value-type="float">
            <text:p>2.7003</text:p>
          </table:table-cell>
        </table:table-row>
        <table:table-row table:style-name="ro1">
          <table:table-cell table:formula="of:=[$saleen_s7.E125]" office:value-type="float" office:value="13.083" calcext:value-type="float">
            <text:p>13.083</text:p>
          </table:table-cell>
          <table:table-cell table:formula="of:=[$saleen_s7.F125]" office:value-type="float" office:value="2.6993" calcext:value-type="float">
            <text:p>2.6993</text:p>
          </table:table-cell>
        </table:table-row>
        <table:table-row table:style-name="ro1">
          <table:table-cell table:formula="of:=[$saleen_s7.E126]" office:value-type="float" office:value="13.514" calcext:value-type="float">
            <text:p>13.514</text:p>
          </table:table-cell>
          <table:table-cell table:formula="of:=[$saleen_s7.F126]" office:value-type="float" office:value="2.6823" calcext:value-type="float">
            <text:p>2.6823</text:p>
          </table:table-cell>
        </table:table-row>
        <table:table-row table:style-name="ro1">
          <table:table-cell table:formula="of:=[$saleen_s7.E127]" office:value-type="float" office:value="13.525" calcext:value-type="float">
            <text:p>13.525</text:p>
          </table:table-cell>
          <table:table-cell table:formula="of:=[$saleen_s7.F127]" office:value-type="float" office:value="2.6818" calcext:value-type="float">
            <text:p>2.6818</text:p>
          </table:table-cell>
        </table:table-row>
        <table:table-row table:style-name="ro1">
          <table:table-cell table:formula="of:=[$saleen_s7.E128]" office:value-type="float" office:value="13.533" calcext:value-type="float">
            <text:p>13.533</text:p>
          </table:table-cell>
          <table:table-cell table:formula="of:=[$saleen_s7.F128]" office:value-type="float" office:value="2.6815" calcext:value-type="float">
            <text:p>2.6815</text:p>
          </table:table-cell>
        </table:table-row>
        <table:table-row table:style-name="ro1">
          <table:table-cell table:formula="of:=[$saleen_s7.E129]" office:value-type="float" office:value="13.544" calcext:value-type="float">
            <text:p>13.544</text:p>
          </table:table-cell>
          <table:table-cell table:formula="of:=[$saleen_s7.F129]" office:value-type="float" office:value="2.681" calcext:value-type="float">
            <text:p>2.681</text:p>
          </table:table-cell>
        </table:table-row>
        <table:table-row table:style-name="ro1">
          <table:table-cell table:formula="of:=[$saleen_s7.E130]" office:value-type="float" office:value="13.552" calcext:value-type="float">
            <text:p>13.552</text:p>
          </table:table-cell>
          <table:table-cell table:formula="of:=[$saleen_s7.F130]" office:value-type="float" office:value="2.6805" calcext:value-type="float">
            <text:p>2.6805</text:p>
          </table:table-cell>
        </table:table-row>
        <table:table-row table:style-name="ro1">
          <table:table-cell table:formula="of:=[$saleen_s7.E131]" office:value-type="float" office:value="13.562" calcext:value-type="float">
            <text:p>13.562</text:p>
          </table:table-cell>
          <table:table-cell table:formula="of:=[$saleen_s7.F131]" office:value-type="float" office:value="2.6799" calcext:value-type="float">
            <text:p>2.6799</text:p>
          </table:table-cell>
        </table:table-row>
        <table:table-row table:style-name="ro1">
          <table:table-cell table:formula="of:=[$saleen_s7.E132]" office:value-type="float" office:value="13.938" calcext:value-type="float">
            <text:p>13.938</text:p>
          </table:table-cell>
          <table:table-cell table:formula="of:=[$saleen_s7.F132]" office:value-type="float" office:value="2.6587" calcext:value-type="float">
            <text:p>2.6587</text:p>
          </table:table-cell>
        </table:table-row>
        <table:table-row table:style-name="ro1">
          <table:table-cell table:formula="of:=[$saleen_s7.E133]" office:value-type="float" office:value="13.947" calcext:value-type="float">
            <text:p>13.947</text:p>
          </table:table-cell>
          <table:table-cell table:formula="of:=[$saleen_s7.F133]" office:value-type="float" office:value="2.6582" calcext:value-type="float">
            <text:p>2.6582</text:p>
          </table:table-cell>
        </table:table-row>
        <table:table-row table:style-name="ro1">
          <table:table-cell table:formula="of:=[$saleen_s7.E134]" office:value-type="float" office:value="13.957" calcext:value-type="float">
            <text:p>13.957</text:p>
          </table:table-cell>
          <table:table-cell table:formula="of:=[$saleen_s7.F134]" office:value-type="float" office:value="2.6576" calcext:value-type="float">
            <text:p>2.6576</text:p>
          </table:table-cell>
        </table:table-row>
        <table:table-row table:style-name="ro1">
          <table:table-cell table:formula="of:=[$saleen_s7.E135]" office:value-type="float" office:value="13.965" calcext:value-type="float">
            <text:p>13.965</text:p>
          </table:table-cell>
          <table:table-cell table:formula="of:=[$saleen_s7.F135]" office:value-type="float" office:value="2.6572" calcext:value-type="float">
            <text:p>2.6572</text:p>
          </table:table-cell>
        </table:table-row>
        <table:table-row table:style-name="ro1">
          <table:table-cell table:formula="of:=[$saleen_s7.E136]" office:value-type="float" office:value="13.976" calcext:value-type="float">
            <text:p>13.976</text:p>
          </table:table-cell>
          <table:table-cell table:formula="of:=[$saleen_s7.F136]" office:value-type="float" office:value="2.6564" calcext:value-type="float">
            <text:p>2.6564</text:p>
          </table:table-cell>
        </table:table-row>
        <table:table-row table:style-name="ro1">
          <table:table-cell table:formula="of:=[$saleen_s7.E137]" office:value-type="float" office:value="13.984" calcext:value-type="float">
            <text:p>13.984</text:p>
          </table:table-cell>
          <table:table-cell table:formula="of:=[$saleen_s7.F137]" office:value-type="float" office:value="2.6559" calcext:value-type="float">
            <text:p>2.6559</text:p>
          </table:table-cell>
        </table:table-row>
        <table:table-row table:style-name="ro1">
          <table:table-cell table:formula="of:=[$saleen_s7.E138]" office:value-type="float" office:value="14.246" calcext:value-type="float">
            <text:p>14.246</text:p>
          </table:table-cell>
          <table:table-cell table:formula="of:=[$saleen_s7.F138]" office:value-type="float" office:value="2.637" calcext:value-type="float">
            <text:p>2.637</text:p>
          </table:table-cell>
        </table:table-row>
        <table:table-row table:style-name="ro1">
          <table:table-cell table:formula="of:=[$saleen_s7.E139]" office:value-type="float" office:value="14.256" calcext:value-type="float">
            <text:p>14.256</text:p>
          </table:table-cell>
          <table:table-cell table:formula="of:=[$saleen_s7.F139]" office:value-type="float" office:value="2.6362" calcext:value-type="float">
            <text:p>2.6362</text:p>
          </table:table-cell>
        </table:table-row>
        <table:table-row table:style-name="ro1">
          <table:table-cell table:formula="of:=[$saleen_s7.E140]" office:value-type="float" office:value="14.265" calcext:value-type="float">
            <text:p>14.265</text:p>
          </table:table-cell>
          <table:table-cell table:formula="of:=[$saleen_s7.F140]" office:value-type="float" office:value="2.6356" calcext:value-type="float">
            <text:p>2.6356</text:p>
          </table:table-cell>
        </table:table-row>
        <table:table-row table:style-name="ro1">
          <table:table-cell table:formula="of:=[$saleen_s7.E141]" office:value-type="float" office:value="14.37" calcext:value-type="float">
            <text:p>14.37</text:p>
          </table:table-cell>
          <table:table-cell table:formula="of:=[$saleen_s7.F141]" office:value-type="float" office:value="2.628" calcext:value-type="float">
            <text:p>2.628</text:p>
          </table:table-cell>
        </table:table-row>
        <table:table-row table:style-name="ro1">
          <table:table-cell table:formula="of:=[$saleen_s7.E142]" office:value-type="float" office:value="14.381" calcext:value-type="float">
            <text:p>14.381</text:p>
          </table:table-cell>
          <table:table-cell table:formula="of:=[$saleen_s7.F142]" office:value-type="float" office:value="2.6272" calcext:value-type="float">
            <text:p>2.6272</text:p>
          </table:table-cell>
        </table:table-row>
        <table:table-row table:style-name="ro1">
          <table:table-cell table:formula="of:=[$saleen_s7.E143]" office:value-type="float" office:value="14.388" calcext:value-type="float">
            <text:p>14.388</text:p>
          </table:table-cell>
          <table:table-cell table:formula="of:=[$saleen_s7.F143]" office:value-type="float" office:value="2.6266" calcext:value-type="float">
            <text:p>2.6266</text:p>
          </table:table-cell>
        </table:table-row>
        <table:table-row table:style-name="ro1">
          <table:table-cell table:formula="of:=[$saleen_s7.E144]" office:value-type="float" office:value="14.399" calcext:value-type="float">
            <text:p>14.399</text:p>
          </table:table-cell>
          <table:table-cell table:formula="of:=[$saleen_s7.F144]" office:value-type="float" office:value="2.6257" calcext:value-type="float">
            <text:p>2.6257</text:p>
          </table:table-cell>
        </table:table-row>
        <table:table-row table:style-name="ro1">
          <table:table-cell table:formula="of:=[$saleen_s7.E145]" office:value-type="float" office:value="14.519" calcext:value-type="float">
            <text:p>14.519</text:p>
          </table:table-cell>
          <table:table-cell table:formula="of:=[$saleen_s7.F145]" office:value-type="float" office:value="2.6143" calcext:value-type="float">
            <text:p>2.6143</text:p>
          </table:table-cell>
        </table:table-row>
        <table:table-row table:style-name="ro1">
          <table:table-cell table:formula="of:=[$saleen_s7.E146]" office:value-type="float" office:value="14.524" calcext:value-type="float">
            <text:p>14.524</text:p>
          </table:table-cell>
          <table:table-cell table:formula="of:=[$saleen_s7.F146]" office:value-type="float" office:value="2.6135" calcext:value-type="float">
            <text:p>2.6135</text:p>
          </table:table-cell>
        </table:table-row>
        <table:table-row table:style-name="ro1">
          <table:table-cell table:formula="of:=[$saleen_s7.E147]" office:value-type="float" office:value="14.569" calcext:value-type="float">
            <text:p>14.569</text:p>
          </table:table-cell>
          <table:table-cell table:formula="of:=[$saleen_s7.F147]" office:value-type="float" office:value="2.6072" calcext:value-type="float">
            <text:p>2.6072</text:p>
          </table:table-cell>
        </table:table-row>
        <table:table-row table:style-name="ro1">
          <table:table-cell table:formula="of:=[$saleen_s7.E148]" office:value-type="float" office:value="15.176" calcext:value-type="float">
            <text:p>15.176</text:p>
          </table:table-cell>
          <table:table-cell table:formula="of:=[$saleen_s7.F148]" office:value-type="float" office:value="2.5446" calcext:value-type="float">
            <text:p>2.5446</text:p>
          </table:table-cell>
        </table:table-row>
        <table:table-row table:style-name="ro1">
          <table:table-cell table:formula="of:=[$saleen_s7.E149]" office:value-type="float" office:value="15.186" calcext:value-type="float">
            <text:p>15.186</text:p>
          </table:table-cell>
          <table:table-cell table:formula="of:=[$saleen_s7.F149]" office:value-type="float" office:value="2.5394" calcext:value-type="float">
            <text:p>2.5394</text:p>
          </table:table-cell>
        </table:table-row>
        <table:table-row table:style-name="ro1">
          <table:table-cell table:formula="of:=[$saleen_s7.E150]" office:value-type="float" office:value="15.231" calcext:value-type="float">
            <text:p>15.231</text:p>
          </table:table-cell>
          <table:table-cell table:formula="of:=[$saleen_s7.F150]" office:value-type="float" office:value="2.4773" calcext:value-type="float">
            <text:p>2.4773</text:p>
          </table:table-cell>
        </table:table-row>
        <table:table-row table:style-name="ro1">
          <table:table-cell table:formula="of:=[$saleen_s7.E151]" office:value-type="float" office:value="15.235" calcext:value-type="float">
            <text:p>15.235</text:p>
          </table:table-cell>
          <table:table-cell table:formula="of:=[$saleen_s7.F151]" office:value-type="float" office:value="2.4728" calcext:value-type="float">
            <text:p>2.4728</text:p>
          </table:table-cell>
        </table:table-row>
        <table:table-row table:style-name="ro1">
          <table:table-cell table:formula="of:=[$saleen_s7.E152]" office:value-type="float" office:value="15.234" calcext:value-type="float">
            <text:p>15.234</text:p>
          </table:table-cell>
          <table:table-cell table:formula="of:=[$saleen_s7.F152]" office:value-type="float" office:value="2.4725" calcext:value-type="float">
            <text:p>2.4725</text:p>
          </table:table-cell>
        </table:table-row>
        <table:table-row table:style-name="ro1">
          <table:table-cell table:formula="of:=[$saleen_s7.E153]" office:value-type="float" office:value="15.232" calcext:value-type="float">
            <text:p>15.232</text:p>
          </table:table-cell>
          <table:table-cell table:formula="of:=[$saleen_s7.F153]" office:value-type="float" office:value="2.4672" calcext:value-type="float">
            <text:p>2.4672</text:p>
          </table:table-cell>
        </table:table-row>
        <table:table-row table:style-name="ro1">
          <table:table-cell table:formula="of:=[$saleen_s7.E154]" office:value-type="float" office:value="15.205" calcext:value-type="float">
            <text:p>15.205</text:p>
          </table:table-cell>
          <table:table-cell table:formula="of:=[$saleen_s7.F154]" office:value-type="float" office:value="2.4669" calcext:value-type="float">
            <text:p>2.4669</text:p>
          </table:table-cell>
        </table:table-row>
        <table:table-row table:style-name="ro1">
          <table:table-cell table:formula="of:=[$saleen_s7.E155]" office:value-type="float" office:value="15.218" calcext:value-type="float">
            <text:p>15.218</text:p>
          </table:table-cell>
          <table:table-cell table:formula="of:=[$saleen_s7.F155]" office:value-type="float" office:value="2.4669" calcext:value-type="float">
            <text:p>2.4669</text:p>
          </table:table-cell>
        </table:table-row>
        <table:table-row table:style-name="ro1">
          <table:table-cell table:formula="of:=[$saleen_s7.E156]" office:value-type="float" office:value="15.219" calcext:value-type="float">
            <text:p>15.219</text:p>
          </table:table-cell>
          <table:table-cell table:formula="of:=[$saleen_s7.F156]" office:value-type="float" office:value="2.4669" calcext:value-type="float">
            <text:p>2.4669</text:p>
          </table:table-cell>
        </table:table-row>
        <table:table-row table:style-name="ro1">
          <table:table-cell table:formula="of:=[$saleen_s7.E157]" office:value-type="float" office:value="15.017" calcext:value-type="float">
            <text:p>15.017</text:p>
          </table:table-cell>
          <table:table-cell table:formula="of:=[$saleen_s7.F157]" office:value-type="float" office:value="2.4637" calcext:value-type="float">
            <text:p>2.4637</text:p>
          </table:table-cell>
        </table:table-row>
        <table:table-row table:style-name="ro1">
          <table:table-cell table:formula="of:=[$saleen_s7.E158]" office:value-type="float" office:value="15.018" calcext:value-type="float">
            <text:p>15.018</text:p>
          </table:table-cell>
          <table:table-cell table:formula="of:=[$saleen_s7.F158]" office:value-type="float" office:value="2.4309" calcext:value-type="float">
            <text:p>2.4309</text:p>
          </table:table-cell>
        </table:table-row>
        <table:table-row table:style-name="ro1">
          <table:table-cell table:formula="of:=[$saleen_s7.E159]" office:value-type="float" office:value="15.019" calcext:value-type="float">
            <text:p>15.019</text:p>
          </table:table-cell>
          <table:table-cell table:formula="of:=[$saleen_s7.F159]" office:value-type="float" office:value="2.3866" calcext:value-type="float">
            <text:p>2.3866</text:p>
          </table:table-cell>
        </table:table-row>
        <table:table-row table:style-name="ro1">
          <table:table-cell table:formula="of:=[$saleen_s7.E160]" office:value-type="float" office:value="15.199" calcext:value-type="float">
            <text:p>15.199</text:p>
          </table:table-cell>
          <table:table-cell table:formula="of:=[$saleen_s7.F160]" office:value-type="float" office:value="2.3872" calcext:value-type="float">
            <text:p>2.3872</text:p>
          </table:table-cell>
        </table:table-row>
        <table:table-row table:style-name="ro1">
          <table:table-cell table:formula="of:=[$saleen_s7.E161]" office:value-type="float" office:value="15.199" calcext:value-type="float">
            <text:p>15.199</text:p>
          </table:table-cell>
          <table:table-cell table:formula="of:=[$saleen_s7.F161]" office:value-type="float" office:value="2.3773" calcext:value-type="float">
            <text:p>2.3773</text:p>
          </table:table-cell>
        </table:table-row>
        <table:table-row table:style-name="ro1">
          <table:table-cell table:formula="of:=[$saleen_s7.E162]" office:value-type="float" office:value="15.019" calcext:value-type="float">
            <text:p>15.019</text:p>
          </table:table-cell>
          <table:table-cell table:formula="of:=[$saleen_s7.F162]" office:value-type="float" office:value="2.373" calcext:value-type="float">
            <text:p>2.373</text:p>
          </table:table-cell>
        </table:table-row>
        <table:table-row table:style-name="ro1">
          <table:table-cell table:formula="of:=[$saleen_s7.E163]" office:value-type="float" office:value="15.021" calcext:value-type="float">
            <text:p>15.021</text:p>
          </table:table-cell>
          <table:table-cell table:formula="of:=[$saleen_s7.F163]" office:value-type="float" office:value="2.253" calcext:value-type="float">
            <text:p>2.253</text:p>
          </table:table-cell>
        </table:table-row>
        <table:table-row table:style-name="ro1">
          <table:table-cell table:formula="of:=[$saleen_s7.E164]" office:value-type="float" office:value="15.199" calcext:value-type="float">
            <text:p>15.199</text:p>
          </table:table-cell>
          <table:table-cell table:formula="of:=[$saleen_s7.F164]" office:value-type="float" office:value="2.253" calcext:value-type="float">
            <text:p>2.253</text:p>
          </table:table-cell>
        </table:table-row>
        <table:table-row table:style-name="ro1">
          <table:table-cell table:formula="of:=[$saleen_s7.E165]" office:value-type="float" office:value="15.199" calcext:value-type="float">
            <text:p>15.199</text:p>
          </table:table-cell>
          <table:table-cell table:formula="of:=[$saleen_s7.F165]" office:value-type="float" office:value="2.239" calcext:value-type="float">
            <text:p>2.239</text:p>
          </table:table-cell>
        </table:table-row>
        <table:table-row table:style-name="ro1">
          <table:table-cell table:formula="of:=[$saleen_s7.E166]" office:value-type="float" office:value="15.021" calcext:value-type="float">
            <text:p>15.021</text:p>
          </table:table-cell>
          <table:table-cell table:formula="of:=[$saleen_s7.F166]" office:value-type="float" office:value="2.2389" calcext:value-type="float">
            <text:p>2.2389</text:p>
          </table:table-cell>
        </table:table-row>
        <table:table-row table:style-name="ro1">
          <table:table-cell table:formula="of:=[$saleen_s7.E167]" office:value-type="float" office:value="15.0232" calcext:value-type="float">
            <text:p>15.0232</text:p>
          </table:table-cell>
          <table:table-cell table:formula="of:=[$saleen_s7.F167]" office:value-type="float" office:value="2.122" calcext:value-type="float">
            <text:p>2.122</text:p>
          </table:table-cell>
        </table:table-row>
        <table:table-row table:style-name="ro1">
          <table:table-cell table:formula="of:=[$saleen_s7.E168]" office:value-type="float" office:value="15.199" calcext:value-type="float">
            <text:p>15.199</text:p>
          </table:table-cell>
          <table:table-cell table:formula="of:=[$saleen_s7.F168]" office:value-type="float" office:value="2.122" calcext:value-type="float">
            <text:p>2.122</text:p>
          </table:table-cell>
        </table:table-row>
        <table:table-row table:style-name="ro1">
          <table:table-cell table:formula="of:=[$saleen_s7.E169]" office:value-type="float" office:value="15.199" calcext:value-type="float">
            <text:p>15.199</text:p>
          </table:table-cell>
          <table:table-cell table:formula="of:=[$saleen_s7.F169]" office:value-type="float" office:value="2.108" calcext:value-type="float">
            <text:p>2.108</text:p>
          </table:table-cell>
        </table:table-row>
        <table:table-row table:style-name="ro1">
          <table:table-cell table:formula="of:=[$saleen_s7.E170]" office:value-type="float" office:value="15.023" calcext:value-type="float">
            <text:p>15.023</text:p>
          </table:table-cell>
          <table:table-cell table:formula="of:=[$saleen_s7.F170]" office:value-type="float" office:value="2.108" calcext:value-type="float">
            <text:p>2.108</text:p>
          </table:table-cell>
        </table:table-row>
        <table:table-row table:style-name="ro1">
          <table:table-cell table:formula="of:=[$saleen_s7.E171]" office:value-type="float" office:value="15.025" calcext:value-type="float">
            <text:p>15.025</text:p>
          </table:table-cell>
          <table:table-cell table:formula="of:=[$saleen_s7.F171]" office:value-type="float" office:value="2.028" calcext:value-type="float">
            <text:p>2.028</text:p>
          </table:table-cell>
        </table:table-row>
        <table:table-row table:style-name="ro1">
          <table:table-cell table:formula="of:=[$saleen_s7.E172]" office:value-type="float" office:value="15.386" calcext:value-type="float">
            <text:p>15.386</text:p>
          </table:table-cell>
          <table:table-cell table:formula="of:=[$saleen_s7.F172]" office:value-type="float" office:value="2.0315" calcext:value-type="float">
            <text:p>2.0315</text:p>
          </table:table-cell>
        </table:table-row>
        <table:table-row table:style-name="ro1">
          <table:table-cell table:formula="of:=[$saleen_s7.E173]" office:value-type="float" office:value="15.356" calcext:value-type="float">
            <text:p>15.356</text:p>
          </table:table-cell>
          <table:table-cell table:formula="of:=[$saleen_s7.F173]" office:value-type="float" office:value="1.8326" calcext:value-type="float">
            <text:p>1.8326</text:p>
          </table:table-cell>
        </table:table-row>
        <table:table-row table:style-name="ro1">
          <table:table-cell table:formula="of:=[$saleen_s7.E174]" office:value-type="float" office:value="14.999" calcext:value-type="float">
            <text:p>14.999</text:p>
          </table:table-cell>
          <table:table-cell table:formula="of:=[$saleen_s7.F174]" office:value-type="float" office:value="1.8289" calcext:value-type="float">
            <text:p>1.8289</text:p>
          </table:table-cell>
        </table:table-row>
        <table:table-row table:style-name="ro1">
          <table:table-cell table:formula="of:=[$saleen_s7.E175]" office:value-type="float" office:value="15" calcext:value-type="float">
            <text:p>15</text:p>
          </table:table-cell>
          <table:table-cell table:formula="of:=[$saleen_s7.F175]" office:value-type="float" office:value="1.8106" calcext:value-type="float">
            <text:p>1.8106</text:p>
          </table:table-cell>
        </table:table-row>
        <table:table-row table:style-name="ro1">
          <table:table-cell table:formula="of:=[$saleen_s7.E176]" office:value-type="float" office:value="15" calcext:value-type="float">
            <text:p>15</text:p>
          </table:table-cell>
          <table:table-cell table:formula="of:=[$saleen_s7.F176]" office:value-type="float" office:value="1.7887" calcext:value-type="float">
            <text:p>1.7887</text:p>
          </table:table-cell>
        </table:table-row>
        <table:table-row table:style-name="ro1">
          <table:table-cell table:formula="of:=[$saleen_s7.E177]" office:value-type="float" office:value="15" calcext:value-type="float">
            <text:p>15</text:p>
          </table:table-cell>
          <table:table-cell table:formula="of:=[$saleen_s7.F177]" office:value-type="float" office:value="1.7739" calcext:value-type="float">
            <text:p>1.7739</text:p>
          </table:table-cell>
        </table:table-row>
        <table:table-row table:style-name="ro1">
          <table:table-cell table:formula="of:=[$saleen_s7.E178]" office:value-type="float" office:value="15" calcext:value-type="float">
            <text:p>15</text:p>
          </table:table-cell>
          <table:table-cell table:formula="of:=[$saleen_s7.F178]" office:value-type="float" office:value="1.4638" calcext:value-type="float">
            <text:p>1.4638</text:p>
          </table:table-cell>
        </table:table-row>
        <table:table-row table:style-name="ro1">
          <table:table-cell table:formula="of:=[$saleen_s7.E179]" office:value-type="float" office:value="15" calcext:value-type="float">
            <text:p>15</text:p>
          </table:table-cell>
          <table:table-cell table:formula="of:=[$saleen_s7.F179]" office:value-type="float" office:value="1.4328" calcext:value-type="float">
            <text:p>1.4328</text:p>
          </table:table-cell>
        </table:table-row>
        <table:table-row table:style-name="ro1">
          <table:table-cell table:formula="of:=[$saleen_s7.E180]" office:value-type="float" office:value="15" calcext:value-type="float">
            <text:p>15</text:p>
          </table:table-cell>
          <table:table-cell table:formula="of:=[$saleen_s7.F180]" office:value-type="float" office:value="1.3422" calcext:value-type="float">
            <text:p>1.3422</text:p>
          </table:table-cell>
        </table:table-row>
        <table:table-row table:style-name="ro1">
          <table:table-cell table:formula="of:=[$saleen_s7.E181]" office:value-type="float" office:value="15" calcext:value-type="float">
            <text:p>15</text:p>
          </table:table-cell>
          <table:table-cell table:formula="of:=[$saleen_s7.F181]" office:value-type="float" office:value="1.3403" calcext:value-type="float">
            <text:p>1.3403</text:p>
          </table:table-cell>
        </table:table-row>
        <table:table-row table:style-name="ro1">
          <table:table-cell table:formula="of:=[$saleen_s7.E182]" office:value-type="float" office:value="15" calcext:value-type="float">
            <text:p>15</text:p>
          </table:table-cell>
          <table:table-cell table:formula="of:=[$saleen_s7.F182]" office:value-type="float" office:value="1.3381" calcext:value-type="float">
            <text:p>1.3381</text:p>
          </table:table-cell>
        </table:table-row>
        <table:table-row table:style-name="ro1">
          <table:table-cell table:formula="of:=[$saleen_s7.E183]" office:value-type="float" office:value="15" calcext:value-type="float">
            <text:p>15</text:p>
          </table:table-cell>
          <table:table-cell table:formula="of:=[$saleen_s7.F183]" office:value-type="float" office:value="1.336" calcext:value-type="float">
            <text:p>1.336</text:p>
          </table:table-cell>
        </table:table-row>
        <table:table-row table:style-name="ro1">
          <table:table-cell table:formula="of:=[$saleen_s7.E184]" office:value-type="float" office:value="15" calcext:value-type="float">
            <text:p>15</text:p>
          </table:table-cell>
          <table:table-cell table:formula="of:=[$saleen_s7.F184]" office:value-type="float" office:value="1.3341" calcext:value-type="float">
            <text:p>1.3341</text:p>
          </table:table-cell>
        </table:table-row>
        <table:table-row table:style-name="ro1">
          <table:table-cell table:formula="of:=[$saleen_s7.E185]" office:value-type="float" office:value="15" calcext:value-type="float">
            <text:p>15</text:p>
          </table:table-cell>
          <table:table-cell table:formula="of:=[$saleen_s7.F185]" office:value-type="float" office:value="1.3117" calcext:value-type="float">
            <text:p>1.3117</text:p>
          </table:table-cell>
        </table:table-row>
        <table:table-row table:style-name="ro1">
          <table:table-cell table:formula="of:=[$saleen_s7.E186]" office:value-type="float" office:value="15" calcext:value-type="float">
            <text:p>15</text:p>
          </table:table-cell>
          <table:table-cell table:formula="of:=[$saleen_s7.F186]" office:value-type="float" office:value="1.0432" calcext:value-type="float">
            <text:p>1.0432</text:p>
          </table:table-cell>
        </table:table-row>
        <table:table-row table:style-name="ro1">
          <table:table-cell table:formula="of:=[$saleen_s7.E187]" office:value-type="float" office:value="14.976" calcext:value-type="float">
            <text:p>14.976</text:p>
          </table:table-cell>
          <table:table-cell table:formula="of:=[$saleen_s7.F187]" office:value-type="float" office:value="0.87303" calcext:value-type="float">
            <text:p>0.87303</text:p>
          </table:table-cell>
        </table:table-row>
        <table:table-row table:style-name="ro1">
          <table:table-cell table:formula="of:=[$saleen_s7.E188]" office:value-type="float" office:value="14.975" calcext:value-type="float">
            <text:p>14.975</text:p>
          </table:table-cell>
          <table:table-cell table:formula="of:=[$saleen_s7.F188]" office:value-type="float" office:value="0.87065" calcext:value-type="float">
            <text:p>0.87065</text:p>
          </table:table-cell>
        </table:table-row>
        <table:table-row table:style-name="ro1">
          <table:table-cell table:formula="of:=[$saleen_s7.E189]" office:value-type="float" office:value="14.967" calcext:value-type="float">
            <text:p>14.967</text:p>
          </table:table-cell>
          <table:table-cell table:formula="of:=[$saleen_s7.F189]" office:value-type="float" office:value="0.87209" calcext:value-type="float">
            <text:p>0.87209</text:p>
          </table:table-cell>
        </table:table-row>
        <table:table-row table:style-name="ro1">
          <table:table-cell table:formula="of:=[$saleen_s7.E190]" office:value-type="float" office:value="14.959" calcext:value-type="float">
            <text:p>14.959</text:p>
          </table:table-cell>
          <table:table-cell table:formula="of:=[$saleen_s7.F190]" office:value-type="float" office:value="0.83525" calcext:value-type="float">
            <text:p>0.83525</text:p>
          </table:table-cell>
        </table:table-row>
        <table:table-row table:style-name="ro1">
          <table:table-cell table:formula="of:=[$saleen_s7.E191]" office:value-type="float" office:value="14.887" calcext:value-type="float">
            <text:p>14.887</text:p>
          </table:table-cell>
          <table:table-cell table:formula="of:=[$saleen_s7.F191]" office:value-type="float" office:value="0.87201" calcext:value-type="float">
            <text:p>0.87201</text:p>
          </table:table-cell>
        </table:table-row>
        <table:table-row table:style-name="ro1">
          <table:table-cell table:formula="of:=[$saleen_s7.E192]" office:value-type="float" office:value="14.872" calcext:value-type="float">
            <text:p>14.872</text:p>
          </table:table-cell>
          <table:table-cell table:formula="of:=[$saleen_s7.F192]" office:value-type="float" office:value="0.85934" calcext:value-type="float">
            <text:p>0.85934</text:p>
          </table:table-cell>
        </table:table-row>
        <table:table-row table:style-name="ro1">
          <table:table-cell table:formula="of:=[$saleen_s7.E193]" office:value-type="float" office:value="14.351" calcext:value-type="float">
            <text:p>14.351</text:p>
          </table:table-cell>
          <table:table-cell table:formula="of:=[$saleen_s7.F193]" office:value-type="float" office:value="0.64606" calcext:value-type="float">
            <text:p>0.64606</text:p>
          </table:table-cell>
        </table:table-row>
        <table:table-row table:style-name="ro1">
          <table:table-cell table:formula="of:=[$saleen_s7.E194]" office:value-type="float" office:value="14.31" calcext:value-type="float">
            <text:p>14.31</text:p>
          </table:table-cell>
          <table:table-cell table:formula="of:=[$saleen_s7.F194]" office:value-type="float" office:value="0.63341" calcext:value-type="float">
            <text:p>0.63341</text:p>
          </table:table-cell>
        </table:table-row>
        <table:table-row table:style-name="ro1">
          <table:table-cell table:formula="of:=[$saleen_s7.E195]" office:value-type="float" office:value="14.3" calcext:value-type="float">
            <text:p>14.3</text:p>
          </table:table-cell>
          <table:table-cell table:formula="of:=[$saleen_s7.F195]" office:value-type="float" office:value="0.62085" calcext:value-type="float">
            <text:p>0.62085</text:p>
          </table:table-cell>
        </table:table-row>
        <table:table-row table:style-name="ro1">
          <table:table-cell table:formula="of:=[$saleen_s7.E196]" office:value-type="float" office:value="14.142" calcext:value-type="float">
            <text:p>14.142</text:p>
          </table:table-cell>
          <table:table-cell table:formula="of:=[$saleen_s7.F196]" office:value-type="float" office:value="0.43316" calcext:value-type="float">
            <text:p>0.43316</text:p>
          </table:table-cell>
        </table:table-row>
        <table:table-row table:style-name="ro1">
          <table:table-cell table:formula="of:=[$saleen_s7.E197]" office:value-type="float" office:value="14.089" calcext:value-type="float">
            <text:p>14.089</text:p>
          </table:table-cell>
          <table:table-cell table:formula="of:=[$saleen_s7.F197]" office:value-type="float" office:value="0.43316" calcext:value-type="float">
            <text:p>0.43316</text:p>
          </table:table-cell>
        </table:table-row>
        <table:table-row table:style-name="ro1">
          <table:table-cell table:formula="of:=[$saleen_s7.E198]" office:value-type="float" office:value="13.297" calcext:value-type="float">
            <text:p>13.297</text:p>
          </table:table-cell>
          <table:table-cell table:formula="of:=[$saleen_s7.F198]" office:value-type="float" office:value="0.43297" calcext:value-type="float">
            <text:p>0.43297</text:p>
          </table:table-cell>
        </table:table-row>
        <table:table-row table:style-name="ro1">
          <table:table-cell table:formula="of:=[$saleen_s7.E199]" office:value-type="float" office:value="13.221" calcext:value-type="float">
            <text:p>13.221</text:p>
          </table:table-cell>
          <table:table-cell table:formula="of:=[$saleen_s7.F199]" office:value-type="float" office:value="0.44665" calcext:value-type="float">
            <text:p>0.44665</text:p>
          </table:table-cell>
        </table:table-row>
        <table:table-row table:style-name="ro1">
          <table:table-cell table:formula="of:=[$saleen_s7.E200]" office:value-type="float" office:value="13.216" calcext:value-type="float">
            <text:p>13.216</text:p>
          </table:table-cell>
          <table:table-cell table:formula="of:=[$saleen_s7.F200]" office:value-type="float" office:value="0.44762" calcext:value-type="float">
            <text:p>0.44762</text:p>
          </table:table-cell>
        </table:table-row>
        <table:table-row table:style-name="ro1">
          <table:table-cell table:formula="of:=[$saleen_s7.E201]" office:value-type="float" office:value="11.304" calcext:value-type="float">
            <text:p>11.304</text:p>
          </table:table-cell>
          <table:table-cell table:formula="of:=[$saleen_s7.F201]" office:value-type="float" office:value="0.2757" calcext:value-type="float">
            <text:p>0.2757</text:p>
          </table:table-cell>
        </table:table-row>
        <table:table-row table:style-name="ro1">
          <table:table-cell table:formula="of:=[$saleen_s7.E202]" office:value-type="float" office:value="11.23" calcext:value-type="float">
            <text:p>11.23</text:p>
          </table:table-cell>
          <table:table-cell table:formula="of:=[$saleen_s7.F202]" office:value-type="float" office:value="0.2691" calcext:value-type="float">
            <text:p>0.2691</text:p>
          </table:table-cell>
        </table:table-row>
        <table:table-row table:style-name="ro1">
          <table:table-cell table:formula="of:=[$saleen_s7.E203]" office:value-type="float" office:value="6.7649" calcext:value-type="float">
            <text:p>6.7649</text:p>
          </table:table-cell>
          <table:table-cell table:formula="of:=[$saleen_s7.F203]" office:value-type="float" office:value="0.28675" calcext:value-type="float">
            <text:p>0.28675</text:p>
          </table:table-cell>
        </table:table-row>
        <table:table-row table:style-name="ro1">
          <table:table-cell table:formula="of:=[$saleen_s7.E204]" office:value-type="float" office:value="6.7143" calcext:value-type="float">
            <text:p>6.7143</text:p>
          </table:table-cell>
          <table:table-cell table:formula="of:=[$saleen_s7.F204]" office:value-type="float" office:value="0.28684" calcext:value-type="float">
            <text:p>0.28684</text:p>
          </table:table-cell>
        </table:table-row>
        <table:table-row table:style-name="ro1">
          <table:table-cell table:formula="of:=[$saleen_s7.E205]" office:value-type="float" office:value="6.6936" calcext:value-type="float">
            <text:p>6.6936</text:p>
          </table:table-cell>
          <table:table-cell table:formula="of:=[$saleen_s7.F205]" office:value-type="float" office:value="0.28686" calcext:value-type="float">
            <text:p>0.28686</text:p>
          </table:table-cell>
        </table:table-row>
        <table:table-row table:style-name="ro1">
          <table:table-cell table:formula="of:=[$saleen_s7.E206]" office:value-type="float" office:value="6.6823" calcext:value-type="float">
            <text:p>6.6823</text:p>
          </table:table-cell>
          <table:table-cell table:formula="of:=[$saleen_s7.F206]" office:value-type="float" office:value="0.2869" calcext:value-type="float">
            <text:p>0.2869</text:p>
          </table:table-cell>
        </table:table-row>
        <table:table-row table:style-name="ro1">
          <table:table-cell table:formula="of:=[$saleen_s7.E207]" office:value-type="float" office:value="6.6697" calcext:value-type="float">
            <text:p>6.6697</text:p>
          </table:table-cell>
          <table:table-cell table:formula="of:=[$saleen_s7.F207]" office:value-type="float" office:value="0.28694" calcext:value-type="float">
            <text:p>0.28694</text:p>
          </table:table-cell>
        </table:table-row>
        <table:table-row table:style-name="ro1">
          <table:table-cell table:formula="of:=[$saleen_s7.E208]" office:value-type="float" office:value="6.658" calcext:value-type="float">
            <text:p>6.658</text:p>
          </table:table-cell>
          <table:table-cell table:formula="of:=[$saleen_s7.F208]" office:value-type="float" office:value="0.28703" calcext:value-type="float">
            <text:p>0.28703</text:p>
          </table:table-cell>
        </table:table-row>
        <table:table-row table:style-name="ro1">
          <table:table-cell table:formula="of:=[$saleen_s7.E209]" office:value-type="float" office:value="6.6357" calcext:value-type="float">
            <text:p>6.6357</text:p>
          </table:table-cell>
          <table:table-cell table:formula="of:=[$saleen_s7.F209]" office:value-type="float" office:value="0.28713" calcext:value-type="float">
            <text:p>0.28713</text:p>
          </table:table-cell>
        </table:table-row>
        <table:table-row table:style-name="ro1">
          <table:table-cell table:formula="of:=[$saleen_s7.E210]" office:value-type="float" office:value="4.0334" calcext:value-type="float">
            <text:p>4.0334</text:p>
          </table:table-cell>
          <table:table-cell table:formula="of:=[$saleen_s7.F210]" office:value-type="float" office:value="0.29203" calcext:value-type="float">
            <text:p>0.29203</text:p>
          </table:table-cell>
        </table:table-row>
        <table:table-row table:style-name="ro1">
          <table:table-cell table:formula="of:=[$saleen_s7.E211]" office:value-type="float" office:value="1.4314" calcext:value-type="float">
            <text:p>1.4314</text:p>
          </table:table-cell>
          <table:table-cell table:formula="of:=[$saleen_s7.F211]" office:value-type="float" office:value="0.29733" calcext:value-type="float">
            <text:p>0.29733</text:p>
          </table:table-cell>
        </table:table-row>
        <table:table-row table:style-name="ro1">
          <table:table-cell table:formula="of:=[$saleen_s7.E212]" office:value-type="float" office:value="1.3938" calcext:value-type="float">
            <text:p>1.3938</text:p>
          </table:table-cell>
          <table:table-cell table:formula="of:=[$saleen_s7.F212]" office:value-type="float" office:value="0.29741" calcext:value-type="float">
            <text:p>0.29741</text:p>
          </table:table-cell>
        </table:table-row>
        <table:table-row table:style-name="ro1">
          <table:table-cell table:formula="of:=[$saleen_s7.E213]" office:value-type="float" office:value="1.3717" calcext:value-type="float">
            <text:p>1.3717</text:p>
          </table:table-cell>
          <table:table-cell table:formula="of:=[$saleen_s7.F213]" office:value-type="float" office:value="0.2974" calcext:value-type="float">
            <text:p>0.2974</text:p>
          </table:table-cell>
        </table:table-row>
        <table:table-row table:style-name="ro1">
          <table:table-cell table:formula="of:=[$saleen_s7.E214]" office:value-type="float" office:value="1.3377" calcext:value-type="float">
            <text:p>1.3377</text:p>
          </table:table-cell>
          <table:table-cell table:formula="of:=[$saleen_s7.F214]" office:value-type="float" office:value="0.29725" calcext:value-type="float">
            <text:p>0.29725</text:p>
          </table:table-cell>
        </table:table-row>
        <table:table-row table:style-name="ro1">
          <table:table-cell table:formula="of:=[$saleen_s7.E215]" office:value-type="float" office:value="1.328" calcext:value-type="float">
            <text:p>1.328</text:p>
          </table:table-cell>
          <table:table-cell table:formula="of:=[$saleen_s7.F215]" office:value-type="float" office:value="0.29721" calcext:value-type="float">
            <text:p>0.29721</text:p>
          </table:table-cell>
        </table:table-row>
        <table:table-row table:style-name="ro1">
          <table:table-cell table:formula="of:=[$saleen_s7.E216]" office:value-type="float" office:value="1.3118" calcext:value-type="float">
            <text:p>1.3118</text:p>
          </table:table-cell>
          <table:table-cell table:formula="of:=[$saleen_s7.F216]" office:value-type="float" office:value="0.29715" calcext:value-type="float">
            <text:p>0.29715</text:p>
          </table:table-cell>
        </table:table-row>
      </table:table>
      <table:named-expressions/>
      <table:database-ranges>
        <table:database-range table:name="__Anonymous_Sheet_DB__0" table:target-range-address="saleen_s7.I178:saleen_s7.J18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31T21:22:15.047274137</dc:date>
    <meta:editing-duration>PT1H6M42S</meta:editing-duration>
    <meta:editing-cycles>15</meta:editing-cycles>
    <meta:generator>LibreOffice/6.4.7.2$Linux_X86_64 LibreOffice_project/40$Build-2</meta:generator>
    <meta:document-statistic meta:table-count="2" meta:cell-count="86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6.225cm" svg:height="21.543cm" xlink:href=".." xlink:type="simple" chart:class="chart:scatter" chart:style-name="ch1">
        <chart:plot-area chart:style-name="ch2" table:cell-range-address="saleen_s7.E1:saleen_s7.F270" svg:x="0.924cm" svg:y="0.43cm" svg:width="44.377cm" svg:height="20.683cm">
          <chartooo:coordinate-region svg:x="1.651cm" svg:y="0.629cm" svg:width="43.463cm" svg:height="19.8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aleen_s7.F1:saleen_s7.F270" chart:class="chart:scatter">
            <chart:domain table:cell-range-address="saleen_s7.E1:saleen_s7.E270"/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166">
                <text:p>0.40166</text:p>
                <draw:g>
                  <svg:desc>saleen_s7.E1:saleen_s7.E270</svg:desc>
                </draw:g>
              </table:table-cell>
              <table:table-cell office:value-type="float" office:value="0.29358">
                <text:p>0.29358</text:p>
                <draw:g>
                  <svg:desc>saleen_s7.F1:saleen_s7.F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932">
                <text:p>0.41932</text:p>
              </table:table-cell>
              <table:table-cell office:value-type="float" office:value="0.31434">
                <text:p>0.31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326">
                <text:p>0.42326</text:p>
              </table:table-cell>
              <table:table-cell office:value-type="float" office:value="0.31901">
                <text:p>0.3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1">
                <text:p>0.441</text:p>
              </table:table-cell>
              <table:table-cell office:value-type="float" office:value="0.32403">
                <text:p>0.32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402">
                <text:p>0.51402</text:p>
              </table:table-cell>
              <table:table-cell office:value-type="float" office:value="0.34478">
                <text:p>0.34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264">
                <text:p>0.77264</text:p>
              </table:table-cell>
              <table:table-cell office:value-type="float" office:value="0.34719">
                <text:p>0.34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664">
                <text:p>0.83664</text:p>
              </table:table-cell>
              <table:table-cell office:value-type="float" office:value="0.34765">
                <text:p>0.34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224">
                <text:p>0.82224</text:p>
              </table:table-cell>
              <table:table-cell office:value-type="float" office:value="0.40072">
                <text:p>0.40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7">
                <text:p>0.707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704">
                <text:p>0.70704</text:p>
              </table:table-cell>
              <table:table-cell office:value-type="float" office:value="0.85773">
                <text:p>0.85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63">
                <text:p>0.6763</text:p>
              </table:table-cell>
              <table:table-cell office:value-type="float" office:value="0.8576">
                <text:p>0.8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953">
                <text:p>0.49953</text:p>
              </table:table-cell>
              <table:table-cell office:value-type="float" office:value="0.85828">
                <text:p>0.85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55">
                <text:p>0.50055</text:p>
              </table:table-cell>
              <table:table-cell office:value-type="float" office:value="0.8576">
                <text:p>0.8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377">
                <text:p>0.49377</text:p>
              </table:table-cell>
              <table:table-cell office:value-type="float" office:value="0.86167">
                <text:p>0.86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818">
                <text:p>0.48818</text:p>
              </table:table-cell>
              <table:table-cell office:value-type="float" office:value="0.86624">
                <text:p>0.86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717">
                <text:p>0.48717</text:p>
              </table:table-cell>
              <table:table-cell office:value-type="float" office:value="0.86701">
                <text:p>0.86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786">
                <text:p>0.46786</text:p>
              </table:table-cell>
              <table:table-cell office:value-type="float" office:value="0.92223">
                <text:p>0.92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418">
                <text:p>0.46418</text:p>
              </table:table-cell>
              <table:table-cell office:value-type="float" office:value="0.93331">
                <text:p>0.93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653">
                <text:p>0.45653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773">
                <text:p>0.45773</text:p>
              </table:table-cell>
              <table:table-cell office:value-type="float" office:value="1.0587">
                <text:p>1.0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874">
                <text:p>0.45874</text:p>
              </table:table-cell>
              <table:table-cell office:value-type="float" office:value="1.0934">
                <text:p>1.09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16">
                <text:p>0.47116</text:p>
              </table:table-cell>
              <table:table-cell office:value-type="float" office:value="1.1626">
                <text:p>1.1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644">
                <text:p>0.47644</text:p>
              </table:table-cell>
              <table:table-cell office:value-type="float" office:value="1.1713">
                <text:p>1.1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733">
                <text:p>0.47733</text:p>
              </table:table-cell>
              <table:table-cell office:value-type="float" office:value="1.1728">
                <text:p>1.1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38">
                <text:p>0.4838</text:p>
              </table:table-cell>
              <table:table-cell office:value-type="float" office:value="1.1815">
                <text:p>1.1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496">
                <text:p>0.48496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595">
                <text:p>0.52595</text:p>
              </table:table-cell>
              <table:table-cell office:value-type="float" office:value="1.2349">
                <text:p>1.2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313">
                <text:p>0.53313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642">
                <text:p>0.61642</text:p>
              </table:table-cell>
              <table:table-cell office:value-type="float" office:value="1.2895">
                <text:p>1.2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64">
                <text:p>0.7364</text:p>
              </table:table-cell>
              <table:table-cell office:value-type="float" office:value="1.3576">
                <text:p>1.3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748">
                <text:p>0.73748</text:p>
              </table:table-cell>
              <table:table-cell office:value-type="float" office:value="1.3556">
                <text:p>1.3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389">
                <text:p>0.79389</text:p>
              </table:table-cell>
              <table:table-cell office:value-type="float" office:value="1.4072">
                <text:p>1.4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733">
                <text:p>0.84733</text:p>
              </table:table-cell>
              <table:table-cell office:value-type="float" office:value="1.4174">
                <text:p>1.4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809">
                <text:p>0.84809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7621">
                <text:p>0.87621</text:p>
              </table:table-cell>
              <table:table-cell office:value-type="float" office:value="1.4314">
                <text:p>1.43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76">
                <text:p>0.8776</text:p>
              </table:table-cell>
              <table:table-cell office:value-type="float" office:value="1.4321">
                <text:p>1.43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1">
                <text:p>0.901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822">
                <text:p>0.93822</text:p>
              </table:table-cell>
              <table:table-cell office:value-type="float" office:value="1.4654">
                <text:p>1.4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">
                <text:p>0.94</text:p>
              </table:table-cell>
              <table:table-cell office:value-type="float" office:value="1.4663">
                <text:p>1.4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924">
                <text:p>0.94924</text:p>
              </table:table-cell>
              <table:table-cell office:value-type="float" office:value="1.4711">
                <text:p>1.47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582">
                <text:p>1.0582</text:p>
              </table:table-cell>
              <table:table-cell office:value-type="float" office:value="1.5228">
                <text:p>1.5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398">
                <text:p>1.5398</text:p>
              </table:table-cell>
              <table:table-cell office:value-type="float" office:value="1.7527">
                <text:p>1.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316">
                <text:p>1.6316</text:p>
              </table:table-cell>
              <table:table-cell office:value-type="float" office:value="1.7864">
                <text:p>1.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613">
                <text:p>2.0613</text:p>
              </table:table-cell>
              <table:table-cell office:value-type="float" office:value="1.9438">
                <text:p>1.9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811">
                <text:p>2.1811</text:p>
              </table:table-cell>
              <table:table-cell office:value-type="float" office:value="1.9643">
                <text:p>1.9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78">
                <text:p>2.778</text:p>
              </table:table-cell>
              <table:table-cell office:value-type="float" office:value="2.0763">
                <text:p>2.0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329">
                <text:p>2.8329</text:p>
              </table:table-cell>
              <table:table-cell office:value-type="float" office:value="2.0827">
                <text:p>2.0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079">
                <text:p>3.1079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827">
                <text:p>3.3827</text:p>
              </table:table-cell>
              <table:table-cell office:value-type="float" office:value="2.1219">
                <text:p>2.1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372">
                <text:p>3.4372</text:p>
              </table:table-cell>
              <table:table-cell office:value-type="float" office:value="2.1259">
                <text:p>2.1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651">
                <text:p>3.4651</text:p>
              </table:table-cell>
              <table:table-cell office:value-type="float" office:value="2.2141">
                <text:p>2.2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625">
                <text:p>3.5625</text:p>
              </table:table-cell>
              <table:table-cell office:value-type="float" office:value="2.2722">
                <text:p>2.27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969">
                <text:p>3.5969</text:p>
              </table:table-cell>
              <table:table-cell office:value-type="float" office:value="2.2766">
                <text:p>2.27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275">
                <text:p>3.6275</text:p>
              </table:table-cell>
              <table:table-cell office:value-type="float" office:value="2.2796">
                <text:p>2.2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9244">
                <text:p>3.9244</text:p>
              </table:table-cell>
              <table:table-cell office:value-type="float" office:value="2.308">
                <text:p>2.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0184">
                <text:p>4.0184</text:p>
              </table:table-cell>
              <table:table-cell office:value-type="float" office:value="2.3148">
                <text:p>2.3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0258">
                <text:p>4.0258</text:p>
              </table:table-cell>
              <table:table-cell office:value-type="float" office:value="2.3152">
                <text:p>2.3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389">
                <text:p>4.0389</text:p>
              </table:table-cell>
              <table:table-cell office:value-type="float" office:value="2.311">
                <text:p>2.3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94">
                <text:p>4.194</text:p>
              </table:table-cell>
              <table:table-cell office:value-type="float" office:value="2.2592">
                <text:p>2.25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069">
                <text:p>4.2069</text:p>
              </table:table-cell>
              <table:table-cell office:value-type="float" office:value="2.2663">
                <text:p>2.2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528">
                <text:p>4.3528</text:p>
              </table:table-cell>
              <table:table-cell office:value-type="float" office:value="2.3486">
                <text:p>2.34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1257">
                <text:p>5.1257</text:p>
              </table:table-cell>
              <table:table-cell office:value-type="float" office:value="2.7526">
                <text:p>2.7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927">
                <text:p>5.1927</text:p>
              </table:table-cell>
              <table:table-cell office:value-type="float" office:value="2.7869">
                <text:p>2.7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6925">
                <text:p>5.6925</text:p>
              </table:table-cell>
              <table:table-cell office:value-type="float" office:value="2.9932">
                <text:p>2.9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7323">
                <text:p>5.7323</text:p>
              </table:table-cell>
              <table:table-cell office:value-type="float" office:value="3.0095">
                <text:p>3.0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28">
                <text:p>6.228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661">
                <text:p>6.2661</text:p>
              </table:table-cell>
              <table:table-cell office:value-type="float" office:value="3.1916">
                <text:p>3.1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807">
                <text:p>6.2807</text:p>
              </table:table-cell>
              <table:table-cell office:value-type="float" office:value="3.1953">
                <text:p>3.19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091">
                <text:p>6.5091</text:p>
              </table:table-cell>
              <table:table-cell office:value-type="float" office:value="3.2522">
                <text:p>3.2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13">
                <text:p>6.513</text:p>
              </table:table-cell>
              <table:table-cell office:value-type="float" office:value="3.253">
                <text:p>3.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553">
                <text:p>6.553</text:p>
              </table:table-cell>
              <table:table-cell office:value-type="float" office:value="3.2633">
                <text:p>3.26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696">
                <text:p>6.5696</text:p>
              </table:table-cell>
              <table:table-cell office:value-type="float" office:value="3.2669">
                <text:p>3.2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7222">
                <text:p>6.7222</text:p>
              </table:table-cell>
              <table:table-cell office:value-type="float" office:value="3.2996">
                <text:p>3.2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8734">
                <text:p>6.8734</text:p>
              </table:table-cell>
              <table:table-cell office:value-type="float" office:value="3.3035">
                <text:p>3.3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905">
                <text:p>6.8905</text:p>
              </table:table-cell>
              <table:table-cell office:value-type="float" office:value="3.3044">
                <text:p>3.30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0407">
                <text:p>7.0407</text:p>
              </table:table-cell>
              <table:table-cell office:value-type="float" office:value="3.2983">
                <text:p>3.29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8">
                <text:p>7.058</text:p>
              </table:table-cell>
              <table:table-cell office:value-type="float" office:value="3.2976">
                <text:p>3.2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0858">
                <text:p>7.0858</text:p>
              </table:table-cell>
              <table:table-cell office:value-type="float" office:value="3.2934">
                <text:p>3.29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11">
                <text:p>7.311</text:p>
              </table:table-cell>
              <table:table-cell office:value-type="float" office:value="3.2594">
                <text:p>3.2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685">
                <text:p>7.3685</text:p>
              </table:table-cell>
              <table:table-cell office:value-type="float" office:value="3.2594">
                <text:p>3.2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757">
                <text:p>7.3757</text:p>
              </table:table-cell>
              <table:table-cell office:value-type="float" office:value="3.2594">
                <text:p>3.2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31">
                <text:p>7.431</text:p>
              </table:table-cell>
              <table:table-cell office:value-type="float" office:value="3.2594">
                <text:p>3.2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4378">
                <text:p>7.4378</text:p>
              </table:table-cell>
              <table:table-cell office:value-type="float" office:value="3.2594">
                <text:p>3.2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874">
                <text:p>7.2874</text:p>
              </table:table-cell>
              <table:table-cell office:value-type="float" office:value="3.4134">
                <text:p>3.4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303">
                <text:p>7.2303</text:p>
              </table:table-cell>
              <table:table-cell office:value-type="float" office:value="3.4134">
                <text:p>3.41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252">
                <text:p>7.2252</text:p>
              </table:table-cell>
              <table:table-cell office:value-type="float" office:value="3.4134">
                <text:p>3.4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604">
                <text:p>7.1604</text:p>
              </table:table-cell>
              <table:table-cell office:value-type="float" office:value="3.4134">
                <text:p>3.4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621">
                <text:p>7.1621</text:p>
              </table:table-cell>
              <table:table-cell office:value-type="float" office:value="3.4148">
                <text:p>3.4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691">
                <text:p>7.1691</text:p>
              </table:table-cell>
              <table:table-cell office:value-type="float" office:value="3.4248">
                <text:p>3.4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1832">
                <text:p>7.1832</text:p>
              </table:table-cell>
              <table:table-cell office:value-type="float" office:value="3.4299">
                <text:p>3.4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175">
                <text:p>7.2175</text:p>
              </table:table-cell>
              <table:table-cell office:value-type="float" office:value="3.4327">
                <text:p>3.4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6851">
                <text:p>7.6851</text:p>
              </table:table-cell>
              <table:table-cell office:value-type="float" office:value="3.4694">
                <text:p>3.46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7241">
                <text:p>7.7241</text:p>
              </table:table-cell>
              <table:table-cell office:value-type="float" office:value="3.4676">
                <text:p>3.46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2545">
                <text:p>8.2545</text:p>
              </table:table-cell>
              <table:table-cell office:value-type="float" office:value="3.4458">
                <text:p>3.4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5331">
                <text:p>8.533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541">
                <text:p>8.541</text:p>
              </table:table-cell>
              <table:table-cell office:value-type="float" office:value="3.4192">
                <text:p>3.4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5412">
                <text:p>8.5412</text:p>
              </table:table-cell>
              <table:table-cell office:value-type="float" office:value="3.4192">
                <text:p>3.4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5539">
                <text:p>8.5539</text:p>
              </table:table-cell>
              <table:table-cell office:value-type="float" office:value="3.4181">
                <text:p>3.41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5543">
                <text:p>8.5543</text:p>
              </table:table-cell>
              <table:table-cell office:value-type="float" office:value="3.4179">
                <text:p>3.4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6539">
                <text:p>8.6539</text:p>
              </table:table-cell>
              <table:table-cell office:value-type="float" office:value="3.4062">
                <text:p>3.40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8463">
                <text:p>8.8463</text:p>
              </table:table-cell>
              <table:table-cell office:value-type="float" office:value="3.3836">
                <text:p>3.38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678">
                <text:p>8.8678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3629">
                <text:p>9.3629</text:p>
              </table:table-cell>
              <table:table-cell office:value-type="float" office:value="3.3186">
                <text:p>3.3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3997">
                <text:p>9.3997</text:p>
              </table:table-cell>
              <table:table-cell office:value-type="float" office:value="3.3139">
                <text:p>3.3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7184">
                <text:p>9.7184</text:p>
              </table:table-cell>
              <table:table-cell office:value-type="float" office:value="3.2662">
                <text:p>3.2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436">
                <text:p>9.7436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7456">
                <text:p>9.7456</text:p>
              </table:table-cell>
              <table:table-cell office:value-type="float" office:value="3.2621">
                <text:p>3.26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8178">
                <text:p>9.817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8207">
                <text:p>9.8207</text:p>
              </table:table-cell>
              <table:table-cell office:value-type="float" office:value="3.2496">
                <text:p>3.2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8216">
                <text:p>9.8216</text:p>
              </table:table-cell>
              <table:table-cell office:value-type="float" office:value="3.2495">
                <text:p>3.2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8335">
                <text:p>9.8335</text:p>
              </table:table-cell>
              <table:table-cell office:value-type="float" office:value="3.2488">
                <text:p>3.24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9652">
                <text:p>9.9652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9751">
                <text:p>9.9751</text:p>
              </table:table-cell>
              <table:table-cell office:value-type="float" office:value="3.2242">
                <text:p>3.2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014">
                <text:p>10.014</text:p>
              </table:table-cell>
              <table:table-cell office:value-type="float" office:value="3.2171">
                <text:p>3.21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539">
                <text:p>10.539</text:p>
              </table:table-cell>
              <table:table-cell office:value-type="float" office:value="3.1143">
                <text:p>3.11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132">
                <text:p>11.132</text:p>
              </table:table-cell>
              <table:table-cell office:value-type="float" office:value="3.008">
                <text:p>3.0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177">
                <text:p>11.177</text:p>
              </table:table-cell>
              <table:table-cell office:value-type="float" office:value="2.9998">
                <text:p>2.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23">
                <text:p>11.23</text:p>
              </table:table-cell>
              <table:table-cell office:value-type="float" office:value="2.9903">
                <text:p>2.9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08">
                <text:p>11.908</text:p>
              </table:table-cell>
              <table:table-cell office:value-type="float" office:value="2.8706">
                <text:p>2.87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88">
                <text:p>11.988</text:p>
              </table:table-cell>
              <table:table-cell office:value-type="float" office:value="2.8571">
                <text:p>2.85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874">
                <text:p>12.874</text:p>
              </table:table-cell>
              <table:table-cell office:value-type="float" office:value="2.7063">
                <text:p>2.70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894">
                <text:p>12.894</text:p>
              </table:table-cell>
              <table:table-cell office:value-type="float" office:value="2.7057">
                <text:p>2.7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051">
                <text:p>13.051</text:p>
              </table:table-cell>
              <table:table-cell office:value-type="float" office:value="2.7004">
                <text:p>2.7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058">
                <text:p>13.058</text:p>
              </table:table-cell>
              <table:table-cell office:value-type="float" office:value="2.7003">
                <text:p>2.7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083">
                <text:p>13.083</text:p>
              </table:table-cell>
              <table:table-cell office:value-type="float" office:value="2.6993">
                <text:p>2.69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14">
                <text:p>13.514</text:p>
              </table:table-cell>
              <table:table-cell office:value-type="float" office:value="2.6823">
                <text:p>2.68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525">
                <text:p>13.525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533">
                <text:p>13.533</text:p>
              </table:table-cell>
              <table:table-cell office:value-type="float" office:value="2.6815">
                <text:p>2.6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544">
                <text:p>13.544</text:p>
              </table:table-cell>
              <table:table-cell office:value-type="float" office:value="2.681">
                <text:p>2.6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552">
                <text:p>13.552</text:p>
              </table:table-cell>
              <table:table-cell office:value-type="float" office:value="2.6805">
                <text:p>2.6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562">
                <text:p>13.562</text:p>
              </table:table-cell>
              <table:table-cell office:value-type="float" office:value="2.6799">
                <text:p>2.67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938">
                <text:p>13.938</text:p>
              </table:table-cell>
              <table:table-cell office:value-type="float" office:value="2.6587">
                <text:p>2.6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947">
                <text:p>13.947</text:p>
              </table:table-cell>
              <table:table-cell office:value-type="float" office:value="2.6582">
                <text:p>2.6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957">
                <text:p>13.957</text:p>
              </table:table-cell>
              <table:table-cell office:value-type="float" office:value="2.6576">
                <text:p>2.65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965">
                <text:p>13.965</text:p>
              </table:table-cell>
              <table:table-cell office:value-type="float" office:value="2.6572">
                <text:p>2.65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976">
                <text:p>13.976</text:p>
              </table:table-cell>
              <table:table-cell office:value-type="float" office:value="2.6564">
                <text:p>2.65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984">
                <text:p>13.984</text:p>
              </table:table-cell>
              <table:table-cell office:value-type="float" office:value="2.6559">
                <text:p>2.65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246">
                <text:p>14.246</text:p>
              </table:table-cell>
              <table:table-cell office:value-type="float" office:value="2.637">
                <text:p>2.6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256">
                <text:p>14.256</text:p>
              </table:table-cell>
              <table:table-cell office:value-type="float" office:value="2.6362">
                <text:p>2.63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265">
                <text:p>14.265</text:p>
              </table:table-cell>
              <table:table-cell office:value-type="float" office:value="2.6356">
                <text:p>2.6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37">
                <text:p>14.37</text:p>
              </table:table-cell>
              <table:table-cell office:value-type="float" office:value="2.628">
                <text:p>2.6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381">
                <text:p>14.381</text:p>
              </table:table-cell>
              <table:table-cell office:value-type="float" office:value="2.6272">
                <text:p>2.62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88">
                <text:p>14.388</text:p>
              </table:table-cell>
              <table:table-cell office:value-type="float" office:value="2.6266">
                <text:p>2.62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99">
                <text:p>14.399</text:p>
              </table:table-cell>
              <table:table-cell office:value-type="float" office:value="2.6257">
                <text:p>2.62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19">
                <text:p>14.519</text:p>
              </table:table-cell>
              <table:table-cell office:value-type="float" office:value="2.6143">
                <text:p>2.6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24">
                <text:p>14.524</text:p>
              </table:table-cell>
              <table:table-cell office:value-type="float" office:value="2.6135">
                <text:p>2.61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69">
                <text:p>14.569</text:p>
              </table:table-cell>
              <table:table-cell office:value-type="float" office:value="2.6072">
                <text:p>2.6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176">
                <text:p>15.176</text:p>
              </table:table-cell>
              <table:table-cell office:value-type="float" office:value="2.5446">
                <text:p>2.54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186">
                <text:p>15.186</text:p>
              </table:table-cell>
              <table:table-cell office:value-type="float" office:value="2.5394">
                <text:p>2.53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231">
                <text:p>15.231</text:p>
              </table:table-cell>
              <table:table-cell office:value-type="float" office:value="2.4773">
                <text:p>2.47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235">
                <text:p>15.235</text:p>
              </table:table-cell>
              <table:table-cell office:value-type="float" office:value="2.4728">
                <text:p>2.4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34">
                <text:p>15.234</text:p>
              </table:table-cell>
              <table:table-cell office:value-type="float" office:value="2.4725">
                <text:p>2.47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32">
                <text:p>15.232</text:p>
              </table:table-cell>
              <table:table-cell office:value-type="float" office:value="2.4672">
                <text:p>2.46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05">
                <text:p>15.205</text:p>
              </table:table-cell>
              <table:table-cell office:value-type="float" office:value="2.4669">
                <text:p>2.46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218">
                <text:p>15.218</text:p>
              </table:table-cell>
              <table:table-cell office:value-type="float" office:value="2.4669">
                <text:p>2.46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219">
                <text:p>15.219</text:p>
              </table:table-cell>
              <table:table-cell office:value-type="float" office:value="2.4669">
                <text:p>2.4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017">
                <text:p>15.017</text:p>
              </table:table-cell>
              <table:table-cell office:value-type="float" office:value="2.4637">
                <text:p>2.46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018">
                <text:p>15.018</text:p>
              </table:table-cell>
              <table:table-cell office:value-type="float" office:value="2.4309">
                <text:p>2.4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019">
                <text:p>15.019</text:p>
              </table:table-cell>
              <table:table-cell office:value-type="float" office:value="2.3866">
                <text:p>2.38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199">
                <text:p>15.199</text:p>
              </table:table-cell>
              <table:table-cell office:value-type="float" office:value="2.3872">
                <text:p>2.3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199">
                <text:p>15.199</text:p>
              </table:table-cell>
              <table:table-cell office:value-type="float" office:value="2.3773">
                <text:p>2.37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019">
                <text:p>15.019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21">
                <text:p>15.021</text:p>
              </table:table-cell>
              <table:table-cell office:value-type="float" office:value="2.253">
                <text:p>2.2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99">
                <text:p>15.199</text:p>
              </table:table-cell>
              <table:table-cell office:value-type="float" office:value="2.253">
                <text:p>2.2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199">
                <text:p>15.199</text:p>
              </table:table-cell>
              <table:table-cell office:value-type="float" office:value="2.239">
                <text:p>2.2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021">
                <text:p>15.021</text:p>
              </table:table-cell>
              <table:table-cell office:value-type="float" office:value="2.2389">
                <text:p>2.23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0232">
                <text:p>15.0232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199">
                <text:p>15.199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199">
                <text:p>15.199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023">
                <text:p>15.023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025">
                <text:p>15.025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386">
                <text:p>15.386</text:p>
              </table:table-cell>
              <table:table-cell office:value-type="float" office:value="2.0315">
                <text:p>2.03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356">
                <text:p>15.356</text:p>
              </table:table-cell>
              <table:table-cell office:value-type="float" office:value="1.8326">
                <text:p>1.83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999">
                <text:p>14.999</text:p>
              </table:table-cell>
              <table:table-cell office:value-type="float" office:value="1.8289">
                <text:p>1.8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">
                <text:p>15</text:p>
              </table:table-cell>
              <table:table-cell office:value-type="float" office:value="1.8106">
                <text:p>1.81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  <table:table-cell office:value-type="float" office:value="1.7887">
                <text:p>1.78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1.7739">
                <text:p>1.77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">
                <text:p>15</text:p>
              </table:table-cell>
              <table:table-cell office:value-type="float" office:value="1.4638">
                <text:p>1.46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">
                <text:p>15</text:p>
              </table:table-cell>
              <table:table-cell office:value-type="float" office:value="1.4328">
                <text:p>1.4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1.3422">
                <text:p>1.34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  <table:table-cell office:value-type="float" office:value="1.3403">
                <text:p>1.34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">
                <text:p>15</text:p>
              </table:table-cell>
              <table:table-cell office:value-type="float" office:value="1.3381">
                <text:p>1.33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">
                <text:p>15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">
                <text:p>15</text:p>
              </table:table-cell>
              <table:table-cell office:value-type="float" office:value="1.3341">
                <text:p>1.33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  <table:table-cell office:value-type="float" office:value="1.3117">
                <text:p>1.31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">
                <text:p>15</text:p>
              </table:table-cell>
              <table:table-cell office:value-type="float" office:value="1.0432">
                <text:p>1.04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976">
                <text:p>14.976</text:p>
              </table:table-cell>
              <table:table-cell office:value-type="float" office:value="0.87303">
                <text:p>0.87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975">
                <text:p>14.975</text:p>
              </table:table-cell>
              <table:table-cell office:value-type="float" office:value="0.87065">
                <text:p>0.870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967">
                <text:p>14.967</text:p>
              </table:table-cell>
              <table:table-cell office:value-type="float" office:value="0.87209">
                <text:p>0.872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959">
                <text:p>14.959</text:p>
              </table:table-cell>
              <table:table-cell office:value-type="float" office:value="0.83525">
                <text:p>0.835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887">
                <text:p>14.887</text:p>
              </table:table-cell>
              <table:table-cell office:value-type="float" office:value="0.87201">
                <text:p>0.872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872">
                <text:p>14.872</text:p>
              </table:table-cell>
              <table:table-cell office:value-type="float" office:value="0.85934">
                <text:p>0.859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351">
                <text:p>14.351</text:p>
              </table:table-cell>
              <table:table-cell office:value-type="float" office:value="0.64606">
                <text:p>0.646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31">
                <text:p>14.31</text:p>
              </table:table-cell>
              <table:table-cell office:value-type="float" office:value="0.63341">
                <text:p>0.63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3">
                <text:p>14.3</text:p>
              </table:table-cell>
              <table:table-cell office:value-type="float" office:value="0.62085">
                <text:p>0.620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142">
                <text:p>14.142</text:p>
              </table:table-cell>
              <table:table-cell office:value-type="float" office:value="0.43316">
                <text:p>0.433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089">
                <text:p>14.089</text:p>
              </table:table-cell>
              <table:table-cell office:value-type="float" office:value="0.43316">
                <text:p>0.433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297">
                <text:p>13.297</text:p>
              </table:table-cell>
              <table:table-cell office:value-type="float" office:value="0.43297">
                <text:p>0.432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221">
                <text:p>13.221</text:p>
              </table:table-cell>
              <table:table-cell office:value-type="float" office:value="0.44665">
                <text:p>0.446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216">
                <text:p>13.216</text:p>
              </table:table-cell>
              <table:table-cell office:value-type="float" office:value="0.44762">
                <text:p>0.447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304">
                <text:p>11.304</text:p>
              </table:table-cell>
              <table:table-cell office:value-type="float" office:value="0.2757">
                <text:p>0.27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23">
                <text:p>11.23</text:p>
              </table:table-cell>
              <table:table-cell office:value-type="float" office:value="0.2691">
                <text:p>0.26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49">
                <text:p>6.7649</text:p>
              </table:table-cell>
              <table:table-cell office:value-type="float" office:value="0.28675">
                <text:p>0.28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7143">
                <text:p>6.7143</text:p>
              </table:table-cell>
              <table:table-cell office:value-type="float" office:value="0.28684">
                <text:p>0.286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6936">
                <text:p>6.6936</text:p>
              </table:table-cell>
              <table:table-cell office:value-type="float" office:value="0.28686">
                <text:p>0.286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6823">
                <text:p>6.6823</text:p>
              </table:table-cell>
              <table:table-cell office:value-type="float" office:value="0.2869">
                <text:p>0.28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6697">
                <text:p>6.6697</text:p>
              </table:table-cell>
              <table:table-cell office:value-type="float" office:value="0.28694">
                <text:p>0.286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658">
                <text:p>6.658</text:p>
              </table:table-cell>
              <table:table-cell office:value-type="float" office:value="0.28703">
                <text:p>0.287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6357">
                <text:p>6.6357</text:p>
              </table:table-cell>
              <table:table-cell office:value-type="float" office:value="0.28713">
                <text:p>0.287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0334">
                <text:p>4.0334</text:p>
              </table:table-cell>
              <table:table-cell office:value-type="float" office:value="0.29203">
                <text:p>0.29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314">
                <text:p>1.4314</text:p>
              </table:table-cell>
              <table:table-cell office:value-type="float" office:value="0.29733">
                <text:p>0.297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938">
                <text:p>1.3938</text:p>
              </table:table-cell>
              <table:table-cell office:value-type="float" office:value="0.29741">
                <text:p>0.297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717">
                <text:p>1.3717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377">
                <text:p>1.3377</text:p>
              </table:table-cell>
              <table:table-cell office:value-type="float" office:value="0.29725">
                <text:p>0.297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28">
                <text:p>1.328</text:p>
              </table:table-cell>
              <table:table-cell office:value-type="float" office:value="0.29721">
                <text:p>0.297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118">
                <text:p>1.3118</text:p>
              </table:table-cell>
              <table:table-cell office:value-type="float" office:value="0.29715">
                <text:p>0.297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455cm" svg:height="21.068cm" xlink:href=".." xlink:type="simple" chart:class="chart:scatter" chart:style-name="ch1">
        <chart:plot-area chart:style-name="ch2" table:cell-range-address="saleen_s7.E188:saleen_s7.F195" svg:x="0.858cm" svg:y="0.42cm" svg:width="35.956cm" svg:height="20.225cm">
          <chartooo:coordinate-region svg:x="1.585cm" svg:y="0.619cm" svg:width="34.897cm" svg:height="19.3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aleen_s7.F188:saleen_s7.F195" chart:class="chart:scatter">
            <chart:domain table:cell-range-address="saleen_s7.E188:saleen_s7.E195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75">
                <text:p>14.975</text:p>
                <draw:g>
                  <svg:desc>saleen_s7.E188:saleen_s7.E195</svg:desc>
                </draw:g>
              </table:table-cell>
              <table:table-cell office:value-type="float" office:value="0.87065">
                <text:p>0.87065</text:p>
                <draw:g>
                  <svg:desc>saleen_s7.F188:saleen_s7.F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67">
                <text:p>14.967</text:p>
              </table:table-cell>
              <table:table-cell office:value-type="float" office:value="0.87209">
                <text:p>0.87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59">
                <text:p>14.959</text:p>
              </table:table-cell>
              <table:table-cell office:value-type="float" office:value="0.83525">
                <text:p>0.8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87">
                <text:p>14.887</text:p>
              </table:table-cell>
              <table:table-cell office:value-type="float" office:value="0.87201">
                <text:p>0.87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72">
                <text:p>14.872</text:p>
              </table:table-cell>
              <table:table-cell office:value-type="float" office:value="0.85934">
                <text:p>0.85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351">
                <text:p>14.351</text:p>
              </table:table-cell>
              <table:table-cell office:value-type="float" office:value="0.64606">
                <text:p>0.64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1">
                <text:p>14.31</text:p>
              </table:table-cell>
              <table:table-cell office:value-type="float" office:value="0.63341">
                <text:p>0.63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3">
                <text:p>14.3</text:p>
              </table:table-cell>
              <table:table-cell office:value-type="float" office:value="0.62085">
                <text:p>0.62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